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  <style:map style:condition="cell-content()=&quot;true&quot;" style:apply-style-name="Green" style:base-cell-address="xp4.J1"/>
      <style:map style:condition="cell-content()=&quot;false&quot;" style:apply-style-name="Red" style:base-cell-address="xp4.J1"/>
    </style:style>
    <style:style style:name="ce4" style:family="table-cell" style:parent-style-name="Default" style:data-style-name="N100">
      <style:text-properties fo:color="#000000"/>
      <style:map style:condition="cell-content()=&quot;true&quot;" style:apply-style-name="Green" style:base-cell-address="xp4.J1"/>
      <style:map style:condition="cell-content()=&quot;false&quot;" style:apply-style-name="Red" style:base-cell-address="xp4.J1"/>
    </style:style>
    <style:style style:name="ce5" style:family="table-cell" style:parent-style-name="Default">
      <style:text-properties fo:color="#000000"/>
      <style:map style:condition="cell-content()=&quot;true&quot;" style:apply-style-name="Green" style:base-cell-address="xp4.J1"/>
      <style:map style:condition="cell-content()=&quot;false&quot;" style:apply-style-name="Red" style:base-cell-address="xp4.J1"/>
    </style:style>
    <style:style style:name="ce6" style:family="table-cell" style:parent-style-name="Default">
      <style:text-properties fo:font-weight="bold" style:font-weight-asian="bold" style:font-weight-complex="bold"/>
      <style:map style:condition="cell-content()=&quot;LDF&quot;" style:apply-style-name="LDF" style:base-cell-address="xp4.L1"/>
      <style:map style:condition="cell-content()=&quot;ZZ&quot;" style:apply-style-name="ZZ" style:base-cell-address="xp4.L1"/>
    </style:style>
    <style:style style:name="ce7" style:family="table-cell" style:parent-style-name="Default">
      <style:map style:condition="cell-content()=&quot;LDF&quot;" style:apply-style-name="LDF" style:base-cell-address="xp4.L1"/>
      <style:map style:condition="cell-content()=&quot;ZZ&quot;" style:apply-style-name="ZZ" style:base-cell-address="xp4.L1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"/>
    <style:style style:name="ce10" style:family="table-cell" style:parent-style-name="Default"/>
    <style:style style:name="ce11" style:family="table-cell" style:parent-style-name="Default" style:data-style-name="N2"/>
    <style:style style:name="ce12" style:family="table-cell" style:parent-style-name="Default" style:data-style-name="N2"/>
    <style:style style:name="ce13" style:family="table-cell" style:parent-style-name="Default" style:data-style-name="N11"/>
  </office:automatic-styles>
  <office:body>
    <office:spreadsheet>
      <table:calculation-settings table:automatic-find-labels="false"/>
      <table:table table:name="xp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ce2"/>
        <table:table-column table:style-name="co6" table:default-cell-style-name="ce5"/>
        <table:table-column table:style-name="co7" table:default-cell-style-name="Default"/>
        <table:table-column table:style-name="co8" table:default-cell-style-name="ce7"/>
        <table:table-column table:style-name="co8" table:default-cell-style-name="ce10"/>
        <table:table-column table:style-name="co8" table:default-cell-style-name="ce12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Query Number</text:p>
          </table:table-cell>
          <table:table-cell table:style-name="ce1" office:value-type="string" calcext:value-type="string">
            <text:p><text:s/>LDF Time 1 (ms)</text:p>
          </table:table-cell>
          <table:table-cell table:style-name="ce1" office:value-type="string" calcext:value-type="string">
            <text:p><text:s/>LDF Time 2 (ms)</text:p>
          </table:table-cell>
          <table:table-cell table:style-name="ce1" office:value-type="string" calcext:value-type="string">
            <text:p><text:s/>LDF Time 3 (ms)</text:p>
          </table:table-cell>
          <table:table-cell table:style-name="ce1" office:value-type="string" calcext:value-type="string">
            <text:p><text:s/>LDF Time AVG (ms)</text:p>
          </table:table-cell>
          <table:table-cell table:style-name="ce1" office:value-type="string" calcext:value-type="string">
            <text:p><text:s/>ZZ Time 1 (ms)</text:p>
          </table:table-cell>
          <table:table-cell table:style-name="ce1" office:value-type="string" calcext:value-type="string">
            <text:p><text:s/>ZZ Time 2 (ms)</text:p>
          </table:table-cell>
          <table:table-cell table:style-name="ce1" office:value-type="string" calcext:value-type="string">
            <text:p><text:s/>ZZ Time 3 (ms)</text:p>
          </table:table-cell>
          <table:table-cell table:style-name="ce1" office:value-type="string" calcext:value-type="string">
            <text:p><text:s/>ZZ Time AVG (ms)</text:p>
          </table:table-cell>
          <table:table-cell table:style-name="ce3" office:value-type="string" calcext:value-type="string">
            <text:p><text:s/>Sound &amp; Complete</text:p>
          </table:table-cell>
          <table:table-cell table:style-name="ce1" office:value-type="string" calcext:value-type="string">
            <text:p><text:s/>ZZ Server Calls</text:p>
          </table:table-cell>
          <table:table-cell table:style-name="ce6" office:value-type="string" calcext:value-type="string">
            <text:p>ZZ or LDF ?</text:p>
          </table:table-cell>
          <table:table-cell table:style-name="ce8" office:value-type="string" calcext:value-type="string">
            <text:p>Diff %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Win ?</text:p>
          </table:table-cell>
          <table:table-cell table:style-name="ce1" office:value-type="string" calcext:value-type="string">
            <text:p>Win &amp; ZZ</text:p>
          </table:table-cell>
          <table:table-cell table:number-columns-repeated="2"/>
          <table:table-cell table:style-name="ce1" office:value-type="string" calcext:value-type="string">
            <text:p>Win Rate</text:p>
          </table:table-cell>
          <table:table-cell table:style-name="ce1" office:value-type="string" calcext:value-type="string">
            <text:p>ZZ Win Rate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float" office:value="96829" calcext:value-type="float">
            <text:p>96829</text:p>
          </table:table-cell>
          <table:table-cell office:value-type="float" office:value="95062" calcext:value-type="float">
            <text:p>95062</text:p>
          </table:table-cell>
          <table:table-cell office:value-type="float" office:value="96238" calcext:value-type="float">
            <text:p>96238</text:p>
          </table:table-cell>
          <table:table-cell table:formula="of:=AVERAGE([.B2:.D2])" office:value-type="float" office:value="96043" calcext:value-type="float">
            <text:p>96043.00</text:p>
          </table:table-cell>
          <table:table-cell office:value-type="float" office:value="95492" calcext:value-type="float">
            <text:p>95492</text:p>
          </table:table-cell>
          <table:table-cell office:value-type="float" office:value="96075" calcext:value-type="float">
            <text:p>96075</text:p>
          </table:table-cell>
          <table:table-cell office:value-type="float" office:value="94596" calcext:value-type="float">
            <text:p>94596</text:p>
          </table:table-cell>
          <table:table-cell table:formula="of:=AVERAGE([.F2:.H2])" office:value-type="float" office:value="95387.6666666667" calcext:value-type="float">
            <text:p>95387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2];&quot;ZZ&quot;;&quot;LDF&quot;)" office:value-type="string" office:string-value="LDF" calcext:value-type="string">
            <text:p>LDF</text:p>
          </table:table-cell>
          <table:table-cell table:style-name="ce9" table:formula="of:=([.E2]-[.I2])/[.E2]" office:value-type="percentage" office:value="0.00682333260449308" calcext:value-type="percentage">
            <text:p>0.68%</text:p>
          </table:table-cell>
          <table:table-cell table:style-name="ce11" table:formula="of:=([.E2]-[.I2])" office:value-type="float" office:value="655.333333333329" calcext:value-type="float">
            <text:p>655.33</text:p>
          </table:table-cell>
          <table:table-cell table:formula="of:=IF(([.N2]&gt;-100);1;0)" office:value-type="float" office:value="1" calcext:value-type="float">
            <text:p>1</text:p>
          </table:table-cell>
          <table:table-cell table:formula="of:=IF(AND([.O2];[.L2]=&quot;ZZ&quot;);1;0)" office:value-type="float" office:value="0" calcext:value-type="float">
            <text:p>0</text:p>
          </table:table-cell>
          <table:table-cell table:number-columns-repeated="2"/>
          <table:table-cell table:style-name="ce13" table:formula="of:=SUM([.O2:.O139])/138" office:value-type="percentage" office:value="1" calcext:value-type="percentage">
            <text:p>100.00%</text:p>
          </table:table-cell>
          <table:table-cell table:style-name="ce13" table:formula="of:=COUNTIF([.P2:.P139];1)/COUNTIF([.L2:.L139];&quot;ZZ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float" office:value="50854" calcext:value-type="float">
            <text:p>50854</text:p>
          </table:table-cell>
          <table:table-cell office:value-type="float" office:value="50199" calcext:value-type="float">
            <text:p>50199</text:p>
          </table:table-cell>
          <table:table-cell office:value-type="float" office:value="49999" calcext:value-type="float">
            <text:p>49999</text:p>
          </table:table-cell>
          <table:table-cell table:formula="of:=AVERAGE([.B3:.D3])" office:value-type="float" office:value="50350.6666666667" calcext:value-type="float">
            <text:p>50350.67</text:p>
          </table:table-cell>
          <table:table-cell office:value-type="float" office:value="49509" calcext:value-type="float">
            <text:p>49509</text:p>
          </table:table-cell>
          <table:table-cell office:value-type="float" office:value="49731" calcext:value-type="float">
            <text:p>49731</text:p>
          </table:table-cell>
          <table:table-cell office:value-type="float" office:value="49827" calcext:value-type="float">
            <text:p>49827</text:p>
          </table:table-cell>
          <table:table-cell table:formula="of:=AVERAGE([.F3:.H3])" office:value-type="float" office:value="49689" calcext:value-type="float">
            <text:p>49689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3];&quot;ZZ&quot;;&quot;LDF&quot;)" office:value-type="string" office:string-value="LDF" calcext:value-type="string">
            <text:p>LDF</text:p>
          </table:table-cell>
          <table:table-cell table:style-name="ce9" table:formula="of:=([.E3]-[.I3])/[.E3]" office:value-type="percentage" office:value="0.0131411699282366" calcext:value-type="percentage">
            <text:p>1.31%</text:p>
          </table:table-cell>
          <table:table-cell table:style-name="ce11" table:formula="of:=([.E3]-[.I3])" office:value-type="float" office:value="661.666666666664" calcext:value-type="float">
            <text:p>661.67</text:p>
          </table:table-cell>
          <table:table-cell table:formula="of:=IF(([.N3]&gt;-100);1;0)" office:value-type="float" office:value="1" calcext:value-type="float">
            <text:p>1</text:p>
          </table:table-cell>
          <table:table-cell table:formula="of:=IF(AND([.O3];[.L3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formula="of:=AVERAGE([.B4:.D4])" office:value-type="float" office:value="253.666666666667" calcext:value-type="float">
            <text:p>253.67</text:p>
          </table:table-cell>
          <table:table-cell office:value-type="float" office:value="243" calcext:value-type="float">
            <text:p>243</text:p>
          </table:table-cell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table:formula="of:=AVERAGE([.F4:.H4])" office:value-type="float" office:value="235.666666666667" calcext:value-type="float">
            <text:p>235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4];&quot;ZZ&quot;;&quot;LDF&quot;)" office:value-type="string" office:string-value="ZZ" calcext:value-type="string">
            <text:p>ZZ</text:p>
          </table:table-cell>
          <table:table-cell table:style-name="ce9" table:formula="of:=([.E4]-[.I4])/[.E4]" office:value-type="percentage" office:value="0.0709592641261498" calcext:value-type="percentage">
            <text:p>7.10%</text:p>
          </table:table-cell>
          <table:table-cell table:style-name="ce11" table:formula="of:=([.E4]-[.I4])" office:value-type="float" office:value="18" calcext:value-type="float">
            <text:p>18.00</text:p>
          </table:table-cell>
          <table:table-cell table:formula="of:=IF(([.N4]&gt;-100);1;0)" office:value-type="float" office:value="1" calcext:value-type="float">
            <text:p>1</text:p>
          </table:table-cell>
          <table:table-cell table:formula="of:=IF(AND([.O4];[.L4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float" office:value="924" calcext:value-type="float">
            <text:p>924</text:p>
          </table:table-cell>
          <table:table-cell office:value-type="float" office:value="933" calcext:value-type="float">
            <text:p>933</text:p>
          </table:table-cell>
          <table:table-cell office:value-type="float" office:value="919" calcext:value-type="float">
            <text:p>919</text:p>
          </table:table-cell>
          <table:table-cell table:formula="of:=AVERAGE([.B5:.D5])" office:value-type="float" office:value="925.333333333333" calcext:value-type="float">
            <text:p>925.33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table:formula="of:=AVERAGE([.F5:.H5])" office:value-type="float" office:value="261" calcext:value-type="float">
            <text:p>261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5];&quot;ZZ&quot;;&quot;LDF&quot;)" office:value-type="string" office:string-value="ZZ" calcext:value-type="string">
            <text:p>ZZ</text:p>
          </table:table-cell>
          <table:table-cell table:style-name="ce9" table:formula="of:=([.E5]-[.I5])/[.E5]" office:value-type="percentage" office:value="0.717939481268012" calcext:value-type="percentage">
            <text:p>71.79%</text:p>
          </table:table-cell>
          <table:table-cell table:style-name="ce11" table:formula="of:=([.E5]-[.I5])" office:value-type="float" office:value="664.333333333333" calcext:value-type="float">
            <text:p>664.33</text:p>
          </table:table-cell>
          <table:table-cell table:formula="of:=IF(([.N5]&gt;-100);1;0)" office:value-type="float" office:value="1" calcext:value-type="float">
            <text:p>1</text:p>
          </table:table-cell>
          <table:table-cell table:formula="of:=IF(AND([.O5];[.L5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formula="of:=AVERAGE([.B6:.D6])" office:value-type="float" office:value="201.333333333333" calcext:value-type="float">
            <text:p>201.33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table:formula="of:=AVERAGE([.F6:.H6])" office:value-type="float" office:value="280" calcext:value-type="float">
            <text:p>280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6];&quot;ZZ&quot;;&quot;LDF&quot;)" office:value-type="string" office:string-value="LDF" calcext:value-type="string">
            <text:p>LDF</text:p>
          </table:table-cell>
          <table:table-cell table:style-name="ce9" table:formula="of:=([.E6]-[.I6])/[.E6]" office:value-type="percentage" office:value="-0.390728476821192" calcext:value-type="percentage">
            <text:p>-39.07%</text:p>
          </table:table-cell>
          <table:table-cell table:style-name="ce11" table:formula="of:=([.E6]-[.I6])" office:value-type="float" office:value="-78.6666666666667" calcext:value-type="float">
            <text:p>-78.67</text:p>
          </table:table-cell>
          <table:table-cell table:formula="of:=IF(([.N6]&gt;-100);1;0)" office:value-type="float" office:value="1" calcext:value-type="float">
            <text:p>1</text:p>
          </table:table-cell>
          <table:table-cell table:formula="of:=IF(AND([.O6];[.L6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081" calcext:value-type="float">
            <text:p>2081</text:p>
          </table:table-cell>
          <table:table-cell office:value-type="float" office:value="1947" calcext:value-type="float">
            <text:p>1947</text:p>
          </table:table-cell>
          <table:table-cell office:value-type="float" office:value="1903" calcext:value-type="float">
            <text:p>1903</text:p>
          </table:table-cell>
          <table:table-cell table:formula="of:=AVERAGE([.B7:.D7])" office:value-type="float" office:value="1977" calcext:value-type="float">
            <text:p>1977.00</text:p>
          </table:table-cell>
          <table:table-cell office:value-type="float" office:value="503" calcext:value-type="float">
            <text:p>503</text:p>
          </table:table-cell>
          <table:table-cell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table:formula="of:=AVERAGE([.F7:.H7])" office:value-type="float" office:value="511" calcext:value-type="float">
            <text:p>511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7];&quot;ZZ&quot;;&quot;LDF&quot;)" office:value-type="string" office:string-value="ZZ" calcext:value-type="string">
            <text:p>ZZ</text:p>
          </table:table-cell>
          <table:table-cell table:style-name="ce9" table:formula="of:=([.E7]-[.I7])/[.E7]" office:value-type="percentage" office:value="0.741527567020739" calcext:value-type="percentage">
            <text:p>74.15%</text:p>
          </table:table-cell>
          <table:table-cell table:style-name="ce11" table:formula="of:=([.E7]-[.I7])" office:value-type="float" office:value="1466" calcext:value-type="float">
            <text:p>1466.00</text:p>
          </table:table-cell>
          <table:table-cell table:formula="of:=IF(([.N7]&gt;-100);1;0)" office:value-type="float" office:value="1" calcext:value-type="float">
            <text:p>1</text:p>
          </table:table-cell>
          <table:table-cell table:formula="of:=IF(AND([.O7];[.L7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17264" calcext:value-type="float">
            <text:p>17264</text:p>
          </table:table-cell>
          <table:table-cell office:value-type="float" office:value="17427" calcext:value-type="float">
            <text:p>17427</text:p>
          </table:table-cell>
          <table:table-cell office:value-type="float" office:value="17475" calcext:value-type="float">
            <text:p>17475</text:p>
          </table:table-cell>
          <table:table-cell table:formula="of:=AVERAGE([.B8:.D8])" office:value-type="float" office:value="17388.6666666667" calcext:value-type="float">
            <text:p>17388.67</text:p>
          </table:table-cell>
          <table:table-cell office:value-type="float" office:value="9133" calcext:value-type="float">
            <text:p>9133</text:p>
          </table:table-cell>
          <table:table-cell office:value-type="float" office:value="9403" calcext:value-type="float">
            <text:p>9403</text:p>
          </table:table-cell>
          <table:table-cell office:value-type="float" office:value="8975" calcext:value-type="float">
            <text:p>8975</text:p>
          </table:table-cell>
          <table:table-cell table:formula="of:=AVERAGE([.F8:.H8])" office:value-type="float" office:value="9170.33333333333" calcext:value-type="float">
            <text:p>9170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table:formula="of:=IF([.K8];&quot;ZZ&quot;;&quot;LDF&quot;)" office:value-type="string" office:string-value="ZZ" calcext:value-type="string">
            <text:p>ZZ</text:p>
          </table:table-cell>
          <table:table-cell table:style-name="ce9" table:formula="of:=([.E8]-[.I8])/[.E8]" office:value-type="percentage" office:value="0.472625848253652" calcext:value-type="percentage">
            <text:p>47.26%</text:p>
          </table:table-cell>
          <table:table-cell table:style-name="ce11" table:formula="of:=([.E8]-[.I8])" office:value-type="float" office:value="8218.33333333333" calcext:value-type="float">
            <text:p>8218.33</text:p>
          </table:table-cell>
          <table:table-cell table:formula="of:=IF(([.N8]&gt;-100);1;0)" office:value-type="float" office:value="1" calcext:value-type="float">
            <text:p>1</text:p>
          </table:table-cell>
          <table:table-cell table:formula="of:=IF(AND([.O8];[.L8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float" office:value="319" calcext:value-type="float">
            <text:p>319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table:formula="of:=AVERAGE([.B9:.D9])" office:value-type="float" office:value="313.333333333333" calcext:value-type="float">
            <text:p>313.33</text:p>
          </table:table-cell>
          <table:table-cell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float" office:value="356" calcext:value-type="float">
            <text:p>356</text:p>
          </table:table-cell>
          <table:table-cell table:formula="of:=AVERAGE([.F9:.H9])" office:value-type="float" office:value="336.333333333333" calcext:value-type="float">
            <text:p>336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9];&quot;ZZ&quot;;&quot;LDF&quot;)" office:value-type="string" office:string-value="LDF" calcext:value-type="string">
            <text:p>LDF</text:p>
          </table:table-cell>
          <table:table-cell table:style-name="ce9" table:formula="of:=([.E9]-[.I9])/[.E9]" office:value-type="percentage" office:value="-0.0734042553191489" calcext:value-type="percentage">
            <text:p>-7.34%</text:p>
          </table:table-cell>
          <table:table-cell table:style-name="ce11" table:formula="of:=([.E9]-[.I9])" office:value-type="float" office:value="-23" calcext:value-type="float">
            <text:p>-23.00</text:p>
          </table:table-cell>
          <table:table-cell table:formula="of:=IF(([.N9]&gt;-100);1;0)" office:value-type="float" office:value="1" calcext:value-type="float">
            <text:p>1</text:p>
          </table:table-cell>
          <table:table-cell table:formula="of:=IF(AND([.O9];[.L9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float" office:value="20289" calcext:value-type="float">
            <text:p>20289</text:p>
          </table:table-cell>
          <table:table-cell office:value-type="float" office:value="20132" calcext:value-type="float">
            <text:p>20132</text:p>
          </table:table-cell>
          <table:table-cell office:value-type="float" office:value="20131" calcext:value-type="float">
            <text:p>20131</text:p>
          </table:table-cell>
          <table:table-cell table:formula="of:=AVERAGE([.B10:.D10])" office:value-type="float" office:value="20184" calcext:value-type="float">
            <text:p>20184.00</text:p>
          </table:table-cell>
          <table:table-cell office:value-type="float" office:value="5844" calcext:value-type="float">
            <text:p>5844</text:p>
          </table:table-cell>
          <table:table-cell office:value-type="float" office:value="5764" calcext:value-type="float">
            <text:p>5764</text:p>
          </table:table-cell>
          <table:table-cell office:value-type="float" office:value="5904" calcext:value-type="float">
            <text:p>5904</text:p>
          </table:table-cell>
          <table:table-cell table:formula="of:=AVERAGE([.F10:.H10])" office:value-type="float" office:value="5837.33333333333" calcext:value-type="float">
            <text:p>5837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formula="of:=IF([.K10];&quot;ZZ&quot;;&quot;LDF&quot;)" office:value-type="string" office:string-value="ZZ" calcext:value-type="string">
            <text:p>ZZ</text:p>
          </table:table-cell>
          <table:table-cell table:style-name="ce9" table:formula="of:=([.E10]-[.I10])/[.E10]" office:value-type="percentage" office:value="0.71079402827322" calcext:value-type="percentage">
            <text:p>71.08%</text:p>
          </table:table-cell>
          <table:table-cell table:style-name="ce11" table:formula="of:=([.E10]-[.I10])" office:value-type="float" office:value="14346.6666666667" calcext:value-type="float">
            <text:p>14346.67</text:p>
          </table:table-cell>
          <table:table-cell table:formula="of:=IF(([.N10]&gt;-100);1;0)" office:value-type="float" office:value="1" calcext:value-type="float">
            <text:p>1</text:p>
          </table:table-cell>
          <table:table-cell table:formula="of:=IF(AND([.O10];[.L10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float" office:value="3155" calcext:value-type="float">
            <text:p>3155</text:p>
          </table:table-cell>
          <table:table-cell office:value-type="float" office:value="2857" calcext:value-type="float">
            <text:p>2857</text:p>
          </table:table-cell>
          <table:table-cell office:value-type="float" office:value="3021" calcext:value-type="float">
            <text:p>3021</text:p>
          </table:table-cell>
          <table:table-cell table:formula="of:=AVERAGE([.B11:.D11])" office:value-type="float" office:value="3011" calcext:value-type="float">
            <text:p>3011.00</text:p>
          </table:table-cell>
          <table:table-cell office:value-type="float" office:value="243" calcext:value-type="float">
            <text:p>243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table:formula="of:=AVERAGE([.F11:.H11])" office:value-type="float" office:value="233.666666666667" calcext:value-type="float">
            <text:p>233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1];&quot;ZZ&quot;;&quot;LDF&quot;)" office:value-type="string" office:string-value="ZZ" calcext:value-type="string">
            <text:p>ZZ</text:p>
          </table:table-cell>
          <table:table-cell table:style-name="ce9" table:formula="of:=([.E11]-[.I11])/[.E11]" office:value-type="percentage" office:value="0.922395660356471" calcext:value-type="percentage">
            <text:p>92.24%</text:p>
          </table:table-cell>
          <table:table-cell table:style-name="ce11" table:formula="of:=([.E11]-[.I11])" office:value-type="float" office:value="2777.33333333333" calcext:value-type="float">
            <text:p>2777.33</text:p>
          </table:table-cell>
          <table:table-cell table:formula="of:=IF(([.N11]&gt;-100);1;0)" office:value-type="float" office:value="1" calcext:value-type="float">
            <text:p>1</text:p>
          </table:table-cell>
          <table:table-cell table:formula="of:=IF(AND([.O11];[.L11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table:formula="of:=AVERAGE([.B12:.D12])" office:value-type="float" office:value="309" calcext:value-type="float">
            <text:p>309.00</text:p>
          </table:table-cell>
          <table:table-cell office:value-type="float" office:value="341" calcext:value-type="float">
            <text:p>341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formula="of:=AVERAGE([.F12:.H12])" office:value-type="float" office:value="332" calcext:value-type="float">
            <text:p>332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2];&quot;ZZ&quot;;&quot;LDF&quot;)" office:value-type="string" office:string-value="LDF" calcext:value-type="string">
            <text:p>LDF</text:p>
          </table:table-cell>
          <table:table-cell table:style-name="ce9" table:formula="of:=([.E12]-[.I12])/[.E12]" office:value-type="percentage" office:value="-0.0744336569579288" calcext:value-type="percentage">
            <text:p>-7.44%</text:p>
          </table:table-cell>
          <table:table-cell table:style-name="ce11" table:formula="of:=([.E12]-[.I12])" office:value-type="float" office:value="-23" calcext:value-type="float">
            <text:p>-23.00</text:p>
          </table:table-cell>
          <table:table-cell table:formula="of:=IF(([.N12]&gt;-100);1;0)" office:value-type="float" office:value="1" calcext:value-type="float">
            <text:p>1</text:p>
          </table:table-cell>
          <table:table-cell table:formula="of:=IF(AND([.O12];[.L12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float" office:value="373" calcext:value-type="float">
            <text:p>373</text:p>
          </table:table-cell>
          <table:table-cell office:value-type="float" office:value="371" calcext:value-type="float">
            <text:p>371</text:p>
          </table:table-cell>
          <table:table-cell office:value-type="float" office:value="379" calcext:value-type="float">
            <text:p>379</text:p>
          </table:table-cell>
          <table:table-cell table:formula="of:=AVERAGE([.B13:.D13])" office:value-type="float" office:value="374.333333333333" calcext:value-type="float">
            <text:p>374.33</text:p>
          </table:table-cell>
          <table:table-cell office:value-type="float" office:value="413" calcext:value-type="float">
            <text:p>413</text:p>
          </table:table-cell>
          <table:table-cell office:value-type="float" office:value="401" calcext:value-type="float">
            <text:p>401</text:p>
          </table:table-cell>
          <table:table-cell office:value-type="float" office:value="408" calcext:value-type="float">
            <text:p>408</text:p>
          </table:table-cell>
          <table:table-cell table:formula="of:=AVERAGE([.F13:.H13])" office:value-type="float" office:value="407.333333333333" calcext:value-type="float">
            <text:p>407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3];&quot;ZZ&quot;;&quot;LDF&quot;)" office:value-type="string" office:string-value="LDF" calcext:value-type="string">
            <text:p>LDF</text:p>
          </table:table-cell>
          <table:table-cell table:style-name="ce9" table:formula="of:=([.E13]-[.I13])/[.E13]" office:value-type="percentage" office:value="-0.0881567230632235" calcext:value-type="percentage">
            <text:p>-8.82%</text:p>
          </table:table-cell>
          <table:table-cell table:style-name="ce11" table:formula="of:=([.E13]-[.I13])" office:value-type="float" office:value="-33" calcext:value-type="float">
            <text:p>-33.00</text:p>
          </table:table-cell>
          <table:table-cell table:formula="of:=IF(([.N13]&gt;-100);1;0)" office:value-type="float" office:value="1" calcext:value-type="float">
            <text:p>1</text:p>
          </table:table-cell>
          <table:table-cell table:formula="of:=IF(AND([.O13];[.L13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float" office:value="853" calcext:value-type="float">
            <text:p>853</text:p>
          </table:table-cell>
          <table:table-cell office:value-type="float" office:value="878" calcext:value-type="float">
            <text:p>878</text:p>
          </table:table-cell>
          <table:table-cell office:value-type="float" office:value="867" calcext:value-type="float">
            <text:p>867</text:p>
          </table:table-cell>
          <table:table-cell table:formula="of:=AVERAGE([.B14:.D14])" office:value-type="float" office:value="866" calcext:value-type="float">
            <text:p>866.00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table:formula="of:=AVERAGE([.F14:.H14])" office:value-type="float" office:value="192" calcext:value-type="float">
            <text:p>192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4];&quot;ZZ&quot;;&quot;LDF&quot;)" office:value-type="string" office:string-value="ZZ" calcext:value-type="string">
            <text:p>ZZ</text:p>
          </table:table-cell>
          <table:table-cell table:style-name="ce9" table:formula="of:=([.E14]-[.I14])/[.E14]" office:value-type="percentage" office:value="0.778290993071594" calcext:value-type="percentage">
            <text:p>77.83%</text:p>
          </table:table-cell>
          <table:table-cell table:style-name="ce11" table:formula="of:=([.E14]-[.I14])" office:value-type="float" office:value="674" calcext:value-type="float">
            <text:p>674.00</text:p>
          </table:table-cell>
          <table:table-cell table:formula="of:=IF(([.N14]&gt;-100);1;0)" office:value-type="float" office:value="1" calcext:value-type="float">
            <text:p>1</text:p>
          </table:table-cell>
          <table:table-cell table:formula="of:=IF(AND([.O14];[.L14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float" office:value="33719" calcext:value-type="float">
            <text:p>33719</text:p>
          </table:table-cell>
          <table:table-cell office:value-type="float" office:value="34043" calcext:value-type="float">
            <text:p>34043</text:p>
          </table:table-cell>
          <table:table-cell office:value-type="float" office:value="33184" calcext:value-type="float">
            <text:p>33184</text:p>
          </table:table-cell>
          <table:table-cell table:formula="of:=AVERAGE([.B15:.D15])" office:value-type="float" office:value="33648.6666666667" calcext:value-type="float">
            <text:p>33648.67</text:p>
          </table:table-cell>
          <table:table-cell office:value-type="float" office:value="33262" calcext:value-type="float">
            <text:p>33262</text:p>
          </table:table-cell>
          <table:table-cell office:value-type="float" office:value="33110" calcext:value-type="float">
            <text:p>33110</text:p>
          </table:table-cell>
          <table:table-cell office:value-type="float" office:value="33297" calcext:value-type="float">
            <text:p>33297</text:p>
          </table:table-cell>
          <table:table-cell table:formula="of:=AVERAGE([.F15:.H15])" office:value-type="float" office:value="33223" calcext:value-type="float">
            <text:p>33223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5];&quot;ZZ&quot;;&quot;LDF&quot;)" office:value-type="string" office:string-value="LDF" calcext:value-type="string">
            <text:p>LDF</text:p>
          </table:table-cell>
          <table:table-cell table:style-name="ce9" table:formula="of:=([.E15]-[.I15])/[.E15]" office:value-type="percentage" office:value="0.0126503278980841" calcext:value-type="percentage">
            <text:p>1.27%</text:p>
          </table:table-cell>
          <table:table-cell table:style-name="ce11" table:formula="of:=([.E15]-[.I15])" office:value-type="float" office:value="425.666666666664" calcext:value-type="float">
            <text:p>425.67</text:p>
          </table:table-cell>
          <table:table-cell table:formula="of:=IF(([.N15]&gt;-100);1;0)" office:value-type="float" office:value="1" calcext:value-type="float">
            <text:p>1</text:p>
          </table:table-cell>
          <table:table-cell table:formula="of:=IF(AND([.O15];[.L15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float" office:value="22227" calcext:value-type="float">
            <text:p>22227</text:p>
          </table:table-cell>
          <table:table-cell office:value-type="float" office:value="22235" calcext:value-type="float">
            <text:p>22235</text:p>
          </table:table-cell>
          <table:table-cell office:value-type="float" office:value="22326" calcext:value-type="float">
            <text:p>22326</text:p>
          </table:table-cell>
          <table:table-cell table:formula="of:=AVERAGE([.B16:.D16])" office:value-type="float" office:value="22262.6666666667" calcext:value-type="float">
            <text:p>22262.67</text:p>
          </table:table-cell>
          <table:table-cell office:value-type="float" office:value="2662" calcext:value-type="float">
            <text:p>2662</text:p>
          </table:table-cell>
          <table:table-cell office:value-type="float" office:value="2689" calcext:value-type="float">
            <text:p>2689</text:p>
          </table:table-cell>
          <table:table-cell office:value-type="float" office:value="2714" calcext:value-type="float">
            <text:p>2714</text:p>
          </table:table-cell>
          <table:table-cell table:formula="of:=AVERAGE([.F16:.H16])" office:value-type="float" office:value="2688.33333333333" calcext:value-type="float">
            <text:p>2688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6];&quot;ZZ&quot;;&quot;LDF&quot;)" office:value-type="string" office:string-value="ZZ" calcext:value-type="string">
            <text:p>ZZ</text:p>
          </table:table-cell>
          <table:table-cell table:style-name="ce9" table:formula="of:=([.E16]-[.I16])/[.E16]" office:value-type="percentage" office:value="0.879244774510391" calcext:value-type="percentage">
            <text:p>87.92%</text:p>
          </table:table-cell>
          <table:table-cell table:style-name="ce11" table:formula="of:=([.E16]-[.I16])" office:value-type="float" office:value="19574.3333333333" calcext:value-type="float">
            <text:p>19574.33</text:p>
          </table:table-cell>
          <table:table-cell table:formula="of:=IF(([.N16]&gt;-100);1;0)" office:value-type="float" office:value="1" calcext:value-type="float">
            <text:p>1</text:p>
          </table:table-cell>
          <table:table-cell table:formula="of:=IF(AND([.O16];[.L16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2722" calcext:value-type="float">
            <text:p>62722</text:p>
          </table:table-cell>
          <table:table-cell office:value-type="float" office:value="62113" calcext:value-type="float">
            <text:p>62113</text:p>
          </table:table-cell>
          <table:table-cell office:value-type="float" office:value="62360" calcext:value-type="float">
            <text:p>62360</text:p>
          </table:table-cell>
          <table:table-cell table:formula="of:=AVERAGE([.B17:.D17])" office:value-type="float" office:value="62398.3333333333" calcext:value-type="float">
            <text:p>62398.33</text:p>
          </table:table-cell>
          <table:table-cell office:value-type="float" office:value="55459" calcext:value-type="float">
            <text:p>55459</text:p>
          </table:table-cell>
          <table:table-cell office:value-type="float" office:value="55167" calcext:value-type="float">
            <text:p>55167</text:p>
          </table:table-cell>
          <table:table-cell office:value-type="float" office:value="55755" calcext:value-type="float">
            <text:p>55755</text:p>
          </table:table-cell>
          <table:table-cell table:formula="of:=AVERAGE([.F17:.H17])" office:value-type="float" office:value="55460.3333333333" calcext:value-type="float">
            <text:p>55460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7];&quot;ZZ&quot;;&quot;LDF&quot;)" office:value-type="string" office:string-value="ZZ" calcext:value-type="string">
            <text:p>ZZ</text:p>
          </table:table-cell>
          <table:table-cell table:style-name="ce9" table:formula="of:=([.E17]-[.I17])/[.E17]" office:value-type="percentage" office:value="0.111188867224018" calcext:value-type="percentage">
            <text:p>11.12%</text:p>
          </table:table-cell>
          <table:table-cell table:style-name="ce11" table:formula="of:=([.E17]-[.I17])" office:value-type="float" office:value="6938" calcext:value-type="float">
            <text:p>6938.00</text:p>
          </table:table-cell>
          <table:table-cell table:formula="of:=IF(([.N17]&gt;-100);1;0)" office:value-type="float" office:value="1" calcext:value-type="float">
            <text:p>1</text:p>
          </table:table-cell>
          <table:table-cell table:formula="of:=IF(AND([.O17];[.L17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float" office:value="1282" calcext:value-type="float">
            <text:p>1282</text:p>
          </table:table-cell>
          <table:table-cell office:value-type="float" office:value="1253" calcext:value-type="float">
            <text:p>1253</text:p>
          </table:table-cell>
          <table:table-cell office:value-type="float" office:value="1265" calcext:value-type="float">
            <text:p>1265</text:p>
          </table:table-cell>
          <table:table-cell table:formula="of:=AVERAGE([.B18:.D18])" office:value-type="float" office:value="1266.66666666667" calcext:value-type="float">
            <text:p>1266.67</text:p>
          </table:table-cell>
          <table:table-cell office:value-type="float" office:value="395" calcext:value-type="float">
            <text:p>395</text:p>
          </table:table-cell>
          <table:table-cell office:value-type="float" office:value="373" calcext:value-type="float">
            <text:p>373</text:p>
          </table:table-cell>
          <table:table-cell office:value-type="float" office:value="366" calcext:value-type="float">
            <text:p>366</text:p>
          </table:table-cell>
          <table:table-cell table:formula="of:=AVERAGE([.F18:.H18])" office:value-type="float" office:value="378" calcext:value-type="float">
            <text:p>378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8];&quot;ZZ&quot;;&quot;LDF&quot;)" office:value-type="string" office:string-value="ZZ" calcext:value-type="string">
            <text:p>ZZ</text:p>
          </table:table-cell>
          <table:table-cell table:style-name="ce9" table:formula="of:=([.E18]-[.I18])/[.E18]" office:value-type="percentage" office:value="0.701578947368421" calcext:value-type="percentage">
            <text:p>70.16%</text:p>
          </table:table-cell>
          <table:table-cell table:style-name="ce11" table:formula="of:=([.E18]-[.I18])" office:value-type="float" office:value="888.666666666667" calcext:value-type="float">
            <text:p>888.67</text:p>
          </table:table-cell>
          <table:table-cell table:formula="of:=IF(([.N18]&gt;-100);1;0)" office:value-type="float" office:value="1" calcext:value-type="float">
            <text:p>1</text:p>
          </table:table-cell>
          <table:table-cell table:formula="of:=IF(AND([.O18];[.L18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float" office:value="220974" calcext:value-type="float">
            <text:p>220974</text:p>
          </table:table-cell>
          <table:table-cell office:value-type="float" office:value="216369" calcext:value-type="float">
            <text:p>216369</text:p>
          </table:table-cell>
          <table:table-cell office:value-type="float" office:value="217707" calcext:value-type="float">
            <text:p>217707</text:p>
          </table:table-cell>
          <table:table-cell table:formula="of:=AVERAGE([.B19:.D19])" office:value-type="float" office:value="218350" calcext:value-type="float">
            <text:p>218350.00</text:p>
          </table:table-cell>
          <table:table-cell office:value-type="float" office:value="48553" calcext:value-type="float">
            <text:p>48553</text:p>
          </table:table-cell>
          <table:table-cell office:value-type="float" office:value="48969" calcext:value-type="float">
            <text:p>48969</text:p>
          </table:table-cell>
          <table:table-cell office:value-type="float" office:value="48897" calcext:value-type="float">
            <text:p>48897</text:p>
          </table:table-cell>
          <table:table-cell table:formula="of:=AVERAGE([.F19:.H19])" office:value-type="float" office:value="48806.3333333333" calcext:value-type="float">
            <text:p>48806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table:formula="of:=IF([.K19];&quot;ZZ&quot;;&quot;LDF&quot;)" office:value-type="string" office:string-value="ZZ" calcext:value-type="string">
            <text:p>ZZ</text:p>
          </table:table-cell>
          <table:table-cell table:style-name="ce9" table:formula="of:=([.E19]-[.I19])/[.E19]" office:value-type="percentage" office:value="0.776476604839325" calcext:value-type="percentage">
            <text:p>77.65%</text:p>
          </table:table-cell>
          <table:table-cell table:style-name="ce11" table:formula="of:=([.E19]-[.I19])" office:value-type="float" office:value="169543.666666667" calcext:value-type="float">
            <text:p>169543.67</text:p>
          </table:table-cell>
          <table:table-cell table:formula="of:=IF(([.N19]&gt;-100);1;0)" office:value-type="float" office:value="1" calcext:value-type="float">
            <text:p>1</text:p>
          </table:table-cell>
          <table:table-cell table:formula="of:=IF(AND([.O19];[.L19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table:formula="of:=AVERAGE([.B20:.D20])" office:value-type="float" office:value="192" calcext:value-type="float">
            <text:p>192.00</text:p>
          </table:table-cell>
          <table:table-cell office:value-type="float" office:value="291" calcext:value-type="float">
            <text:p>291</text:p>
          </table:table-cell>
          <table:table-cell office:value-type="float" office:value="267" calcext:value-type="float">
            <text:p>267</text:p>
          </table:table-cell>
          <table:table-cell office:value-type="float" office:value="289" calcext:value-type="float">
            <text:p>289</text:p>
          </table:table-cell>
          <table:table-cell table:formula="of:=AVERAGE([.F20:.H20])" office:value-type="float" office:value="282.333333333333" calcext:value-type="float">
            <text:p>282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20];&quot;ZZ&quot;;&quot;LDF&quot;)" office:value-type="string" office:string-value="LDF" calcext:value-type="string">
            <text:p>LDF</text:p>
          </table:table-cell>
          <table:table-cell table:style-name="ce9" table:formula="of:=([.E20]-[.I20])/[.E20]" office:value-type="percentage" office:value="-0.470486111111111" calcext:value-type="percentage">
            <text:p>-47.05%</text:p>
          </table:table-cell>
          <table:table-cell table:style-name="ce11" table:formula="of:=([.E20]-[.I20])" office:value-type="float" office:value="-90.3333333333333" calcext:value-type="float">
            <text:p>-90.33</text:p>
          </table:table-cell>
          <table:table-cell table:formula="of:=IF(([.N20]&gt;-100);1;0)" office:value-type="float" office:value="1" calcext:value-type="float">
            <text:p>1</text:p>
          </table:table-cell>
          <table:table-cell table:formula="of:=IF(AND([.O20];[.L20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formula="of:=AVERAGE([.B21:.D21])" office:value-type="float" office:value="142" calcext:value-type="float">
            <text:p>142.00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table:formula="of:=AVERAGE([.F21:.H21])" office:value-type="float" office:value="180.666666666667" calcext:value-type="float">
            <text:p>180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21];&quot;ZZ&quot;;&quot;LDF&quot;)" office:value-type="string" office:string-value="LDF" calcext:value-type="string">
            <text:p>LDF</text:p>
          </table:table-cell>
          <table:table-cell table:style-name="ce9" table:formula="of:=([.E21]-[.I21])/[.E21]" office:value-type="percentage" office:value="-0.272300469483568" calcext:value-type="percentage">
            <text:p>-27.23%</text:p>
          </table:table-cell>
          <table:table-cell table:style-name="ce11" table:formula="of:=([.E21]-[.I21])" office:value-type="float" office:value="-38.6666666666667" calcext:value-type="float">
            <text:p>-38.67</text:p>
          </table:table-cell>
          <table:table-cell table:formula="of:=IF(([.N21]&gt;-100);1;0)" office:value-type="float" office:value="1" calcext:value-type="float">
            <text:p>1</text:p>
          </table:table-cell>
          <table:table-cell table:formula="of:=IF(AND([.O21];[.L21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float" office:value="21723" calcext:value-type="float">
            <text:p>21723</text:p>
          </table:table-cell>
          <table:table-cell office:value-type="float" office:value="21334" calcext:value-type="float">
            <text:p>21334</text:p>
          </table:table-cell>
          <table:table-cell office:value-type="float" office:value="21747" calcext:value-type="float">
            <text:p>21747</text:p>
          </table:table-cell>
          <table:table-cell table:formula="of:=AVERAGE([.B22:.D22])" office:value-type="float" office:value="21601.3333333333" calcext:value-type="float">
            <text:p>21601.33</text:p>
          </table:table-cell>
          <table:table-cell office:value-type="float" office:value="2651" calcext:value-type="float">
            <text:p>2651</text:p>
          </table:table-cell>
          <table:table-cell office:value-type="float" office:value="2778" calcext:value-type="float">
            <text:p>2778</text:p>
          </table:table-cell>
          <table:table-cell office:value-type="float" office:value="2625" calcext:value-type="float">
            <text:p>2625</text:p>
          </table:table-cell>
          <table:table-cell table:formula="of:=AVERAGE([.F22:.H22])" office:value-type="float" office:value="2684.66666666667" calcext:value-type="float">
            <text:p>2684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22];&quot;ZZ&quot;;&quot;LDF&quot;)" office:value-type="string" office:string-value="ZZ" calcext:value-type="string">
            <text:p>ZZ</text:p>
          </table:table-cell>
          <table:table-cell table:style-name="ce9" table:formula="of:=([.E22]-[.I22])/[.E22]" office:value-type="percentage" office:value="0.875717548299488" calcext:value-type="percentage">
            <text:p>87.57%</text:p>
          </table:table-cell>
          <table:table-cell table:style-name="ce11" table:formula="of:=([.E22]-[.I22])" office:value-type="float" office:value="18916.6666666667" calcext:value-type="float">
            <text:p>18916.67</text:p>
          </table:table-cell>
          <table:table-cell table:formula="of:=IF(([.N22]&gt;-100);1;0)" office:value-type="float" office:value="1" calcext:value-type="float">
            <text:p>1</text:p>
          </table:table-cell>
          <table:table-cell table:formula="of:=IF(AND([.O22];[.L22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float" office:value="15382" calcext:value-type="float">
            <text:p>15382</text:p>
          </table:table-cell>
          <table:table-cell office:value-type="float" office:value="15595" calcext:value-type="float">
            <text:p>15595</text:p>
          </table:table-cell>
          <table:table-cell office:value-type="float" office:value="15533" calcext:value-type="float">
            <text:p>15533</text:p>
          </table:table-cell>
          <table:table-cell table:formula="of:=AVERAGE([.B23:.D23])" office:value-type="float" office:value="15503.3333333333" calcext:value-type="float">
            <text:p>15503.33</text:p>
          </table:table-cell>
          <table:table-cell office:value-type="float" office:value="15316" calcext:value-type="float">
            <text:p>15316</text:p>
          </table:table-cell>
          <table:table-cell office:value-type="float" office:value="15493" calcext:value-type="float">
            <text:p>15493</text:p>
          </table:table-cell>
          <table:table-cell office:value-type="float" office:value="15857" calcext:value-type="float">
            <text:p>15857</text:p>
          </table:table-cell>
          <table:table-cell table:formula="of:=AVERAGE([.F23:.H23])" office:value-type="float" office:value="15555.3333333333" calcext:value-type="float">
            <text:p>15555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23];&quot;ZZ&quot;;&quot;LDF&quot;)" office:value-type="string" office:string-value="ZZ" calcext:value-type="string">
            <text:p>ZZ</text:p>
          </table:table-cell>
          <table:table-cell table:style-name="ce9" table:formula="of:=([.E23]-[.I23])/[.E23]" office:value-type="percentage" office:value="-0.00335411739410879" calcext:value-type="percentage">
            <text:p>-0.34%</text:p>
          </table:table-cell>
          <table:table-cell table:style-name="ce11" table:formula="of:=([.E23]-[.I23])" office:value-type="float" office:value="-52" calcext:value-type="float">
            <text:p>-52.00</text:p>
          </table:table-cell>
          <table:table-cell table:formula="of:=IF(([.N23]&gt;-100);1;0)" office:value-type="float" office:value="1" calcext:value-type="float">
            <text:p>1</text:p>
          </table:table-cell>
          <table:table-cell table:formula="of:=IF(AND([.O23];[.L23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99" calcext:value-type="float">
            <text:p>10199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table:formula="of:=AVERAGE([.B24:.D24])" office:value-type="float" office:value="323.666666666667" calcext:value-type="float">
            <text:p>323.67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table:formula="of:=AVERAGE([.F24:.H24])" office:value-type="float" office:value="283.666666666667" calcext:value-type="float">
            <text:p>283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24];&quot;ZZ&quot;;&quot;LDF&quot;)" office:value-type="string" office:string-value="ZZ" calcext:value-type="string">
            <text:p>ZZ</text:p>
          </table:table-cell>
          <table:table-cell table:style-name="ce9" table:formula="of:=([.E24]-[.I24])/[.E24]" office:value-type="percentage" office:value="0.123583934088568" calcext:value-type="percentage">
            <text:p>12.36%</text:p>
          </table:table-cell>
          <table:table-cell table:style-name="ce11" table:formula="of:=([.E24]-[.I24])" office:value-type="float" office:value="40" calcext:value-type="float">
            <text:p>40.00</text:p>
          </table:table-cell>
          <table:table-cell table:formula="of:=IF(([.N24]&gt;-100);1;0)" office:value-type="float" office:value="1" calcext:value-type="float">
            <text:p>1</text:p>
          </table:table-cell>
          <table:table-cell table:formula="of:=IF(AND([.O24];[.L24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5914" calcext:value-type="float">
            <text:p>45914</text:p>
          </table:table-cell>
          <table:table-cell office:value-type="float" office:value="46423" calcext:value-type="float">
            <text:p>46423</text:p>
          </table:table-cell>
          <table:table-cell office:value-type="float" office:value="46204" calcext:value-type="float">
            <text:p>46204</text:p>
          </table:table-cell>
          <table:table-cell table:formula="of:=AVERAGE([.B25:.D25])" office:value-type="float" office:value="46180.3333333333" calcext:value-type="float">
            <text:p>46180.33</text:p>
          </table:table-cell>
          <table:table-cell office:value-type="float" office:value="42323" calcext:value-type="float">
            <text:p>42323</text:p>
          </table:table-cell>
          <table:table-cell office:value-type="float" office:value="42379" calcext:value-type="float">
            <text:p>42379</text:p>
          </table:table-cell>
          <table:table-cell office:value-type="float" office:value="43683" calcext:value-type="float">
            <text:p>43683</text:p>
          </table:table-cell>
          <table:table-cell table:formula="of:=AVERAGE([.F25:.H25])" office:value-type="float" office:value="42795" calcext:value-type="float">
            <text:p>42795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25];&quot;ZZ&quot;;&quot;LDF&quot;)" office:value-type="string" office:string-value="ZZ" calcext:value-type="string">
            <text:p>ZZ</text:p>
          </table:table-cell>
          <table:table-cell table:style-name="ce9" table:formula="of:=([.E25]-[.I25])/[.E25]" office:value-type="percentage" office:value="0.0733068189200309" calcext:value-type="percentage">
            <text:p>7.33%</text:p>
          </table:table-cell>
          <table:table-cell table:style-name="ce11" table:formula="of:=([.E25]-[.I25])" office:value-type="float" office:value="3385.33333333334" calcext:value-type="float">
            <text:p>3385.33</text:p>
          </table:table-cell>
          <table:table-cell table:formula="of:=IF(([.N25]&gt;-100);1;0)" office:value-type="float" office:value="1" calcext:value-type="float">
            <text:p>1</text:p>
          </table:table-cell>
          <table:table-cell table:formula="of:=IF(AND([.O25];[.L25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86" calcext:value-type="float">
            <text:p>4386</text:p>
          </table:table-cell>
          <table:table-cell office:value-type="float" office:value="4382" calcext:value-type="float">
            <text:p>4382</text:p>
          </table:table-cell>
          <table:table-cell office:value-type="float" office:value="4398" calcext:value-type="float">
            <text:p>4398</text:p>
          </table:table-cell>
          <table:table-cell table:formula="of:=AVERAGE([.B26:.D26])" office:value-type="float" office:value="4388.66666666667" calcext:value-type="float">
            <text:p>4388.67</text:p>
          </table:table-cell>
          <table:table-cell office:value-type="float" office:value="4334" calcext:value-type="float">
            <text:p>4334</text:p>
          </table:table-cell>
          <table:table-cell office:value-type="float" office:value="4399" calcext:value-type="float">
            <text:p>4399</text:p>
          </table:table-cell>
          <table:table-cell office:value-type="float" office:value="4286" calcext:value-type="float">
            <text:p>4286</text:p>
          </table:table-cell>
          <table:table-cell table:formula="of:=AVERAGE([.F26:.H26])" office:value-type="float" office:value="4339.66666666667" calcext:value-type="float">
            <text:p>4339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26];&quot;ZZ&quot;;&quot;LDF&quot;)" office:value-type="string" office:string-value="LDF" calcext:value-type="string">
            <text:p>LDF</text:p>
          </table:table-cell>
          <table:table-cell table:style-name="ce9" table:formula="of:=([.E26]-[.I26])/[.E26]" office:value-type="percentage" office:value="0.0111651222846726" calcext:value-type="percentage">
            <text:p>1.12%</text:p>
          </table:table-cell>
          <table:table-cell table:style-name="ce11" table:formula="of:=([.E26]-[.I26])" office:value-type="float" office:value="49" calcext:value-type="float">
            <text:p>49.00</text:p>
          </table:table-cell>
          <table:table-cell table:formula="of:=IF(([.N26]&gt;-100);1;0)" office:value-type="float" office:value="1" calcext:value-type="float">
            <text:p>1</text:p>
          </table:table-cell>
          <table:table-cell table:formula="of:=IF(AND([.O26];[.L26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074" calcext:value-type="float">
            <text:p>2074</text:p>
          </table:table-cell>
          <table:table-cell office:value-type="float" office:value="2047" calcext:value-type="float">
            <text:p>2047</text:p>
          </table:table-cell>
          <table:table-cell office:value-type="float" office:value="2011" calcext:value-type="float">
            <text:p>2011</text:p>
          </table:table-cell>
          <table:table-cell table:formula="of:=AVERAGE([.B27:.D27])" office:value-type="float" office:value="2044" calcext:value-type="float">
            <text:p>2044.00</text:p>
          </table:table-cell>
          <table:table-cell office:value-type="float" office:value="2052" calcext:value-type="float">
            <text:p>2052</text:p>
          </table:table-cell>
          <table:table-cell office:value-type="float" office:value="2109" calcext:value-type="float">
            <text:p>2109</text:p>
          </table:table-cell>
          <table:table-cell office:value-type="float" office:value="2036" calcext:value-type="float">
            <text:p>2036</text:p>
          </table:table-cell>
          <table:table-cell table:formula="of:=AVERAGE([.F27:.H27])" office:value-type="float" office:value="2065.66666666667" calcext:value-type="float">
            <text:p>2065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27];&quot;ZZ&quot;;&quot;LDF&quot;)" office:value-type="string" office:string-value="LDF" calcext:value-type="string">
            <text:p>LDF</text:p>
          </table:table-cell>
          <table:table-cell table:style-name="ce9" table:formula="of:=([.E27]-[.I27])/[.E27]" office:value-type="percentage" office:value="-0.0106001304631441" calcext:value-type="percentage">
            <text:p>-1.06%</text:p>
          </table:table-cell>
          <table:table-cell table:style-name="ce11" table:formula="of:=([.E27]-[.I27])" office:value-type="float" office:value="-21.6666666666665" calcext:value-type="float">
            <text:p>-21.67</text:p>
          </table:table-cell>
          <table:table-cell table:formula="of:=IF(([.N27]&gt;-100);1;0)" office:value-type="float" office:value="1" calcext:value-type="float">
            <text:p>1</text:p>
          </table:table-cell>
          <table:table-cell table:formula="of:=IF(AND([.O27];[.L27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table:formula="of:=AVERAGE([.B28:.D28])" office:value-type="float" office:value="194.666666666667" calcext:value-type="float">
            <text:p>194.67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table:formula="of:=AVERAGE([.F28:.H28])" office:value-type="float" office:value="153.666666666667" calcext:value-type="float">
            <text:p>153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28];&quot;ZZ&quot;;&quot;LDF&quot;)" office:value-type="string" office:string-value="ZZ" calcext:value-type="string">
            <text:p>ZZ</text:p>
          </table:table-cell>
          <table:table-cell table:style-name="ce9" table:formula="of:=([.E28]-[.I28])/[.E28]" office:value-type="percentage" office:value="0.210616438356164" calcext:value-type="percentage">
            <text:p>21.06%</text:p>
          </table:table-cell>
          <table:table-cell table:style-name="ce11" table:formula="of:=([.E28]-[.I28])" office:value-type="float" office:value="41" calcext:value-type="float">
            <text:p>41.00</text:p>
          </table:table-cell>
          <table:table-cell table:formula="of:=IF(([.N28]&gt;-100);1;0)" office:value-type="float" office:value="1" calcext:value-type="float">
            <text:p>1</text:p>
          </table:table-cell>
          <table:table-cell table:formula="of:=IF(AND([.O28];[.L28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float" office:value="3811" calcext:value-type="float">
            <text:p>3811</text:p>
          </table:table-cell>
          <table:table-cell office:value-type="float" office:value="3708" calcext:value-type="float">
            <text:p>3708</text:p>
          </table:table-cell>
          <table:table-cell office:value-type="float" office:value="3758" calcext:value-type="float">
            <text:p>3758</text:p>
          </table:table-cell>
          <table:table-cell table:formula="of:=AVERAGE([.B29:.D29])" office:value-type="float" office:value="3759" calcext:value-type="float">
            <text:p>3759.00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371" calcext:value-type="float">
            <text:p>371</text:p>
          </table:table-cell>
          <table:table-cell table:formula="of:=AVERAGE([.F29:.H29])" office:value-type="float" office:value="379.333333333333" calcext:value-type="float">
            <text:p>379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29];&quot;ZZ&quot;;&quot;LDF&quot;)" office:value-type="string" office:string-value="ZZ" calcext:value-type="string">
            <text:p>ZZ</text:p>
          </table:table-cell>
          <table:table-cell table:style-name="ce9" table:formula="of:=([.E29]-[.I29])/[.E29]" office:value-type="percentage" office:value="0.899086636516804" calcext:value-type="percentage">
            <text:p>89.91%</text:p>
          </table:table-cell>
          <table:table-cell table:style-name="ce11" table:formula="of:=([.E29]-[.I29])" office:value-type="float" office:value="3379.66666666667" calcext:value-type="float">
            <text:p>3379.67</text:p>
          </table:table-cell>
          <table:table-cell table:formula="of:=IF(([.N29]&gt;-100);1;0)" office:value-type="float" office:value="1" calcext:value-type="float">
            <text:p>1</text:p>
          </table:table-cell>
          <table:table-cell table:formula="of:=IF(AND([.O29];[.L29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3683" calcext:value-type="float">
            <text:p>3683</text:p>
          </table:table-cell>
          <table:table-cell office:value-type="float" office:value="3658" calcext:value-type="float">
            <text:p>3658</text:p>
          </table:table-cell>
          <table:table-cell office:value-type="float" office:value="3796" calcext:value-type="float">
            <text:p>3796</text:p>
          </table:table-cell>
          <table:table-cell table:formula="of:=AVERAGE([.B30:.D30])" office:value-type="float" office:value="3712.33333333333" calcext:value-type="float">
            <text:p>3712.33</text:p>
          </table:table-cell>
          <table:table-cell office:value-type="float" office:value="3562" calcext:value-type="float">
            <text:p>3562</text:p>
          </table:table-cell>
          <table:table-cell office:value-type="float" office:value="3535" calcext:value-type="float">
            <text:p>3535</text:p>
          </table:table-cell>
          <table:table-cell office:value-type="float" office:value="3379" calcext:value-type="float">
            <text:p>3379</text:p>
          </table:table-cell>
          <table:table-cell table:formula="of:=AVERAGE([.F30:.H30])" office:value-type="float" office:value="3492" calcext:value-type="float">
            <text:p>3492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30];&quot;ZZ&quot;;&quot;LDF&quot;)" office:value-type="string" office:string-value="ZZ" calcext:value-type="string">
            <text:p>ZZ</text:p>
          </table:table-cell>
          <table:table-cell table:style-name="ce9" table:formula="of:=([.E30]-[.I30])/[.E30]" office:value-type="percentage" office:value="0.0593517105145012" calcext:value-type="percentage">
            <text:p>5.94%</text:p>
          </table:table-cell>
          <table:table-cell table:style-name="ce11" table:formula="of:=([.E30]-[.I30])" office:value-type="float" office:value="220.333333333333" calcext:value-type="float">
            <text:p>220.33</text:p>
          </table:table-cell>
          <table:table-cell table:formula="of:=IF(([.N30]&gt;-100);1;0)" office:value-type="float" office:value="1" calcext:value-type="float">
            <text:p>1</text:p>
          </table:table-cell>
          <table:table-cell table:formula="of:=IF(AND([.O30];[.L30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float" office:value="22061" calcext:value-type="float">
            <text:p>22061</text:p>
          </table:table-cell>
          <table:table-cell office:value-type="float" office:value="22069" calcext:value-type="float">
            <text:p>22069</text:p>
          </table:table-cell>
          <table:table-cell office:value-type="float" office:value="22196" calcext:value-type="float">
            <text:p>22196</text:p>
          </table:table-cell>
          <table:table-cell table:formula="of:=AVERAGE([.B31:.D31])" office:value-type="float" office:value="22108.6666666667" calcext:value-type="float">
            <text:p>22108.67</text:p>
          </table:table-cell>
          <table:table-cell office:value-type="float" office:value="22172" calcext:value-type="float">
            <text:p>22172</text:p>
          </table:table-cell>
          <table:table-cell office:value-type="float" office:value="22280" calcext:value-type="float">
            <text:p>22280</text:p>
          </table:table-cell>
          <table:table-cell office:value-type="float" office:value="22166" calcext:value-type="float">
            <text:p>22166</text:p>
          </table:table-cell>
          <table:table-cell table:formula="of:=AVERAGE([.F31:.H31])" office:value-type="float" office:value="22206" calcext:value-type="float">
            <text:p>22206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31];&quot;ZZ&quot;;&quot;LDF&quot;)" office:value-type="string" office:string-value="LDF" calcext:value-type="string">
            <text:p>LDF</text:p>
          </table:table-cell>
          <table:table-cell table:style-name="ce9" table:formula="of:=([.E31]-[.I31])/[.E31]" office:value-type="percentage" office:value="-0.00440249675843555" calcext:value-type="percentage">
            <text:p>-0.44%</text:p>
          </table:table-cell>
          <table:table-cell table:style-name="ce11" table:formula="of:=([.E31]-[.I31])" office:value-type="float" office:value="-97.3333333333321" calcext:value-type="float">
            <text:p>-97.33</text:p>
          </table:table-cell>
          <table:table-cell table:formula="of:=IF(([.N31]&gt;-100);1;0)" office:value-type="float" office:value="1" calcext:value-type="float">
            <text:p>1</text:p>
          </table:table-cell>
          <table:table-cell table:formula="of:=IF(AND([.O31];[.L31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float" office:value="9808" calcext:value-type="float">
            <text:p>9808</text:p>
          </table:table-cell>
          <table:table-cell office:value-type="float" office:value="9702" calcext:value-type="float">
            <text:p>9702</text:p>
          </table:table-cell>
          <table:table-cell office:value-type="float" office:value="9765" calcext:value-type="float">
            <text:p>9765</text:p>
          </table:table-cell>
          <table:table-cell table:formula="of:=AVERAGE([.B32:.D32])" office:value-type="float" office:value="9758.33333333333" calcext:value-type="float">
            <text:p>9758.33</text:p>
          </table:table-cell>
          <table:table-cell office:value-type="float" office:value="703" calcext:value-type="float">
            <text:p>703</text:p>
          </table:table-cell>
          <table:table-cell office:value-type="float" office:value="686" calcext:value-type="float">
            <text:p>686</text:p>
          </table:table-cell>
          <table:table-cell office:value-type="float" office:value="699" calcext:value-type="float">
            <text:p>699</text:p>
          </table:table-cell>
          <table:table-cell table:formula="of:=AVERAGE([.F32:.H32])" office:value-type="float" office:value="696" calcext:value-type="float">
            <text:p>696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32];&quot;ZZ&quot;;&quot;LDF&quot;)" office:value-type="string" office:string-value="ZZ" calcext:value-type="string">
            <text:p>ZZ</text:p>
          </table:table-cell>
          <table:table-cell table:style-name="ce9" table:formula="of:=([.E32]-[.I32])/[.E32]" office:value-type="percentage" office:value="0.92867634500427" calcext:value-type="percentage">
            <text:p>92.87%</text:p>
          </table:table-cell>
          <table:table-cell table:style-name="ce11" table:formula="of:=([.E32]-[.I32])" office:value-type="float" office:value="9062.33333333333" calcext:value-type="float">
            <text:p>9062.33</text:p>
          </table:table-cell>
          <table:table-cell table:formula="of:=IF(([.N32]&gt;-100);1;0)" office:value-type="float" office:value="1" calcext:value-type="float">
            <text:p>1</text:p>
          </table:table-cell>
          <table:table-cell table:formula="of:=IF(AND([.O32];[.L32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4731" calcext:value-type="float">
            <text:p>24731</text:p>
          </table:table-cell>
          <table:table-cell office:value-type="float" office:value="25348" calcext:value-type="float">
            <text:p>25348</text:p>
          </table:table-cell>
          <table:table-cell office:value-type="float" office:value="24528" calcext:value-type="float">
            <text:p>24528</text:p>
          </table:table-cell>
          <table:table-cell table:formula="of:=AVERAGE([.B33:.D33])" office:value-type="float" office:value="24869" calcext:value-type="float">
            <text:p>24869.00</text:p>
          </table:table-cell>
          <table:table-cell office:value-type="float" office:value="1090" calcext:value-type="float">
            <text:p>1090</text:p>
          </table:table-cell>
          <table:table-cell office:value-type="float" office:value="1074" calcext:value-type="float">
            <text:p>1074</text:p>
          </table:table-cell>
          <table:table-cell office:value-type="float" office:value="1082" calcext:value-type="float">
            <text:p>1082</text:p>
          </table:table-cell>
          <table:table-cell table:formula="of:=AVERAGE([.F33:.H33])" office:value-type="float" office:value="1082" calcext:value-type="float">
            <text:p>1082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33];&quot;ZZ&quot;;&quot;LDF&quot;)" office:value-type="string" office:string-value="ZZ" calcext:value-type="string">
            <text:p>ZZ</text:p>
          </table:table-cell>
          <table:table-cell table:style-name="ce9" table:formula="of:=([.E33]-[.I33])/[.E33]" office:value-type="percentage" office:value="0.956492018175238" calcext:value-type="percentage">
            <text:p>95.65%</text:p>
          </table:table-cell>
          <table:table-cell table:style-name="ce11" table:formula="of:=([.E33]-[.I33])" office:value-type="float" office:value="23787" calcext:value-type="float">
            <text:p>23787.00</text:p>
          </table:table-cell>
          <table:table-cell table:formula="of:=IF(([.N33]&gt;-100);1;0)" office:value-type="float" office:value="1" calcext:value-type="float">
            <text:p>1</text:p>
          </table:table-cell>
          <table:table-cell table:formula="of:=IF(AND([.O33];[.L33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table:formula="of:=AVERAGE([.B34:.D34])" office:value-type="float" office:value="202" calcext:value-type="float">
            <text:p>202.00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table:formula="of:=AVERAGE([.F34:.H34])" office:value-type="float" office:value="178.333333333333" calcext:value-type="float">
            <text:p>178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34];&quot;ZZ&quot;;&quot;LDF&quot;)" office:value-type="string" office:string-value="ZZ" calcext:value-type="string">
            <text:p>ZZ</text:p>
          </table:table-cell>
          <table:table-cell table:style-name="ce9" table:formula="of:=([.E34]-[.I34])/[.E34]" office:value-type="percentage" office:value="0.117161716171617" calcext:value-type="percentage">
            <text:p>11.72%</text:p>
          </table:table-cell>
          <table:table-cell table:style-name="ce11" table:formula="of:=([.E34]-[.I34])" office:value-type="float" office:value="23.6666666666667" calcext:value-type="float">
            <text:p>23.67</text:p>
          </table:table-cell>
          <table:table-cell table:formula="of:=IF(([.N34]&gt;-100);1;0)" office:value-type="float" office:value="1" calcext:value-type="float">
            <text:p>1</text:p>
          </table:table-cell>
          <table:table-cell table:formula="of:=IF(AND([.O34];[.L34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111214" calcext:value-type="float">
            <text:p>111214</text:p>
          </table:table-cell>
          <table:table-cell office:value-type="float" office:value="110624" calcext:value-type="float">
            <text:p>110624</text:p>
          </table:table-cell>
          <table:table-cell office:value-type="float" office:value="110068" calcext:value-type="float">
            <text:p>110068</text:p>
          </table:table-cell>
          <table:table-cell table:formula="of:=AVERAGE([.B35:.D35])" office:value-type="float" office:value="110635.333333333" calcext:value-type="float">
            <text:p>110635.33</text:p>
          </table:table-cell>
          <table:table-cell office:value-type="float" office:value="21592" calcext:value-type="float">
            <text:p>21592</text:p>
          </table:table-cell>
          <table:table-cell office:value-type="float" office:value="21334" calcext:value-type="float">
            <text:p>21334</text:p>
          </table:table-cell>
          <table:table-cell office:value-type="float" office:value="21535" calcext:value-type="float">
            <text:p>21535</text:p>
          </table:table-cell>
          <table:table-cell table:formula="of:=AVERAGE([.F35:.H35])" office:value-type="float" office:value="21487" calcext:value-type="float">
            <text:p>21487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formula="of:=IF([.K35];&quot;ZZ&quot;;&quot;LDF&quot;)" office:value-type="string" office:string-value="ZZ" calcext:value-type="string">
            <text:p>ZZ</text:p>
          </table:table-cell>
          <table:table-cell table:style-name="ce9" table:formula="of:=([.E35]-[.I35])/[.E35]" office:value-type="percentage" office:value="0.805785372967045" calcext:value-type="percentage">
            <text:p>80.58%</text:p>
          </table:table-cell>
          <table:table-cell table:style-name="ce11" table:formula="of:=([.E35]-[.I35])" office:value-type="float" office:value="89148.3333333333" calcext:value-type="float">
            <text:p>89148.33</text:p>
          </table:table-cell>
          <table:table-cell table:formula="of:=IF(([.N35]&gt;-100);1;0)" office:value-type="float" office:value="1" calcext:value-type="float">
            <text:p>1</text:p>
          </table:table-cell>
          <table:table-cell table:formula="of:=IF(AND([.O35];[.L35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float" office:value="35678" calcext:value-type="float">
            <text:p>35678</text:p>
          </table:table-cell>
          <table:table-cell office:value-type="float" office:value="36147" calcext:value-type="float">
            <text:p>36147</text:p>
          </table:table-cell>
          <table:table-cell office:value-type="float" office:value="35102" calcext:value-type="float">
            <text:p>35102</text:p>
          </table:table-cell>
          <table:table-cell table:formula="of:=AVERAGE([.B36:.D36])" office:value-type="float" office:value="35642.3333333333" calcext:value-type="float">
            <text:p>35642.33</text:p>
          </table:table-cell>
          <table:table-cell office:value-type="float" office:value="35302" calcext:value-type="float">
            <text:p>35302</text:p>
          </table:table-cell>
          <table:table-cell office:value-type="float" office:value="35270" calcext:value-type="float">
            <text:p>35270</text:p>
          </table:table-cell>
          <table:table-cell office:value-type="float" office:value="35711" calcext:value-type="float">
            <text:p>35711</text:p>
          </table:table-cell>
          <table:table-cell table:formula="of:=AVERAGE([.F36:.H36])" office:value-type="float" office:value="35427.6666666667" calcext:value-type="float">
            <text:p>35427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36];&quot;ZZ&quot;;&quot;LDF&quot;)" office:value-type="string" office:string-value="LDF" calcext:value-type="string">
            <text:p>LDF</text:p>
          </table:table-cell>
          <table:table-cell table:style-name="ce9" table:formula="of:=([.E36]-[.I36])/[.E36]" office:value-type="percentage" office:value="0.0060228006022802" calcext:value-type="percentage">
            <text:p>0.60%</text:p>
          </table:table-cell>
          <table:table-cell table:style-name="ce11" table:formula="of:=([.E36]-[.I36])" office:value-type="float" office:value="214.666666666672" calcext:value-type="float">
            <text:p>214.67</text:p>
          </table:table-cell>
          <table:table-cell table:formula="of:=IF(([.N36]&gt;-100);1;0)" office:value-type="float" office:value="1" calcext:value-type="float">
            <text:p>1</text:p>
          </table:table-cell>
          <table:table-cell table:formula="of:=IF(AND([.O36];[.L36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float" office:value="50968" calcext:value-type="float">
            <text:p>50968</text:p>
          </table:table-cell>
          <table:table-cell office:value-type="float" office:value="51484" calcext:value-type="float">
            <text:p>51484</text:p>
          </table:table-cell>
          <table:table-cell office:value-type="float" office:value="51907" calcext:value-type="float">
            <text:p>51907</text:p>
          </table:table-cell>
          <table:table-cell table:formula="of:=AVERAGE([.B37:.D37])" office:value-type="float" office:value="51453" calcext:value-type="float">
            <text:p>51453.00</text:p>
          </table:table-cell>
          <table:table-cell office:value-type="float" office:value="4795" calcext:value-type="float">
            <text:p>4795</text:p>
          </table:table-cell>
          <table:table-cell office:value-type="float" office:value="4985" calcext:value-type="float">
            <text:p>4985</text:p>
          </table:table-cell>
          <table:table-cell office:value-type="float" office:value="4713" calcext:value-type="float">
            <text:p>4713</text:p>
          </table:table-cell>
          <table:table-cell table:formula="of:=AVERAGE([.F37:.H37])" office:value-type="float" office:value="4831" calcext:value-type="float">
            <text:p>4831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37];&quot;ZZ&quot;;&quot;LDF&quot;)" office:value-type="string" office:string-value="ZZ" calcext:value-type="string">
            <text:p>ZZ</text:p>
          </table:table-cell>
          <table:table-cell table:style-name="ce9" table:formula="of:=([.E37]-[.I37])/[.E37]" office:value-type="percentage" office:value="0.906108487357394" calcext:value-type="percentage">
            <text:p>90.61%</text:p>
          </table:table-cell>
          <table:table-cell table:style-name="ce11" table:formula="of:=([.E37]-[.I37])" office:value-type="float" office:value="46622" calcext:value-type="float">
            <text:p>46622.00</text:p>
          </table:table-cell>
          <table:table-cell table:formula="of:=IF(([.N37]&gt;-100);1;0)" office:value-type="float" office:value="1" calcext:value-type="float">
            <text:p>1</text:p>
          </table:table-cell>
          <table:table-cell table:formula="of:=IF(AND([.O37];[.L37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table:formula="of:=AVERAGE([.B38:.D38])" office:value-type="float" office:value="140.666666666667" calcext:value-type="float">
            <text:p>140.67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table:formula="of:=AVERAGE([.F38:.H38])" office:value-type="float" office:value="178.666666666667" calcext:value-type="float">
            <text:p>178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38];&quot;ZZ&quot;;&quot;LDF&quot;)" office:value-type="string" office:string-value="LDF" calcext:value-type="string">
            <text:p>LDF</text:p>
          </table:table-cell>
          <table:table-cell table:style-name="ce9" table:formula="of:=([.E38]-[.I38])/[.E38]" office:value-type="percentage" office:value="-0.270142180094787" calcext:value-type="percentage">
            <text:p>-27.01%</text:p>
          </table:table-cell>
          <table:table-cell table:style-name="ce11" table:formula="of:=([.E38]-[.I38])" office:value-type="float" office:value="-38" calcext:value-type="float">
            <text:p>-38.00</text:p>
          </table:table-cell>
          <table:table-cell table:formula="of:=IF(([.N38]&gt;-100);1;0)" office:value-type="float" office:value="1" calcext:value-type="float">
            <text:p>1</text:p>
          </table:table-cell>
          <table:table-cell table:formula="of:=IF(AND([.O38];[.L38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63112" calcext:value-type="float">
            <text:p>63112</text:p>
          </table:table-cell>
          <table:table-cell office:value-type="float" office:value="63131" calcext:value-type="float">
            <text:p>63131</text:p>
          </table:table-cell>
          <table:table-cell office:value-type="float" office:value="62964" calcext:value-type="float">
            <text:p>62964</text:p>
          </table:table-cell>
          <table:table-cell table:formula="of:=AVERAGE([.B39:.D39])" office:value-type="float" office:value="63069" calcext:value-type="float">
            <text:p>63069.00</text:p>
          </table:table-cell>
          <table:table-cell office:value-type="float" office:value="63179" calcext:value-type="float">
            <text:p>63179</text:p>
          </table:table-cell>
          <table:table-cell office:value-type="float" office:value="62436" calcext:value-type="float">
            <text:p>62436</text:p>
          </table:table-cell>
          <table:table-cell office:value-type="float" office:value="63249" calcext:value-type="float">
            <text:p>63249</text:p>
          </table:table-cell>
          <table:table-cell table:formula="of:=AVERAGE([.F39:.H39])" office:value-type="float" office:value="62954.6666666667" calcext:value-type="float">
            <text:p>62954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39];&quot;ZZ&quot;;&quot;LDF&quot;)" office:value-type="string" office:string-value="LDF" calcext:value-type="string">
            <text:p>LDF</text:p>
          </table:table-cell>
          <table:table-cell table:style-name="ce9" table:formula="of:=([.E39]-[.I39])/[.E39]" office:value-type="percentage" office:value="0.00181282933506692" calcext:value-type="percentage">
            <text:p>0.18%</text:p>
          </table:table-cell>
          <table:table-cell table:style-name="ce11" table:formula="of:=([.E39]-[.I39])" office:value-type="float" office:value="114.333333333336" calcext:value-type="float">
            <text:p>114.33</text:p>
          </table:table-cell>
          <table:table-cell table:formula="of:=IF(([.N39]&gt;-100);1;0)" office:value-type="float" office:value="1" calcext:value-type="float">
            <text:p>1</text:p>
          </table:table-cell>
          <table:table-cell table:formula="of:=IF(AND([.O39];[.L39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float" office:value="33514" calcext:value-type="float">
            <text:p>33514</text:p>
          </table:table-cell>
          <table:table-cell office:value-type="float" office:value="33321" calcext:value-type="float">
            <text:p>33321</text:p>
          </table:table-cell>
          <table:table-cell office:value-type="float" office:value="33308" calcext:value-type="float">
            <text:p>33308</text:p>
          </table:table-cell>
          <table:table-cell table:formula="of:=AVERAGE([.B40:.D40])" office:value-type="float" office:value="33381" calcext:value-type="float">
            <text:p>33381.00</text:p>
          </table:table-cell>
          <table:table-cell office:value-type="float" office:value="26933" calcext:value-type="float">
            <text:p>26933</text:p>
          </table:table-cell>
          <table:table-cell office:value-type="float" office:value="26573" calcext:value-type="float">
            <text:p>26573</text:p>
          </table:table-cell>
          <table:table-cell office:value-type="float" office:value="26506" calcext:value-type="float">
            <text:p>26506</text:p>
          </table:table-cell>
          <table:table-cell table:formula="of:=AVERAGE([.F40:.H40])" office:value-type="float" office:value="26670.6666666667" calcext:value-type="float">
            <text:p>26670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40];&quot;ZZ&quot;;&quot;LDF&quot;)" office:value-type="string" office:string-value="ZZ" calcext:value-type="string">
            <text:p>ZZ</text:p>
          </table:table-cell>
          <table:table-cell table:style-name="ce9" table:formula="of:=([.E40]-[.I40])/[.E40]" office:value-type="percentage" office:value="0.201022537770987" calcext:value-type="percentage">
            <text:p>20.10%</text:p>
          </table:table-cell>
          <table:table-cell table:style-name="ce11" table:formula="of:=([.E40]-[.I40])" office:value-type="float" office:value="6710.33333333333" calcext:value-type="float">
            <text:p>6710.33</text:p>
          </table:table-cell>
          <table:table-cell table:formula="of:=IF(([.N40]&gt;-100);1;0)" office:value-type="float" office:value="1" calcext:value-type="float">
            <text:p>1</text:p>
          </table:table-cell>
          <table:table-cell table:formula="of:=IF(AND([.O40];[.L40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float" office:value="220378" calcext:value-type="float">
            <text:p>220378</text:p>
          </table:table-cell>
          <table:table-cell office:value-type="float" office:value="218556" calcext:value-type="float">
            <text:p>218556</text:p>
          </table:table-cell>
          <table:table-cell office:value-type="float" office:value="217058" calcext:value-type="float">
            <text:p>217058</text:p>
          </table:table-cell>
          <table:table-cell table:formula="of:=AVERAGE([.B41:.D41])" office:value-type="float" office:value="218664" calcext:value-type="float">
            <text:p>218664.00</text:p>
          </table:table-cell>
          <table:table-cell office:value-type="float" office:value="49335" calcext:value-type="float">
            <text:p>49335</text:p>
          </table:table-cell>
          <table:table-cell office:value-type="float" office:value="48398" calcext:value-type="float">
            <text:p>48398</text:p>
          </table:table-cell>
          <table:table-cell office:value-type="float" office:value="48210" calcext:value-type="float">
            <text:p>48210</text:p>
          </table:table-cell>
          <table:table-cell table:formula="of:=AVERAGE([.F41:.H41])" office:value-type="float" office:value="48647.6666666667" calcext:value-type="float">
            <text:p>48647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table:formula="of:=IF([.K41];&quot;ZZ&quot;;&quot;LDF&quot;)" office:value-type="string" office:string-value="ZZ" calcext:value-type="string">
            <text:p>ZZ</text:p>
          </table:table-cell>
          <table:table-cell table:style-name="ce9" table:formula="of:=([.E41]-[.I41])/[.E41]" office:value-type="percentage" office:value="0.777523201502457" calcext:value-type="percentage">
            <text:p>77.75%</text:p>
          </table:table-cell>
          <table:table-cell table:style-name="ce11" table:formula="of:=([.E41]-[.I41])" office:value-type="float" office:value="170016.333333333" calcext:value-type="float">
            <text:p>170016.33</text:p>
          </table:table-cell>
          <table:table-cell table:formula="of:=IF(([.N41]&gt;-100);1;0)" office:value-type="float" office:value="1" calcext:value-type="float">
            <text:p>1</text:p>
          </table:table-cell>
          <table:table-cell table:formula="of:=IF(AND([.O41];[.L41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728" calcext:value-type="float">
            <text:p>3728</text:p>
          </table:table-cell>
          <table:table-cell office:value-type="float" office:value="3653" calcext:value-type="float">
            <text:p>3653</text:p>
          </table:table-cell>
          <table:table-cell office:value-type="float" office:value="3675" calcext:value-type="float">
            <text:p>3675</text:p>
          </table:table-cell>
          <table:table-cell table:formula="of:=AVERAGE([.B42:.D42])" office:value-type="float" office:value="3685.33333333333" calcext:value-type="float">
            <text:p>3685.33</text:p>
          </table:table-cell>
          <table:table-cell office:value-type="float" office:value="3712" calcext:value-type="float">
            <text:p>3712</text:p>
          </table:table-cell>
          <table:table-cell office:value-type="float" office:value="3671" calcext:value-type="float">
            <text:p>3671</text:p>
          </table:table-cell>
          <table:table-cell office:value-type="float" office:value="3675" calcext:value-type="float">
            <text:p>3675</text:p>
          </table:table-cell>
          <table:table-cell table:formula="of:=AVERAGE([.F42:.H42])" office:value-type="float" office:value="3686" calcext:value-type="float">
            <text:p>3686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42];&quot;ZZ&quot;;&quot;LDF&quot;)" office:value-type="string" office:string-value="LDF" calcext:value-type="string">
            <text:p>LDF</text:p>
          </table:table-cell>
          <table:table-cell table:style-name="ce9" table:formula="of:=([.E42]-[.I42])/[.E42]" office:value-type="percentage" office:value="-0.000180897250361753" calcext:value-type="percentage">
            <text:p>-0.02%</text:p>
          </table:table-cell>
          <table:table-cell table:style-name="ce11" table:formula="of:=([.E42]-[.I42])" office:value-type="float" office:value="-0.666666666666515" calcext:value-type="float">
            <text:p>-0.67</text:p>
          </table:table-cell>
          <table:table-cell table:formula="of:=IF(([.N42]&gt;-100);1;0)" office:value-type="float" office:value="1" calcext:value-type="float">
            <text:p>1</text:p>
          </table:table-cell>
          <table:table-cell table:formula="of:=IF(AND([.O42];[.L42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float" office:value="19149" calcext:value-type="float">
            <text:p>19149</text:p>
          </table:table-cell>
          <table:table-cell office:value-type="float" office:value="19176" calcext:value-type="float">
            <text:p>19176</text:p>
          </table:table-cell>
          <table:table-cell office:value-type="float" office:value="19004" calcext:value-type="float">
            <text:p>19004</text:p>
          </table:table-cell>
          <table:table-cell table:formula="of:=AVERAGE([.B43:.D43])" office:value-type="float" office:value="19109.6666666667" calcext:value-type="float">
            <text:p>19109.67</text:p>
          </table:table-cell>
          <table:table-cell office:value-type="float" office:value="1212" calcext:value-type="float">
            <text:p>1212</text:p>
          </table:table-cell>
          <table:table-cell office:value-type="float" office:value="1183" calcext:value-type="float">
            <text:p>1183</text:p>
          </table:table-cell>
          <table:table-cell office:value-type="float" office:value="1280" calcext:value-type="float">
            <text:p>1280</text:p>
          </table:table-cell>
          <table:table-cell table:formula="of:=AVERAGE([.F43:.H43])" office:value-type="float" office:value="1225" calcext:value-type="float">
            <text:p>1225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43];&quot;ZZ&quot;;&quot;LDF&quot;)" office:value-type="string" office:string-value="ZZ" calcext:value-type="string">
            <text:p>ZZ</text:p>
          </table:table-cell>
          <table:table-cell table:style-name="ce9" table:formula="of:=([.E43]-[.I43])/[.E43]" office:value-type="percentage" office:value="0.935896317744946" calcext:value-type="percentage">
            <text:p>93.59%</text:p>
          </table:table-cell>
          <table:table-cell table:style-name="ce11" table:formula="of:=([.E43]-[.I43])" office:value-type="float" office:value="17884.6666666667" calcext:value-type="float">
            <text:p>17884.67</text:p>
          </table:table-cell>
          <table:table-cell table:formula="of:=IF(([.N43]&gt;-100);1;0)" office:value-type="float" office:value="1" calcext:value-type="float">
            <text:p>1</text:p>
          </table:table-cell>
          <table:table-cell table:formula="of:=IF(AND([.O43];[.L43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float" office:value="58740" calcext:value-type="float">
            <text:p>58740</text:p>
          </table:table-cell>
          <table:table-cell office:value-type="float" office:value="59292" calcext:value-type="float">
            <text:p>59292</text:p>
          </table:table-cell>
          <table:table-cell office:value-type="float" office:value="59636" calcext:value-type="float">
            <text:p>59636</text:p>
          </table:table-cell>
          <table:table-cell table:formula="of:=AVERAGE([.B44:.D44])" office:value-type="float" office:value="59222.6666666667" calcext:value-type="float">
            <text:p>59222.67</text:p>
          </table:table-cell>
          <table:table-cell office:value-type="float" office:value="58625" calcext:value-type="float">
            <text:p>58625</text:p>
          </table:table-cell>
          <table:table-cell office:value-type="float" office:value="59457" calcext:value-type="float">
            <text:p>59457</text:p>
          </table:table-cell>
          <table:table-cell office:value-type="float" office:value="59013" calcext:value-type="float">
            <text:p>59013</text:p>
          </table:table-cell>
          <table:table-cell table:formula="of:=AVERAGE([.F44:.H44])" office:value-type="float" office:value="59031.6666666667" calcext:value-type="float">
            <text:p>59031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44];&quot;ZZ&quot;;&quot;LDF&quot;)" office:value-type="string" office:string-value="LDF" calcext:value-type="string">
            <text:p>LDF</text:p>
          </table:table-cell>
          <table:table-cell table:style-name="ce9" table:formula="of:=([.E44]-[.I44])/[.E44]" office:value-type="percentage" office:value="0.00322511650944458" calcext:value-type="percentage">
            <text:p>0.32%</text:p>
          </table:table-cell>
          <table:table-cell table:style-name="ce11" table:formula="of:=([.E44]-[.I44])" office:value-type="float" office:value="191" calcext:value-type="float">
            <text:p>191.00</text:p>
          </table:table-cell>
          <table:table-cell table:formula="of:=IF(([.N44]&gt;-100);1;0)" office:value-type="float" office:value="1" calcext:value-type="float">
            <text:p>1</text:p>
          </table:table-cell>
          <table:table-cell table:formula="of:=IF(AND([.O44];[.L44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float" office:value="1779" calcext:value-type="float">
            <text:p>1779</text:p>
          </table:table-cell>
          <table:table-cell office:value-type="float" office:value="1737" calcext:value-type="float">
            <text:p>1737</text:p>
          </table:table-cell>
          <table:table-cell office:value-type="float" office:value="1665" calcext:value-type="float">
            <text:p>1665</text:p>
          </table:table-cell>
          <table:table-cell table:formula="of:=AVERAGE([.B45:.D45])" office:value-type="float" office:value="1727" calcext:value-type="float">
            <text:p>1727.00</text:p>
          </table:table-cell>
          <table:table-cell office:value-type="float" office:value="1114" calcext:value-type="float">
            <text:p>1114</text:p>
          </table:table-cell>
          <table:table-cell office:value-type="float" office:value="951" calcext:value-type="float">
            <text:p>951</text:p>
          </table:table-cell>
          <table:table-cell office:value-type="float" office:value="925" calcext:value-type="float">
            <text:p>925</text:p>
          </table:table-cell>
          <table:table-cell table:formula="of:=AVERAGE([.F45:.H45])" office:value-type="float" office:value="996.666666666667" calcext:value-type="float">
            <text:p>996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45];&quot;ZZ&quot;;&quot;LDF&quot;)" office:value-type="string" office:string-value="ZZ" calcext:value-type="string">
            <text:p>ZZ</text:p>
          </table:table-cell>
          <table:table-cell table:style-name="ce9" table:formula="of:=([.E45]-[.I45])/[.E45]" office:value-type="percentage" office:value="0.422891333719359" calcext:value-type="percentage">
            <text:p>42.29%</text:p>
          </table:table-cell>
          <table:table-cell table:style-name="ce11" table:formula="of:=([.E45]-[.I45])" office:value-type="float" office:value="730.333333333333" calcext:value-type="float">
            <text:p>730.33</text:p>
          </table:table-cell>
          <table:table-cell table:formula="of:=IF(([.N45]&gt;-100);1;0)" office:value-type="float" office:value="1" calcext:value-type="float">
            <text:p>1</text:p>
          </table:table-cell>
          <table:table-cell table:formula="of:=IF(AND([.O45];[.L45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float" office:value="213644" calcext:value-type="float">
            <text:p>213644</text:p>
          </table:table-cell>
          <table:table-cell office:value-type="float" office:value="214491" calcext:value-type="float">
            <text:p>214491</text:p>
          </table:table-cell>
          <table:table-cell office:value-type="float" office:value="214734" calcext:value-type="float">
            <text:p>214734</text:p>
          </table:table-cell>
          <table:table-cell table:formula="of:=AVERAGE([.B46:.D46])" office:value-type="float" office:value="214289.666666667" calcext:value-type="float">
            <text:p>214289.67</text:p>
          </table:table-cell>
          <table:table-cell office:value-type="float" office:value="24825" calcext:value-type="float">
            <text:p>24825</text:p>
          </table:table-cell>
          <table:table-cell office:value-type="float" office:value="24878" calcext:value-type="float">
            <text:p>24878</text:p>
          </table:table-cell>
          <table:table-cell office:value-type="float" office:value="24856" calcext:value-type="float">
            <text:p>24856</text:p>
          </table:table-cell>
          <table:table-cell table:formula="of:=AVERAGE([.F46:.H46])" office:value-type="float" office:value="24853" calcext:value-type="float">
            <text:p>24853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75" calcext:value-type="float">
            <text:p>75</text:p>
          </table:table-cell>
          <table:table-cell table:formula="of:=IF([.K46];&quot;ZZ&quot;;&quot;LDF&quot;)" office:value-type="string" office:string-value="ZZ" calcext:value-type="string">
            <text:p>ZZ</text:p>
          </table:table-cell>
          <table:table-cell table:style-name="ce9" table:formula="of:=([.E46]-[.I46])/[.E46]" office:value-type="percentage" office:value="0.884021472492841" calcext:value-type="percentage">
            <text:p>88.40%</text:p>
          </table:table-cell>
          <table:table-cell table:style-name="ce11" table:formula="of:=([.E46]-[.I46])" office:value-type="float" office:value="189436.666666667" calcext:value-type="float">
            <text:p>189436.67</text:p>
          </table:table-cell>
          <table:table-cell table:formula="of:=IF(([.N46]&gt;-100);1;0)" office:value-type="float" office:value="1" calcext:value-type="float">
            <text:p>1</text:p>
          </table:table-cell>
          <table:table-cell table:formula="of:=IF(AND([.O46];[.L46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float" office:value="6125" calcext:value-type="float">
            <text:p>6125</text:p>
          </table:table-cell>
          <table:table-cell office:value-type="float" office:value="6227" calcext:value-type="float">
            <text:p>6227</text:p>
          </table:table-cell>
          <table:table-cell office:value-type="float" office:value="6209" calcext:value-type="float">
            <text:p>6209</text:p>
          </table:table-cell>
          <table:table-cell table:formula="of:=AVERAGE([.B47:.D47])" office:value-type="float" office:value="6187" calcext:value-type="float">
            <text:p>6187.00</text:p>
          </table:table-cell>
          <table:table-cell office:value-type="float" office:value="4754" calcext:value-type="float">
            <text:p>4754</text:p>
          </table:table-cell>
          <table:table-cell office:value-type="float" office:value="4735" calcext:value-type="float">
            <text:p>4735</text:p>
          </table:table-cell>
          <table:table-cell office:value-type="float" office:value="4756" calcext:value-type="float">
            <text:p>4756</text:p>
          </table:table-cell>
          <table:table-cell table:formula="of:=AVERAGE([.F47:.H47])" office:value-type="float" office:value="4748.33333333333" calcext:value-type="float">
            <text:p>4748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47];&quot;ZZ&quot;;&quot;LDF&quot;)" office:value-type="string" office:string-value="ZZ" calcext:value-type="string">
            <text:p>ZZ</text:p>
          </table:table-cell>
          <table:table-cell table:style-name="ce9" table:formula="of:=([.E47]-[.I47])/[.E47]" office:value-type="percentage" office:value="0.232530574861268" calcext:value-type="percentage">
            <text:p>23.25%</text:p>
          </table:table-cell>
          <table:table-cell table:style-name="ce11" table:formula="of:=([.E47]-[.I47])" office:value-type="float" office:value="1438.66666666667" calcext:value-type="float">
            <text:p>1438.67</text:p>
          </table:table-cell>
          <table:table-cell table:formula="of:=IF(([.N47]&gt;-100);1;0)" office:value-type="float" office:value="1" calcext:value-type="float">
            <text:p>1</text:p>
          </table:table-cell>
          <table:table-cell table:formula="of:=IF(AND([.O47];[.L47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1" calcext:value-type="float">
            <text:p>131</text:p>
          </table:table-cell>
          <table:table-cell table:formula="of:=AVERAGE([.B48:.D48])" office:value-type="float" office:value="132.333333333333" calcext:value-type="float">
            <text:p>132.3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formula="of:=AVERAGE([.F48:.H48])" office:value-type="float" office:value="132.333333333333" calcext:value-type="float">
            <text:p>132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48];&quot;ZZ&quot;;&quot;LDF&quot;)" office:value-type="string" office:string-value="LDF" calcext:value-type="string">
            <text:p>LDF</text:p>
          </table:table-cell>
          <table:table-cell table:style-name="ce9" table:formula="of:=([.E48]-[.I48])/[.E48]" office:value-type="percentage" office:value="0" calcext:value-type="percentage">
            <text:p>0.00%</text:p>
          </table:table-cell>
          <table:table-cell table:style-name="ce11" table:formula="of:=([.E48]-[.I48])" office:value-type="float" office:value="0" calcext:value-type="float">
            <text:p>0.00</text:p>
          </table:table-cell>
          <table:table-cell table:formula="of:=IF(([.N48]&gt;-100);1;0)" office:value-type="float" office:value="1" calcext:value-type="float">
            <text:p>1</text:p>
          </table:table-cell>
          <table:table-cell table:formula="of:=IF(AND([.O48];[.L48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float" office:value="3129" calcext:value-type="float">
            <text:p>3129</text:p>
          </table:table-cell>
          <table:table-cell office:value-type="float" office:value="3103" calcext:value-type="float">
            <text:p>3103</text:p>
          </table:table-cell>
          <table:table-cell office:value-type="float" office:value="3122" calcext:value-type="float">
            <text:p>3122</text:p>
          </table:table-cell>
          <table:table-cell table:formula="of:=AVERAGE([.B49:.D49])" office:value-type="float" office:value="3118" calcext:value-type="float">
            <text:p>3118.00</text:p>
          </table:table-cell>
          <table:table-cell office:value-type="float" office:value="3109" calcext:value-type="float">
            <text:p>3109</text:p>
          </table:table-cell>
          <table:table-cell office:value-type="float" office:value="3085" calcext:value-type="float">
            <text:p>3085</text:p>
          </table:table-cell>
          <table:table-cell office:value-type="float" office:value="3173" calcext:value-type="float">
            <text:p>3173</text:p>
          </table:table-cell>
          <table:table-cell table:formula="of:=AVERAGE([.F49:.H49])" office:value-type="float" office:value="3122.33333333333" calcext:value-type="float">
            <text:p>3122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49];&quot;ZZ&quot;;&quot;LDF&quot;)" office:value-type="string" office:string-value="LDF" calcext:value-type="string">
            <text:p>LDF</text:p>
          </table:table-cell>
          <table:table-cell table:style-name="ce9" table:formula="of:=([.E49]-[.I49])/[.E49]" office:value-type="percentage" office:value="-0.00138977977335904" calcext:value-type="percentage">
            <text:p>-0.14%</text:p>
          </table:table-cell>
          <table:table-cell table:style-name="ce11" table:formula="of:=([.E49]-[.I49])" office:value-type="float" office:value="-4.33333333333349" calcext:value-type="float">
            <text:p>-4.33</text:p>
          </table:table-cell>
          <table:table-cell table:formula="of:=IF(([.N49]&gt;-100);1;0)" office:value-type="float" office:value="1" calcext:value-type="float">
            <text:p>1</text:p>
          </table:table-cell>
          <table:table-cell table:formula="of:=IF(AND([.O49];[.L49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631" calcext:value-type="float">
            <text:p>4631</text:p>
          </table:table-cell>
          <table:table-cell office:value-type="float" office:value="4742" calcext:value-type="float">
            <text:p>4742</text:p>
          </table:table-cell>
          <table:table-cell office:value-type="float" office:value="4638" calcext:value-type="float">
            <text:p>4638</text:p>
          </table:table-cell>
          <table:table-cell table:formula="of:=AVERAGE([.B50:.D50])" office:value-type="float" office:value="4670.33333333333" calcext:value-type="float">
            <text:p>4670.33</text:p>
          </table:table-cell>
          <table:table-cell office:value-type="float" office:value="4710" calcext:value-type="float">
            <text:p>4710</text:p>
          </table:table-cell>
          <table:table-cell office:value-type="float" office:value="4765" calcext:value-type="float">
            <text:p>4765</text:p>
          </table:table-cell>
          <table:table-cell office:value-type="float" office:value="4730" calcext:value-type="float">
            <text:p>4730</text:p>
          </table:table-cell>
          <table:table-cell table:formula="of:=AVERAGE([.F50:.H50])" office:value-type="float" office:value="4735" calcext:value-type="float">
            <text:p>4735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50];&quot;ZZ&quot;;&quot;LDF&quot;)" office:value-type="string" office:string-value="LDF" calcext:value-type="string">
            <text:p>LDF</text:p>
          </table:table-cell>
          <table:table-cell table:style-name="ce9" table:formula="of:=([.E50]-[.I50])/[.E50]" office:value-type="percentage" office:value="-0.0138462636499894" calcext:value-type="percentage">
            <text:p>-1.38%</text:p>
          </table:table-cell>
          <table:table-cell table:style-name="ce11" table:formula="of:=([.E50]-[.I50])" office:value-type="float" office:value="-64.666666666667" calcext:value-type="float">
            <text:p>-64.67</text:p>
          </table:table-cell>
          <table:table-cell table:formula="of:=IF(([.N50]&gt;-100);1;0)" office:value-type="float" office:value="1" calcext:value-type="float">
            <text:p>1</text:p>
          </table:table-cell>
          <table:table-cell table:formula="of:=IF(AND([.O50];[.L50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float" office:value="219689" calcext:value-type="float">
            <text:p>219689</text:p>
          </table:table-cell>
          <table:table-cell office:value-type="float" office:value="222389" calcext:value-type="float">
            <text:p>222389</text:p>
          </table:table-cell>
          <table:table-cell office:value-type="float" office:value="219732" calcext:value-type="float">
            <text:p>219732</text:p>
          </table:table-cell>
          <table:table-cell table:formula="of:=AVERAGE([.B51:.D51])" office:value-type="float" office:value="220603.333333333" calcext:value-type="float">
            <text:p>220603.33</text:p>
          </table:table-cell>
          <table:table-cell office:value-type="float" office:value="219872" calcext:value-type="float">
            <text:p>219872</text:p>
          </table:table-cell>
          <table:table-cell office:value-type="float" office:value="221307" calcext:value-type="float">
            <text:p>221307</text:p>
          </table:table-cell>
          <table:table-cell office:value-type="float" office:value="220431" calcext:value-type="float">
            <text:p>220431</text:p>
          </table:table-cell>
          <table:table-cell table:formula="of:=AVERAGE([.F51:.H51])" office:value-type="float" office:value="220536.666666667" calcext:value-type="float">
            <text:p>220536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51];&quot;ZZ&quot;;&quot;LDF&quot;)" office:value-type="string" office:string-value="LDF" calcext:value-type="string">
            <text:p>LDF</text:p>
          </table:table-cell>
          <table:table-cell table:style-name="ce9" table:formula="of:=([.E51]-[.I51])/[.E51]" office:value-type="percentage" office:value="0.000302201538205917" calcext:value-type="percentage">
            <text:p>0.03%</text:p>
          </table:table-cell>
          <table:table-cell table:style-name="ce11" table:formula="of:=([.E51]-[.I51])" office:value-type="float" office:value="66.6666666666861" calcext:value-type="float">
            <text:p>66.67</text:p>
          </table:table-cell>
          <table:table-cell table:formula="of:=IF(([.N51]&gt;-100);1;0)" office:value-type="float" office:value="1" calcext:value-type="float">
            <text:p>1</text:p>
          </table:table-cell>
          <table:table-cell table:formula="of:=IF(AND([.O51];[.L51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AVERAGE([.B52:.D52])" office:value-type="float" office:value="146" calcext:value-type="float">
            <text:p>146.00</text:p>
          </table:table-cell>
          <table:table-cell office:value-type="float" office:value="195" calcext:value-type="float">
            <text:p>195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formula="of:=AVERAGE([.F52:.H52])" office:value-type="float" office:value="170" calcext:value-type="float">
            <text:p>170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52];&quot;ZZ&quot;;&quot;LDF&quot;)" office:value-type="string" office:string-value="LDF" calcext:value-type="string">
            <text:p>LDF</text:p>
          </table:table-cell>
          <table:table-cell table:style-name="ce9" table:formula="of:=([.E52]-[.I52])/[.E52]" office:value-type="percentage" office:value="-0.164383561643836" calcext:value-type="percentage">
            <text:p>-16.44%</text:p>
          </table:table-cell>
          <table:table-cell table:style-name="ce11" table:formula="of:=([.E52]-[.I52])" office:value-type="float" office:value="-24" calcext:value-type="float">
            <text:p>-24.00</text:p>
          </table:table-cell>
          <table:table-cell table:formula="of:=IF(([.N52]&gt;-100);1;0)" office:value-type="float" office:value="1" calcext:value-type="float">
            <text:p>1</text:p>
          </table:table-cell>
          <table:table-cell table:formula="of:=IF(AND([.O52];[.L52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32" calcext:value-type="float">
            <text:p>10232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table:formula="of:=AVERAGE([.B53:.D53])" office:value-type="float" office:value="201" calcext:value-type="float">
            <text:p>201.00</text:p>
          </table:table-cell>
          <table:table-cell office:value-type="float" office:value="303" calcext:value-type="float">
            <text:p>303</text:p>
          </table:table-cell>
          <table:table-cell office:value-type="float" office:value="285" calcext:value-type="float">
            <text:p>285</text:p>
          </table:table-cell>
          <table:table-cell office:value-type="float" office:value="276" calcext:value-type="float">
            <text:p>276</text:p>
          </table:table-cell>
          <table:table-cell table:formula="of:=AVERAGE([.F53:.H53])" office:value-type="float" office:value="288" calcext:value-type="float">
            <text:p>288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53];&quot;ZZ&quot;;&quot;LDF&quot;)" office:value-type="string" office:string-value="LDF" calcext:value-type="string">
            <text:p>LDF</text:p>
          </table:table-cell>
          <table:table-cell table:style-name="ce9" table:formula="of:=([.E53]-[.I53])/[.E53]" office:value-type="percentage" office:value="-0.432835820895522" calcext:value-type="percentage">
            <text:p>-43.28%</text:p>
          </table:table-cell>
          <table:table-cell table:style-name="ce11" table:formula="of:=([.E53]-[.I53])" office:value-type="float" office:value="-87" calcext:value-type="float">
            <text:p>-87.00</text:p>
          </table:table-cell>
          <table:table-cell table:formula="of:=IF(([.N53]&gt;-100);1;0)" office:value-type="float" office:value="1" calcext:value-type="float">
            <text:p>1</text:p>
          </table:table-cell>
          <table:table-cell table:formula="of:=IF(AND([.O53];[.L53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float" office:value="24692" calcext:value-type="float">
            <text:p>24692</text:p>
          </table:table-cell>
          <table:table-cell office:value-type="float" office:value="24112" calcext:value-type="float">
            <text:p>24112</text:p>
          </table:table-cell>
          <table:table-cell office:value-type="float" office:value="24140" calcext:value-type="float">
            <text:p>24140</text:p>
          </table:table-cell>
          <table:table-cell table:formula="of:=AVERAGE([.B54:.D54])" office:value-type="float" office:value="24314.6666666667" calcext:value-type="float">
            <text:p>24314.67</text:p>
          </table:table-cell>
          <table:table-cell office:value-type="float" office:value="4005" calcext:value-type="float">
            <text:p>4005</text:p>
          </table:table-cell>
          <table:table-cell office:value-type="float" office:value="4075" calcext:value-type="float">
            <text:p>4075</text:p>
          </table:table-cell>
          <table:table-cell office:value-type="float" office:value="4017" calcext:value-type="float">
            <text:p>4017</text:p>
          </table:table-cell>
          <table:table-cell table:formula="of:=AVERAGE([.F54:.H54])" office:value-type="float" office:value="4032.33333333333" calcext:value-type="float">
            <text:p>4032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54];&quot;ZZ&quot;;&quot;LDF&quot;)" office:value-type="string" office:string-value="ZZ" calcext:value-type="string">
            <text:p>ZZ</text:p>
          </table:table-cell>
          <table:table-cell table:style-name="ce9" table:formula="of:=([.E54]-[.I54])/[.E54]" office:value-type="percentage" office:value="0.834160451853477" calcext:value-type="percentage">
            <text:p>83.42%</text:p>
          </table:table-cell>
          <table:table-cell table:style-name="ce11" table:formula="of:=([.E54]-[.I54])" office:value-type="float" office:value="20282.3333333333" calcext:value-type="float">
            <text:p>20282.33</text:p>
          </table:table-cell>
          <table:table-cell table:formula="of:=IF(([.N54]&gt;-100);1;0)" office:value-type="float" office:value="1" calcext:value-type="float">
            <text:p>1</text:p>
          </table:table-cell>
          <table:table-cell table:formula="of:=IF(AND([.O54];[.L54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23719" calcext:value-type="float">
            <text:p>23719</text:p>
          </table:table-cell>
          <table:table-cell office:value-type="float" office:value="23996" calcext:value-type="float">
            <text:p>23996</text:p>
          </table:table-cell>
          <table:table-cell office:value-type="float" office:value="24034" calcext:value-type="float">
            <text:p>24034</text:p>
          </table:table-cell>
          <table:table-cell table:formula="of:=AVERAGE([.B55:.D55])" office:value-type="float" office:value="23916.3333333333" calcext:value-type="float">
            <text:p>23916.33</text:p>
          </table:table-cell>
          <table:table-cell office:value-type="float" office:value="569" calcext:value-type="float">
            <text:p>569</text:p>
          </table:table-cell>
          <table:table-cell office:value-type="float" office:value="604" calcext:value-type="float">
            <text:p>604</text:p>
          </table:table-cell>
          <table:table-cell office:value-type="float" office:value="701" calcext:value-type="float">
            <text:p>701</text:p>
          </table:table-cell>
          <table:table-cell table:formula="of:=AVERAGE([.F55:.H55])" office:value-type="float" office:value="624.666666666667" calcext:value-type="float">
            <text:p>624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55];&quot;ZZ&quot;;&quot;LDF&quot;)" office:value-type="string" office:string-value="ZZ" calcext:value-type="string">
            <text:p>ZZ</text:p>
          </table:table-cell>
          <table:table-cell table:style-name="ce9" table:formula="of:=([.E55]-[.I55])/[.E55]" office:value-type="percentage" office:value="0.973881169075527" calcext:value-type="percentage">
            <text:p>97.39%</text:p>
          </table:table-cell>
          <table:table-cell table:style-name="ce11" table:formula="of:=([.E55]-[.I55])" office:value-type="float" office:value="23291.6666666667" calcext:value-type="float">
            <text:p>23291.67</text:p>
          </table:table-cell>
          <table:table-cell table:formula="of:=IF(([.N55]&gt;-100);1;0)" office:value-type="float" office:value="1" calcext:value-type="float">
            <text:p>1</text:p>
          </table:table-cell>
          <table:table-cell table:formula="of:=IF(AND([.O55];[.L55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float" office:value="1121" calcext:value-type="float">
            <text:p>1121</text:p>
          </table:table-cell>
          <table:table-cell office:value-type="float" office:value="1107" calcext:value-type="float">
            <text:p>1107</text:p>
          </table:table-cell>
          <table:table-cell office:value-type="float" office:value="1110" calcext:value-type="float">
            <text:p>1110</text:p>
          </table:table-cell>
          <table:table-cell table:formula="of:=AVERAGE([.B56:.D56])" office:value-type="float" office:value="1112.66666666667" calcext:value-type="float">
            <text:p>1112.67</text:p>
          </table:table-cell>
          <table:table-cell office:value-type="float" office:value="402" calcext:value-type="float">
            <text:p>402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formula="of:=AVERAGE([.F56:.H56])" office:value-type="float" office:value="397.333333333333" calcext:value-type="float">
            <text:p>397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56];&quot;ZZ&quot;;&quot;LDF&quot;)" office:value-type="string" office:string-value="ZZ" calcext:value-type="string">
            <text:p>ZZ</text:p>
          </table:table-cell>
          <table:table-cell table:style-name="ce9" table:formula="of:=([.E56]-[.I56])/[.E56]" office:value-type="percentage" office:value="0.642899940083883" calcext:value-type="percentage">
            <text:p>64.29%</text:p>
          </table:table-cell>
          <table:table-cell table:style-name="ce11" table:formula="of:=([.E56]-[.I56])" office:value-type="float" office:value="715.333333333334" calcext:value-type="float">
            <text:p>715.33</text:p>
          </table:table-cell>
          <table:table-cell table:formula="of:=IF(([.N56]&gt;-100);1;0)" office:value-type="float" office:value="1" calcext:value-type="float">
            <text:p>1</text:p>
          </table:table-cell>
          <table:table-cell table:formula="of:=IF(AND([.O56];[.L56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37" calcext:value-type="float">
            <text:p>10237</text:p>
          </table:table-cell>
          <table:table-cell office:value-type="float" office:value="174657" calcext:value-type="float">
            <text:p>174657</text:p>
          </table:table-cell>
          <table:table-cell office:value-type="float" office:value="173891" calcext:value-type="float">
            <text:p>173891</text:p>
          </table:table-cell>
          <table:table-cell office:value-type="float" office:value="174761" calcext:value-type="float">
            <text:p>174761</text:p>
          </table:table-cell>
          <table:table-cell table:formula="of:=AVERAGE([.B57:.D57])" office:value-type="float" office:value="174436.333333333" calcext:value-type="float">
            <text:p>174436.33</text:p>
          </table:table-cell>
          <table:table-cell office:value-type="float" office:value="52143" calcext:value-type="float">
            <text:p>52143</text:p>
          </table:table-cell>
          <table:table-cell office:value-type="float" office:value="52388" calcext:value-type="float">
            <text:p>52388</text:p>
          </table:table-cell>
          <table:table-cell office:value-type="float" office:value="52059" calcext:value-type="float">
            <text:p>52059</text:p>
          </table:table-cell>
          <table:table-cell table:formula="of:=AVERAGE([.F57:.H57])" office:value-type="float" office:value="52196.6666666667" calcext:value-type="float">
            <text:p>52196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table:formula="of:=IF([.K57];&quot;ZZ&quot;;&quot;LDF&quot;)" office:value-type="string" office:string-value="ZZ" calcext:value-type="string">
            <text:p>ZZ</text:p>
          </table:table-cell>
          <table:table-cell table:style-name="ce9" table:formula="of:=([.E57]-[.I57])/[.E57]" office:value-type="percentage" office:value="0.700769526226379" calcext:value-type="percentage">
            <text:p>70.08%</text:p>
          </table:table-cell>
          <table:table-cell table:style-name="ce11" table:formula="of:=([.E57]-[.I57])" office:value-type="float" office:value="122239.666666667" calcext:value-type="float">
            <text:p>122239.67</text:p>
          </table:table-cell>
          <table:table-cell table:formula="of:=IF(([.N57]&gt;-100);1;0)" office:value-type="float" office:value="1" calcext:value-type="float">
            <text:p>1</text:p>
          </table:table-cell>
          <table:table-cell table:formula="of:=IF(AND([.O57];[.L57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48705" calcext:value-type="float">
            <text:p>48705</text:p>
          </table:table-cell>
          <table:table-cell office:value-type="float" office:value="49064" calcext:value-type="float">
            <text:p>49064</text:p>
          </table:table-cell>
          <table:table-cell office:value-type="float" office:value="48462" calcext:value-type="float">
            <text:p>48462</text:p>
          </table:table-cell>
          <table:table-cell table:formula="of:=AVERAGE([.B58:.D58])" office:value-type="float" office:value="48743.6666666667" calcext:value-type="float">
            <text:p>48743.67</text:p>
          </table:table-cell>
          <table:table-cell office:value-type="float" office:value="10736" calcext:value-type="float">
            <text:p>10736</text:p>
          </table:table-cell>
          <table:table-cell office:value-type="float" office:value="10576" calcext:value-type="float">
            <text:p>10576</text:p>
          </table:table-cell>
          <table:table-cell office:value-type="float" office:value="10582" calcext:value-type="float">
            <text:p>10582</text:p>
          </table:table-cell>
          <table:table-cell table:formula="of:=AVERAGE([.F58:.H58])" office:value-type="float" office:value="10631.3333333333" calcext:value-type="float">
            <text:p>10631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table:formula="of:=IF([.K58];&quot;ZZ&quot;;&quot;LDF&quot;)" office:value-type="string" office:string-value="ZZ" calcext:value-type="string">
            <text:p>ZZ</text:p>
          </table:table-cell>
          <table:table-cell table:style-name="ce9" table:formula="of:=([.E58]-[.I58])/[.E58]" office:value-type="percentage" office:value="0.781893032257182" calcext:value-type="percentage">
            <text:p>78.19%</text:p>
          </table:table-cell>
          <table:table-cell table:style-name="ce11" table:formula="of:=([.E58]-[.I58])" office:value-type="float" office:value="38112.3333333333" calcext:value-type="float">
            <text:p>38112.33</text:p>
          </table:table-cell>
          <table:table-cell table:formula="of:=IF(([.N58]&gt;-100);1;0)" office:value-type="float" office:value="1" calcext:value-type="float">
            <text:p>1</text:p>
          </table:table-cell>
          <table:table-cell table:formula="of:=IF(AND([.O58];[.L58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8784" calcext:value-type="float">
            <text:p>38784</text:p>
          </table:table-cell>
          <table:table-cell office:value-type="float" office:value="38432" calcext:value-type="float">
            <text:p>38432</text:p>
          </table:table-cell>
          <table:table-cell office:value-type="float" office:value="38878" calcext:value-type="float">
            <text:p>38878</text:p>
          </table:table-cell>
          <table:table-cell table:formula="of:=AVERAGE([.B59:.D59])" office:value-type="float" office:value="38698" calcext:value-type="float">
            <text:p>38698.00</text:p>
          </table:table-cell>
          <table:table-cell office:value-type="float" office:value="11446" calcext:value-type="float">
            <text:p>11446</text:p>
          </table:table-cell>
          <table:table-cell office:value-type="float" office:value="11357" calcext:value-type="float">
            <text:p>11357</text:p>
          </table:table-cell>
          <table:table-cell office:value-type="float" office:value="11553" calcext:value-type="float">
            <text:p>11553</text:p>
          </table:table-cell>
          <table:table-cell table:formula="of:=AVERAGE([.F59:.H59])" office:value-type="float" office:value="11452" calcext:value-type="float">
            <text:p>11452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59];&quot;ZZ&quot;;&quot;LDF&quot;)" office:value-type="string" office:string-value="ZZ" calcext:value-type="string">
            <text:p>ZZ</text:p>
          </table:table-cell>
          <table:table-cell table:style-name="ce9" table:formula="of:=([.E59]-[.I59])/[.E59]" office:value-type="percentage" office:value="0.704067393663755" calcext:value-type="percentage">
            <text:p>70.41%</text:p>
          </table:table-cell>
          <table:table-cell table:style-name="ce11" table:formula="of:=([.E59]-[.I59])" office:value-type="float" office:value="27246" calcext:value-type="float">
            <text:p>27246.00</text:p>
          </table:table-cell>
          <table:table-cell table:formula="of:=IF(([.N59]&gt;-100);1;0)" office:value-type="float" office:value="1" calcext:value-type="float">
            <text:p>1</text:p>
          </table:table-cell>
          <table:table-cell table:formula="of:=IF(AND([.O59];[.L59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97023" calcext:value-type="float">
            <text:p>97023</text:p>
          </table:table-cell>
          <table:table-cell office:value-type="float" office:value="96211" calcext:value-type="float">
            <text:p>96211</text:p>
          </table:table-cell>
          <table:table-cell office:value-type="float" office:value="97130" calcext:value-type="float">
            <text:p>97130</text:p>
          </table:table-cell>
          <table:table-cell table:formula="of:=AVERAGE([.B60:.D60])" office:value-type="float" office:value="96788" calcext:value-type="float">
            <text:p>96788.00</text:p>
          </table:table-cell>
          <table:table-cell office:value-type="float" office:value="2647" calcext:value-type="float">
            <text:p>2647</text:p>
          </table:table-cell>
          <table:table-cell office:value-type="float" office:value="2540" calcext:value-type="float">
            <text:p>2540</text:p>
          </table:table-cell>
          <table:table-cell office:value-type="float" office:value="2603" calcext:value-type="float">
            <text:p>2603</text:p>
          </table:table-cell>
          <table:table-cell table:formula="of:=AVERAGE([.F60:.H60])" office:value-type="float" office:value="2596.66666666667" calcext:value-type="float">
            <text:p>2596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60];&quot;ZZ&quot;;&quot;LDF&quot;)" office:value-type="string" office:string-value="ZZ" calcext:value-type="string">
            <text:p>ZZ</text:p>
          </table:table-cell>
          <table:table-cell table:style-name="ce9" table:formula="of:=([.E60]-[.I60])/[.E60]" office:value-type="percentage" office:value="0.973171605295422" calcext:value-type="percentage">
            <text:p>97.32%</text:p>
          </table:table-cell>
          <table:table-cell table:style-name="ce11" table:formula="of:=([.E60]-[.I60])" office:value-type="float" office:value="94191.3333333333" calcext:value-type="float">
            <text:p>94191.33</text:p>
          </table:table-cell>
          <table:table-cell table:formula="of:=IF(([.N60]&gt;-100);1;0)" office:value-type="float" office:value="1" calcext:value-type="float">
            <text:p>1</text:p>
          </table:table-cell>
          <table:table-cell table:formula="of:=IF(AND([.O60];[.L60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float" office:value="182057" calcext:value-type="float">
            <text:p>182057</text:p>
          </table:table-cell>
          <table:table-cell office:value-type="float" office:value="181207" calcext:value-type="float">
            <text:p>181207</text:p>
          </table:table-cell>
          <table:table-cell office:value-type="float" office:value="179757" calcext:value-type="float">
            <text:p>179757</text:p>
          </table:table-cell>
          <table:table-cell table:formula="of:=AVERAGE([.B61:.D61])" office:value-type="float" office:value="181007" calcext:value-type="float">
            <text:p>181007.00</text:p>
          </table:table-cell>
          <table:table-cell office:value-type="float" office:value="9230" calcext:value-type="float">
            <text:p>9230</text:p>
          </table:table-cell>
          <table:table-cell office:value-type="float" office:value="9449" calcext:value-type="float">
            <text:p>9449</text:p>
          </table:table-cell>
          <table:table-cell office:value-type="float" office:value="9303" calcext:value-type="float">
            <text:p>9303</text:p>
          </table:table-cell>
          <table:table-cell table:formula="of:=AVERAGE([.F61:.H61])" office:value-type="float" office:value="9327.33333333333" calcext:value-type="float">
            <text:p>9327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table:formula="of:=IF([.K61];&quot;ZZ&quot;;&quot;LDF&quot;)" office:value-type="string" office:string-value="ZZ" calcext:value-type="string">
            <text:p>ZZ</text:p>
          </table:table-cell>
          <table:table-cell table:style-name="ce9" table:formula="of:=([.E61]-[.I61])/[.E61]" office:value-type="percentage" office:value="0.948469764521077" calcext:value-type="percentage">
            <text:p>94.85%</text:p>
          </table:table-cell>
          <table:table-cell table:style-name="ce11" table:formula="of:=([.E61]-[.I61])" office:value-type="float" office:value="171679.666666667" calcext:value-type="float">
            <text:p>171679.67</text:p>
          </table:table-cell>
          <table:table-cell table:formula="of:=IF(([.N61]&gt;-100);1;0)" office:value-type="float" office:value="1" calcext:value-type="float">
            <text:p>1</text:p>
          </table:table-cell>
          <table:table-cell table:formula="of:=IF(AND([.O61];[.L61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float" office:value="1084" calcext:value-type="float">
            <text:p>1084</text:p>
          </table:table-cell>
          <table:table-cell office:value-type="float" office:value="1054" calcext:value-type="float">
            <text:p>1054</text:p>
          </table:table-cell>
          <table:table-cell office:value-type="float" office:value="1086" calcext:value-type="float">
            <text:p>1086</text:p>
          </table:table-cell>
          <table:table-cell table:formula="of:=AVERAGE([.B62:.D62])" office:value-type="float" office:value="1074.66666666667" calcext:value-type="float">
            <text:p>1074.67</text:p>
          </table:table-cell>
          <table:table-cell office:value-type="float" office:value="671" calcext:value-type="float">
            <text:p>671</text:p>
          </table:table-cell>
          <table:table-cell office:value-type="float" office:value="657" calcext:value-type="float">
            <text:p>657</text:p>
          </table:table-cell>
          <table:table-cell office:value-type="float" office:value="662" calcext:value-type="float">
            <text:p>662</text:p>
          </table:table-cell>
          <table:table-cell table:formula="of:=AVERAGE([.F62:.H62])" office:value-type="float" office:value="663.333333333333" calcext:value-type="float">
            <text:p>663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62];&quot;ZZ&quot;;&quot;LDF&quot;)" office:value-type="string" office:string-value="ZZ" calcext:value-type="string">
            <text:p>ZZ</text:p>
          </table:table-cell>
          <table:table-cell table:style-name="ce9" table:formula="of:=([.E62]-[.I62])/[.E62]" office:value-type="percentage" office:value="0.382754342431762" calcext:value-type="percentage">
            <text:p>38.28%</text:p>
          </table:table-cell>
          <table:table-cell table:style-name="ce11" table:formula="of:=([.E62]-[.I62])" office:value-type="float" office:value="411.333333333333" calcext:value-type="float">
            <text:p>411.33</text:p>
          </table:table-cell>
          <table:table-cell table:formula="of:=IF(([.N62]&gt;-100);1;0)" office:value-type="float" office:value="1" calcext:value-type="float">
            <text:p>1</text:p>
          </table:table-cell>
          <table:table-cell table:formula="of:=IF(AND([.O62];[.L62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float" office:value="22280" calcext:value-type="float">
            <text:p>22280</text:p>
          </table:table-cell>
          <table:table-cell office:value-type="float" office:value="22204" calcext:value-type="float">
            <text:p>22204</text:p>
          </table:table-cell>
          <table:table-cell office:value-type="float" office:value="22277" calcext:value-type="float">
            <text:p>22277</text:p>
          </table:table-cell>
          <table:table-cell table:formula="of:=AVERAGE([.B63:.D63])" office:value-type="float" office:value="22253.6666666667" calcext:value-type="float">
            <text:p>22253.67</text:p>
          </table:table-cell>
          <table:table-cell office:value-type="float" office:value="2605" calcext:value-type="float">
            <text:p>2605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table:formula="of:=AVERAGE([.F63:.H63])" office:value-type="float" office:value="2655.33333333333" calcext:value-type="float">
            <text:p>2655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63];&quot;ZZ&quot;;&quot;LDF&quot;)" office:value-type="string" office:string-value="ZZ" calcext:value-type="string">
            <text:p>ZZ</text:p>
          </table:table-cell>
          <table:table-cell table:style-name="ce9" table:formula="of:=([.E63]-[.I63])/[.E63]" office:value-type="percentage" office:value="0.880678839442189" calcext:value-type="percentage">
            <text:p>88.07%</text:p>
          </table:table-cell>
          <table:table-cell table:style-name="ce11" table:formula="of:=([.E63]-[.I63])" office:value-type="float" office:value="19598.3333333333" calcext:value-type="float">
            <text:p>19598.33</text:p>
          </table:table-cell>
          <table:table-cell table:formula="of:=IF(([.N63]&gt;-100);1;0)" office:value-type="float" office:value="1" calcext:value-type="float">
            <text:p>1</text:p>
          </table:table-cell>
          <table:table-cell table:formula="of:=IF(AND([.O63];[.L63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48" calcext:value-type="float">
            <text:p>10248</text:p>
          </table:table-cell>
          <table:table-cell office:value-type="float" office:value="27995" calcext:value-type="float">
            <text:p>27995</text:p>
          </table:table-cell>
          <table:table-cell office:value-type="float" office:value="27991" calcext:value-type="float">
            <text:p>27991</text:p>
          </table:table-cell>
          <table:table-cell office:value-type="float" office:value="27909" calcext:value-type="float">
            <text:p>27909</text:p>
          </table:table-cell>
          <table:table-cell table:formula="of:=AVERAGE([.B64:.D64])" office:value-type="float" office:value="27965" calcext:value-type="float">
            <text:p>27965.00</text:p>
          </table:table-cell>
          <table:table-cell office:value-type="float" office:value="806" calcext:value-type="float">
            <text:p>806</text:p>
          </table:table-cell>
          <table:table-cell office:value-type="float" office:value="849" calcext:value-type="float">
            <text:p>849</text:p>
          </table:table-cell>
          <table:table-cell office:value-type="float" office:value="837" calcext:value-type="float">
            <text:p>837</text:p>
          </table:table-cell>
          <table:table-cell table:formula="of:=AVERAGE([.F64:.H64])" office:value-type="float" office:value="830.666666666667" calcext:value-type="float">
            <text:p>830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64];&quot;ZZ&quot;;&quot;LDF&quot;)" office:value-type="string" office:string-value="ZZ" calcext:value-type="string">
            <text:p>ZZ</text:p>
          </table:table-cell>
          <table:table-cell table:style-name="ce9" table:formula="of:=([.E64]-[.I64])/[.E64]" office:value-type="percentage" office:value="0.970296203587818" calcext:value-type="percentage">
            <text:p>97.03%</text:p>
          </table:table-cell>
          <table:table-cell table:style-name="ce11" table:formula="of:=([.E64]-[.I64])" office:value-type="float" office:value="27134.3333333333" calcext:value-type="float">
            <text:p>27134.33</text:p>
          </table:table-cell>
          <table:table-cell table:formula="of:=IF(([.N64]&gt;-100);1;0)" office:value-type="float" office:value="1" calcext:value-type="float">
            <text:p>1</text:p>
          </table:table-cell>
          <table:table-cell table:formula="of:=IF(AND([.O64];[.L64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53" calcext:value-type="float">
            <text:p>10253</text:p>
          </table:table-cell>
          <table:table-cell office:value-type="float" office:value="62711" calcext:value-type="float">
            <text:p>62711</text:p>
          </table:table-cell>
          <table:table-cell office:value-type="float" office:value="63307" calcext:value-type="float">
            <text:p>63307</text:p>
          </table:table-cell>
          <table:table-cell office:value-type="float" office:value="63625" calcext:value-type="float">
            <text:p>63625</text:p>
          </table:table-cell>
          <table:table-cell table:formula="of:=AVERAGE([.B65:.D65])" office:value-type="float" office:value="63214.3333333333" calcext:value-type="float">
            <text:p>63214.33</text:p>
          </table:table-cell>
          <table:table-cell office:value-type="float" office:value="63045" calcext:value-type="float">
            <text:p>63045</text:p>
          </table:table-cell>
          <table:table-cell office:value-type="float" office:value="63006" calcext:value-type="float">
            <text:p>63006</text:p>
          </table:table-cell>
          <table:table-cell office:value-type="float" office:value="63173" calcext:value-type="float">
            <text:p>63173</text:p>
          </table:table-cell>
          <table:table-cell table:formula="of:=AVERAGE([.F65:.H65])" office:value-type="float" office:value="63074.6666666667" calcext:value-type="float">
            <text:p>63074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65];&quot;ZZ&quot;;&quot;LDF&quot;)" office:value-type="string" office:string-value="LDF" calcext:value-type="string">
            <text:p>LDF</text:p>
          </table:table-cell>
          <table:table-cell table:style-name="ce9" table:formula="of:=([.E65]-[.I65])/[.E65]" office:value-type="percentage" office:value="0.00220941453151455" calcext:value-type="percentage">
            <text:p>0.22%</text:p>
          </table:table-cell>
          <table:table-cell table:style-name="ce11" table:formula="of:=([.E65]-[.I65])" office:value-type="float" office:value="139.666666666672" calcext:value-type="float">
            <text:p>139.67</text:p>
          </table:table-cell>
          <table:table-cell table:formula="of:=IF(([.N65]&gt;-100);1;0)" office:value-type="float" office:value="1" calcext:value-type="float">
            <text:p>1</text:p>
          </table:table-cell>
          <table:table-cell table:formula="of:=IF(AND([.O65];[.L65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float" office:value="20431" calcext:value-type="float">
            <text:p>20431</text:p>
          </table:table-cell>
          <table:table-cell office:value-type="float" office:value="20374" calcext:value-type="float">
            <text:p>20374</text:p>
          </table:table-cell>
          <table:table-cell office:value-type="float" office:value="20732" calcext:value-type="float">
            <text:p>20732</text:p>
          </table:table-cell>
          <table:table-cell table:formula="of:=AVERAGE([.B66:.D66])" office:value-type="float" office:value="20512.3333333333" calcext:value-type="float">
            <text:p>20512.33</text:p>
          </table:table-cell>
          <table:table-cell office:value-type="float" office:value="1476" calcext:value-type="float">
            <text:p>1476</text:p>
          </table:table-cell>
          <table:table-cell office:value-type="float" office:value="1425" calcext:value-type="float">
            <text:p>1425</text:p>
          </table:table-cell>
          <table:table-cell office:value-type="float" office:value="1416" calcext:value-type="float">
            <text:p>1416</text:p>
          </table:table-cell>
          <table:table-cell table:formula="of:=AVERAGE([.F66:.H66])" office:value-type="float" office:value="1439" calcext:value-type="float">
            <text:p>1439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66];&quot;ZZ&quot;;&quot;LDF&quot;)" office:value-type="string" office:string-value="ZZ" calcext:value-type="string">
            <text:p>ZZ</text:p>
          </table:table-cell>
          <table:table-cell table:style-name="ce9" table:formula="of:=([.E66]-[.I66])/[.E66]" office:value-type="percentage" office:value="0.929847083868242" calcext:value-type="percentage">
            <text:p>92.98%</text:p>
          </table:table-cell>
          <table:table-cell table:style-name="ce11" table:formula="of:=([.E66]-[.I66])" office:value-type="float" office:value="19073.3333333333" calcext:value-type="float">
            <text:p>19073.33</text:p>
          </table:table-cell>
          <table:table-cell table:formula="of:=IF(([.N66]&gt;-100);1;0)" office:value-type="float" office:value="1" calcext:value-type="float">
            <text:p>1</text:p>
          </table:table-cell>
          <table:table-cell table:formula="of:=IF(AND([.O66];[.L66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55" calcext:value-type="float">
            <text:p>10255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table:formula="of:=AVERAGE([.B67:.D67])" office:value-type="float" office:value="196.666666666667" calcext:value-type="float">
            <text:p>196.67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table:formula="of:=AVERAGE([.F67:.H67])" office:value-type="float" office:value="225.666666666667" calcext:value-type="float">
            <text:p>225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67];&quot;ZZ&quot;;&quot;LDF&quot;)" office:value-type="string" office:string-value="LDF" calcext:value-type="string">
            <text:p>LDF</text:p>
          </table:table-cell>
          <table:table-cell table:style-name="ce9" table:formula="of:=([.E67]-[.I67])/[.E67]" office:value-type="percentage" office:value="-0.147457627118644" calcext:value-type="percentage">
            <text:p>-14.75%</text:p>
          </table:table-cell>
          <table:table-cell table:style-name="ce11" table:formula="of:=([.E67]-[.I67])" office:value-type="float" office:value="-29" calcext:value-type="float">
            <text:p>-29.00</text:p>
          </table:table-cell>
          <table:table-cell table:formula="of:=IF(([.N67]&gt;-100);1;0)" office:value-type="float" office:value="1" calcext:value-type="float">
            <text:p>1</text:p>
          </table:table-cell>
          <table:table-cell table:formula="of:=IF(AND([.O67];[.L67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56" calcext:value-type="float">
            <text:p>10256</text:p>
          </table:table-cell>
          <table:table-cell office:value-type="float" office:value="2297" calcext:value-type="float">
            <text:p>2297</text:p>
          </table:table-cell>
          <table:table-cell office:value-type="float" office:value="2308" calcext:value-type="float">
            <text:p>2308</text:p>
          </table:table-cell>
          <table:table-cell office:value-type="float" office:value="2302" calcext:value-type="float">
            <text:p>2302</text:p>
          </table:table-cell>
          <table:table-cell table:formula="of:=AVERAGE([.B68:.D68])" office:value-type="float" office:value="2302.33333333333" calcext:value-type="float">
            <text:p>2302.33</text:p>
          </table:table-cell>
          <table:table-cell office:value-type="float" office:value="2407" calcext:value-type="float">
            <text:p>2407</text:p>
          </table:table-cell>
          <table:table-cell office:value-type="float" office:value="2357" calcext:value-type="float">
            <text:p>2357</text:p>
          </table:table-cell>
          <table:table-cell office:value-type="float" office:value="2302" calcext:value-type="float">
            <text:p>2302</text:p>
          </table:table-cell>
          <table:table-cell table:formula="of:=AVERAGE([.F68:.H68])" office:value-type="float" office:value="2355.33333333333" calcext:value-type="float">
            <text:p>2355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68];&quot;ZZ&quot;;&quot;LDF&quot;)" office:value-type="string" office:string-value="LDF" calcext:value-type="string">
            <text:p>LDF</text:p>
          </table:table-cell>
          <table:table-cell table:style-name="ce9" table:formula="of:=([.E68]-[.I68])/[.E68]" office:value-type="percentage" office:value="-0.0230201245113653" calcext:value-type="percentage">
            <text:p>-2.30%</text:p>
          </table:table-cell>
          <table:table-cell table:style-name="ce11" table:formula="of:=([.E68]-[.I68])" office:value-type="float" office:value="-53" calcext:value-type="float">
            <text:p>-53.00</text:p>
          </table:table-cell>
          <table:table-cell table:formula="of:=IF(([.N68]&gt;-100);1;0)" office:value-type="float" office:value="1" calcext:value-type="float">
            <text:p>1</text:p>
          </table:table-cell>
          <table:table-cell table:formula="of:=IF(AND([.O68];[.L68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57" calcext:value-type="float">
            <text:p>10257</text:p>
          </table:table-cell>
          <table:table-cell office:value-type="float" office:value="55615" calcext:value-type="float">
            <text:p>55615</text:p>
          </table:table-cell>
          <table:table-cell office:value-type="float" office:value="55402" calcext:value-type="float">
            <text:p>55402</text:p>
          </table:table-cell>
          <table:table-cell office:value-type="float" office:value="54910" calcext:value-type="float">
            <text:p>54910</text:p>
          </table:table-cell>
          <table:table-cell table:formula="of:=AVERAGE([.B69:.D69])" office:value-type="float" office:value="55309" calcext:value-type="float">
            <text:p>55309.00</text:p>
          </table:table-cell>
          <table:table-cell office:value-type="float" office:value="55241" calcext:value-type="float">
            <text:p>55241</text:p>
          </table:table-cell>
          <table:table-cell office:value-type="float" office:value="54997" calcext:value-type="float">
            <text:p>54997</text:p>
          </table:table-cell>
          <table:table-cell office:value-type="float" office:value="55107" calcext:value-type="float">
            <text:p>55107</text:p>
          </table:table-cell>
          <table:table-cell table:formula="of:=AVERAGE([.F69:.H69])" office:value-type="float" office:value="55115" calcext:value-type="float">
            <text:p>55115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69];&quot;ZZ&quot;;&quot;LDF&quot;)" office:value-type="string" office:string-value="LDF" calcext:value-type="string">
            <text:p>LDF</text:p>
          </table:table-cell>
          <table:table-cell table:style-name="ce9" table:formula="of:=([.E69]-[.I69])/[.E69]" office:value-type="percentage" office:value="0.00350756658048419" calcext:value-type="percentage">
            <text:p>0.35%</text:p>
          </table:table-cell>
          <table:table-cell table:style-name="ce11" table:formula="of:=([.E69]-[.I69])" office:value-type="float" office:value="194" calcext:value-type="float">
            <text:p>194.00</text:p>
          </table:table-cell>
          <table:table-cell table:formula="of:=IF(([.N69]&gt;-100);1;0)" office:value-type="float" office:value="1" calcext:value-type="float">
            <text:p>1</text:p>
          </table:table-cell>
          <table:table-cell table:formula="of:=IF(AND([.O69];[.L69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table:formula="of:=AVERAGE([.B70:.D70])" office:value-type="float" office:value="136" calcext:value-type="float">
            <text:p>136.00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table:formula="of:=AVERAGE([.F70:.H70])" office:value-type="float" office:value="175" calcext:value-type="float">
            <text:p>175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70];&quot;ZZ&quot;;&quot;LDF&quot;)" office:value-type="string" office:string-value="LDF" calcext:value-type="string">
            <text:p>LDF</text:p>
          </table:table-cell>
          <table:table-cell table:style-name="ce9" table:formula="of:=([.E70]-[.I70])/[.E70]" office:value-type="percentage" office:value="-0.286764705882353" calcext:value-type="percentage">
            <text:p>-28.68%</text:p>
          </table:table-cell>
          <table:table-cell table:style-name="ce11" table:formula="of:=([.E70]-[.I70])" office:value-type="float" office:value="-39" calcext:value-type="float">
            <text:p>-39.00</text:p>
          </table:table-cell>
          <table:table-cell table:formula="of:=IF(([.N70]&gt;-100);1;0)" office:value-type="float" office:value="1" calcext:value-type="float">
            <text:p>1</text:p>
          </table:table-cell>
          <table:table-cell table:formula="of:=IF(AND([.O70];[.L70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float" office:value="16457" calcext:value-type="float">
            <text:p>16457</text:p>
          </table:table-cell>
          <table:table-cell office:value-type="float" office:value="16510" calcext:value-type="float">
            <text:p>16510</text:p>
          </table:table-cell>
          <table:table-cell office:value-type="float" office:value="16352" calcext:value-type="float">
            <text:p>16352</text:p>
          </table:table-cell>
          <table:table-cell table:formula="of:=AVERAGE([.B71:.D71])" office:value-type="float" office:value="16439.6666666667" calcext:value-type="float">
            <text:p>16439.67</text:p>
          </table:table-cell>
          <table:table-cell office:value-type="float" office:value="16171" calcext:value-type="float">
            <text:p>16171</text:p>
          </table:table-cell>
          <table:table-cell office:value-type="float" office:value="16440" calcext:value-type="float">
            <text:p>16440</text:p>
          </table:table-cell>
          <table:table-cell office:value-type="float" office:value="16585" calcext:value-type="float">
            <text:p>16585</text:p>
          </table:table-cell>
          <table:table-cell table:formula="of:=AVERAGE([.F71:.H71])" office:value-type="float" office:value="16398.6666666667" calcext:value-type="float">
            <text:p>16398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71];&quot;ZZ&quot;;&quot;LDF&quot;)" office:value-type="string" office:string-value="LDF" calcext:value-type="string">
            <text:p>LDF</text:p>
          </table:table-cell>
          <table:table-cell table:style-name="ce9" table:formula="of:=([.E71]-[.I71])/[.E71]" office:value-type="percentage" office:value="0.00249396784200815" calcext:value-type="percentage">
            <text:p>0.25%</text:p>
          </table:table-cell>
          <table:table-cell table:style-name="ce11" table:formula="of:=([.E71]-[.I71])" office:value-type="float" office:value="41" calcext:value-type="float">
            <text:p>41.00</text:p>
          </table:table-cell>
          <table:table-cell table:formula="of:=IF(([.N71]&gt;-100);1;0)" office:value-type="float" office:value="1" calcext:value-type="float">
            <text:p>1</text:p>
          </table:table-cell>
          <table:table-cell table:formula="of:=IF(AND([.O71];[.L71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table:formula="of:=AVERAGE([.B72:.D72])" office:value-type="float" office:value="265" calcext:value-type="float">
            <text:p>265.00</text:p>
          </table:table-cell>
          <table:table-cell office:value-type="float" office:value="297" calcext:value-type="float">
            <text:p>297</text:p>
          </table:table-cell>
          <table:table-cell office:value-type="float" office:value="282" calcext:value-type="float">
            <text:p>282</text:p>
          </table:table-cell>
          <table:table-cell office:value-type="float" office:value="308" calcext:value-type="float">
            <text:p>308</text:p>
          </table:table-cell>
          <table:table-cell table:formula="of:=AVERAGE([.F72:.H72])" office:value-type="float" office:value="295.666666666667" calcext:value-type="float">
            <text:p>295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72];&quot;ZZ&quot;;&quot;LDF&quot;)" office:value-type="string" office:string-value="LDF" calcext:value-type="string">
            <text:p>LDF</text:p>
          </table:table-cell>
          <table:table-cell table:style-name="ce9" table:formula="of:=([.E72]-[.I72])/[.E72]" office:value-type="percentage" office:value="-0.115723270440252" calcext:value-type="percentage">
            <text:p>-11.57%</text:p>
          </table:table-cell>
          <table:table-cell table:style-name="ce11" table:formula="of:=([.E72]-[.I72])" office:value-type="float" office:value="-30.6666666666667" calcext:value-type="float">
            <text:p>-30.67</text:p>
          </table:table-cell>
          <table:table-cell table:formula="of:=IF(([.N72]&gt;-100);1;0)" office:value-type="float" office:value="1" calcext:value-type="float">
            <text:p>1</text:p>
          </table:table-cell>
          <table:table-cell table:formula="of:=IF(AND([.O72];[.L72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formula="of:=AVERAGE([.B73:.D73])" office:value-type="float" office:value="203.666666666667" calcext:value-type="float">
            <text:p>203.67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table:formula="of:=AVERAGE([.F73:.H73])" office:value-type="float" office:value="150.666666666667" calcext:value-type="float">
            <text:p>150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73];&quot;ZZ&quot;;&quot;LDF&quot;)" office:value-type="string" office:string-value="ZZ" calcext:value-type="string">
            <text:p>ZZ</text:p>
          </table:table-cell>
          <table:table-cell table:style-name="ce9" table:formula="of:=([.E73]-[.I73])/[.E73]" office:value-type="percentage" office:value="0.260229132569558" calcext:value-type="percentage">
            <text:p>26.02%</text:p>
          </table:table-cell>
          <table:table-cell table:style-name="ce11" table:formula="of:=([.E73]-[.I73])" office:value-type="float" office:value="53" calcext:value-type="float">
            <text:p>53.00</text:p>
          </table:table-cell>
          <table:table-cell table:formula="of:=IF(([.N73]&gt;-100);1;0)" office:value-type="float" office:value="1" calcext:value-type="float">
            <text:p>1</text:p>
          </table:table-cell>
          <table:table-cell table:formula="of:=IF(AND([.O73];[.L73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float" office:value="62814" calcext:value-type="float">
            <text:p>62814</text:p>
          </table:table-cell>
          <table:table-cell office:value-type="float" office:value="62130" calcext:value-type="float">
            <text:p>62130</text:p>
          </table:table-cell>
          <table:table-cell office:value-type="float" office:value="62259" calcext:value-type="float">
            <text:p>62259</text:p>
          </table:table-cell>
          <table:table-cell table:formula="of:=AVERAGE([.B74:.D74])" office:value-type="float" office:value="62401" calcext:value-type="float">
            <text:p>62401.00</text:p>
          </table:table-cell>
          <table:table-cell office:value-type="float" office:value="62291" calcext:value-type="float">
            <text:p>62291</text:p>
          </table:table-cell>
          <table:table-cell office:value-type="float" office:value="61979" calcext:value-type="float">
            <text:p>61979</text:p>
          </table:table-cell>
          <table:table-cell office:value-type="float" office:value="62220" calcext:value-type="float">
            <text:p>62220</text:p>
          </table:table-cell>
          <table:table-cell table:formula="of:=AVERAGE([.F74:.H74])" office:value-type="float" office:value="62163.3333333333" calcext:value-type="float">
            <text:p>62163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74];&quot;ZZ&quot;;&quot;LDF&quot;)" office:value-type="string" office:string-value="LDF" calcext:value-type="string">
            <text:p>LDF</text:p>
          </table:table-cell>
          <table:table-cell table:style-name="ce9" table:formula="of:=([.E74]-[.I74])/[.E74]" office:value-type="percentage" office:value="0.00380869964690733" calcext:value-type="percentage">
            <text:p>0.38%</text:p>
          </table:table-cell>
          <table:table-cell table:style-name="ce11" table:formula="of:=([.E74]-[.I74])" office:value-type="float" office:value="237.666666666664" calcext:value-type="float">
            <text:p>237.67</text:p>
          </table:table-cell>
          <table:table-cell table:formula="of:=IF(([.N74]&gt;-100);1;0)" office:value-type="float" office:value="1" calcext:value-type="float">
            <text:p>1</text:p>
          </table:table-cell>
          <table:table-cell table:formula="of:=IF(AND([.O74];[.L74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66" calcext:value-type="float">
            <text:p>10266</text:p>
          </table:table-cell>
          <table:table-cell office:value-type="float" office:value="116257" calcext:value-type="float">
            <text:p>116257</text:p>
          </table:table-cell>
          <table:table-cell office:value-type="float" office:value="116105" calcext:value-type="float">
            <text:p>116105</text:p>
          </table:table-cell>
          <table:table-cell office:value-type="float" office:value="116996" calcext:value-type="float">
            <text:p>116996</text:p>
          </table:table-cell>
          <table:table-cell table:formula="of:=AVERAGE([.B75:.D75])" office:value-type="float" office:value="116452.666666667" calcext:value-type="float">
            <text:p>116452.67</text:p>
          </table:table-cell>
          <table:table-cell office:value-type="float" office:value="5586" calcext:value-type="float">
            <text:p>5586</text:p>
          </table:table-cell>
          <table:table-cell office:value-type="float" office:value="5589" calcext:value-type="float">
            <text:p>5589</text:p>
          </table:table-cell>
          <table:table-cell office:value-type="float" office:value="5579" calcext:value-type="float">
            <text:p>5579</text:p>
          </table:table-cell>
          <table:table-cell table:formula="of:=AVERAGE([.F75:.H75])" office:value-type="float" office:value="5584.66666666667" calcext:value-type="float">
            <text:p>5584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75];&quot;ZZ&quot;;&quot;LDF&quot;)" office:value-type="string" office:string-value="ZZ" calcext:value-type="string">
            <text:p>ZZ</text:p>
          </table:table-cell>
          <table:table-cell table:style-name="ce9" table:formula="of:=([.E75]-[.I75])/[.E75]" office:value-type="percentage" office:value="0.952043462579932" calcext:value-type="percentage">
            <text:p>95.20%</text:p>
          </table:table-cell>
          <table:table-cell table:style-name="ce11" table:formula="of:=([.E75]-[.I75])" office:value-type="float" office:value="110868" calcext:value-type="float">
            <text:p>110868.00</text:p>
          </table:table-cell>
          <table:table-cell table:formula="of:=IF(([.N75]&gt;-100);1;0)" office:value-type="float" office:value="1" calcext:value-type="float">
            <text:p>1</text:p>
          </table:table-cell>
          <table:table-cell table:formula="of:=IF(AND([.O75];[.L75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float" office:value="49323" calcext:value-type="float">
            <text:p>49323</text:p>
          </table:table-cell>
          <table:table-cell office:value-type="float" office:value="49581" calcext:value-type="float">
            <text:p>49581</text:p>
          </table:table-cell>
          <table:table-cell office:value-type="float" office:value="49091" calcext:value-type="float">
            <text:p>49091</text:p>
          </table:table-cell>
          <table:table-cell table:formula="of:=AVERAGE([.B76:.D76])" office:value-type="float" office:value="49331.6666666667" calcext:value-type="float">
            <text:p>49331.67</text:p>
          </table:table-cell>
          <table:table-cell office:value-type="float" office:value="48645" calcext:value-type="float">
            <text:p>48645</text:p>
          </table:table-cell>
          <table:table-cell office:value-type="float" office:value="49476" calcext:value-type="float">
            <text:p>49476</text:p>
          </table:table-cell>
          <table:table-cell office:value-type="float" office:value="48502" calcext:value-type="float">
            <text:p>48502</text:p>
          </table:table-cell>
          <table:table-cell table:formula="of:=AVERAGE([.F76:.H76])" office:value-type="float" office:value="48874.3333333333" calcext:value-type="float">
            <text:p>48874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76];&quot;ZZ&quot;;&quot;LDF&quot;)" office:value-type="string" office:string-value="LDF" calcext:value-type="string">
            <text:p>LDF</text:p>
          </table:table-cell>
          <table:table-cell table:style-name="ce9" table:formula="of:=([.E76]-[.I76])/[.E76]" office:value-type="percentage" office:value="0.00927058346565753" calcext:value-type="percentage">
            <text:p>0.93%</text:p>
          </table:table-cell>
          <table:table-cell table:style-name="ce11" table:formula="of:=([.E76]-[.I76])" office:value-type="float" office:value="457.333333333328" calcext:value-type="float">
            <text:p>457.33</text:p>
          </table:table-cell>
          <table:table-cell table:formula="of:=IF(([.N76]&gt;-100);1;0)" office:value-type="float" office:value="1" calcext:value-type="float">
            <text:p>1</text:p>
          </table:table-cell>
          <table:table-cell table:formula="of:=IF(AND([.O76];[.L76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215" calcext:value-type="float">
            <text:p>1215</text:p>
          </table:table-cell>
          <table:table-cell office:value-type="float" office:value="1201" calcext:value-type="float">
            <text:p>1201</text:p>
          </table:table-cell>
          <table:table-cell office:value-type="float" office:value="1203" calcext:value-type="float">
            <text:p>1203</text:p>
          </table:table-cell>
          <table:table-cell table:formula="of:=AVERAGE([.B77:.D77])" office:value-type="float" office:value="1206.33333333333" calcext:value-type="float">
            <text:p>1206.33</text:p>
          </table:table-cell>
          <table:table-cell office:value-type="float" office:value="427" calcext:value-type="float">
            <text:p>427</text:p>
          </table:table-cell>
          <table:table-cell office:value-type="float" office:value="449" calcext:value-type="float">
            <text:p>449</text:p>
          </table:table-cell>
          <table:table-cell office:value-type="float" office:value="455" calcext:value-type="float">
            <text:p>455</text:p>
          </table:table-cell>
          <table:table-cell table:formula="of:=AVERAGE([.F77:.H77])" office:value-type="float" office:value="443.666666666667" calcext:value-type="float">
            <text:p>443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77];&quot;ZZ&quot;;&quot;LDF&quot;)" office:value-type="string" office:string-value="ZZ" calcext:value-type="string">
            <text:p>ZZ</text:p>
          </table:table-cell>
          <table:table-cell table:style-name="ce9" table:formula="of:=([.E77]-[.I77])/[.E77]" office:value-type="percentage" office:value="0.632218844984802" calcext:value-type="percentage">
            <text:p>63.22%</text:p>
          </table:table-cell>
          <table:table-cell table:style-name="ce11" table:formula="of:=([.E77]-[.I77])" office:value-type="float" office:value="762.666666666667" calcext:value-type="float">
            <text:p>762.67</text:p>
          </table:table-cell>
          <table:table-cell table:formula="of:=IF(([.N77]&gt;-100);1;0)" office:value-type="float" office:value="1" calcext:value-type="float">
            <text:p>1</text:p>
          </table:table-cell>
          <table:table-cell table:formula="of:=IF(AND([.O77];[.L77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float" office:value="138583" calcext:value-type="float">
            <text:p>138583</text:p>
          </table:table-cell>
          <table:table-cell office:value-type="float" office:value="137673" calcext:value-type="float">
            <text:p>137673</text:p>
          </table:table-cell>
          <table:table-cell office:value-type="float" office:value="137321" calcext:value-type="float">
            <text:p>137321</text:p>
          </table:table-cell>
          <table:table-cell table:formula="of:=AVERAGE([.B78:.D78])" office:value-type="float" office:value="137859" calcext:value-type="float">
            <text:p>137859.00</text:p>
          </table:table-cell>
          <table:table-cell office:value-type="float" office:value="20851" calcext:value-type="float">
            <text:p>20851</text:p>
          </table:table-cell>
          <table:table-cell office:value-type="float" office:value="20871" calcext:value-type="float">
            <text:p>20871</text:p>
          </table:table-cell>
          <table:table-cell office:value-type="float" office:value="20922" calcext:value-type="float">
            <text:p>20922</text:p>
          </table:table-cell>
          <table:table-cell table:formula="of:=AVERAGE([.F78:.H78])" office:value-type="float" office:value="20881.3333333333" calcext:value-type="float">
            <text:p>20881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table:formula="of:=IF([.K78];&quot;ZZ&quot;;&quot;LDF&quot;)" office:value-type="string" office:string-value="ZZ" calcext:value-type="string">
            <text:p>ZZ</text:p>
          </table:table-cell>
          <table:table-cell table:style-name="ce9" table:formula="of:=([.E78]-[.I78])/[.E78]" office:value-type="percentage" office:value="0.848531228767557" calcext:value-type="percentage">
            <text:p>84.85%</text:p>
          </table:table-cell>
          <table:table-cell table:style-name="ce11" table:formula="of:=([.E78]-[.I78])" office:value-type="float" office:value="116977.666666667" calcext:value-type="float">
            <text:p>116977.67</text:p>
          </table:table-cell>
          <table:table-cell table:formula="of:=IF(([.N78]&gt;-100);1;0)" office:value-type="float" office:value="1" calcext:value-type="float">
            <text:p>1</text:p>
          </table:table-cell>
          <table:table-cell table:formula="of:=IF(AND([.O78];[.L78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73" calcext:value-type="float">
            <text:p>10273</text:p>
          </table:table-cell>
          <table:table-cell office:value-type="float" office:value="28671" calcext:value-type="float">
            <text:p>28671</text:p>
          </table:table-cell>
          <table:table-cell office:value-type="float" office:value="28678" calcext:value-type="float">
            <text:p>28678</text:p>
          </table:table-cell>
          <table:table-cell office:value-type="float" office:value="28056" calcext:value-type="float">
            <text:p>28056</text:p>
          </table:table-cell>
          <table:table-cell table:formula="of:=AVERAGE([.B79:.D79])" office:value-type="float" office:value="28468.3333333333" calcext:value-type="float">
            <text:p>28468.33</text:p>
          </table:table-cell>
          <table:table-cell office:value-type="float" office:value="848" calcext:value-type="float">
            <text:p>848</text:p>
          </table:table-cell>
          <table:table-cell office:value-type="float" office:value="853" calcext:value-type="float">
            <text:p>853</text:p>
          </table:table-cell>
          <table:table-cell office:value-type="float" office:value="836" calcext:value-type="float">
            <text:p>836</text:p>
          </table:table-cell>
          <table:table-cell table:formula="of:=AVERAGE([.F79:.H79])" office:value-type="float" office:value="845.666666666667" calcext:value-type="float">
            <text:p>845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79];&quot;ZZ&quot;;&quot;LDF&quot;)" office:value-type="string" office:string-value="ZZ" calcext:value-type="string">
            <text:p>ZZ</text:p>
          </table:table-cell>
          <table:table-cell table:style-name="ce9" table:formula="of:=([.E79]-[.I79])/[.E79]" office:value-type="percentage" office:value="0.970294479245946" calcext:value-type="percentage">
            <text:p>97.03%</text:p>
          </table:table-cell>
          <table:table-cell table:style-name="ce11" table:formula="of:=([.E79]-[.I79])" office:value-type="float" office:value="27622.6666666667" calcext:value-type="float">
            <text:p>27622.67</text:p>
          </table:table-cell>
          <table:table-cell table:formula="of:=IF(([.N79]&gt;-100);1;0)" office:value-type="float" office:value="1" calcext:value-type="float">
            <text:p>1</text:p>
          </table:table-cell>
          <table:table-cell table:formula="of:=IF(AND([.O79];[.L79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74" calcext:value-type="float">
            <text:p>10274</text:p>
          </table:table-cell>
          <table:table-cell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table:formula="of:=AVERAGE([.B80:.D80])" office:value-type="float" office:value="315.666666666667" calcext:value-type="float">
            <text:p>315.67</text:p>
          </table:table-cell>
          <table:table-cell office:value-type="float" office:value="372" calcext:value-type="float">
            <text:p>372</text:p>
          </table:table-cell>
          <table:table-cell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table:formula="of:=AVERAGE([.F80:.H80])" office:value-type="float" office:value="370.333333333333" calcext:value-type="float">
            <text:p>370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80];&quot;ZZ&quot;;&quot;LDF&quot;)" office:value-type="string" office:string-value="ZZ" calcext:value-type="string">
            <text:p>ZZ</text:p>
          </table:table-cell>
          <table:table-cell table:style-name="ce9" table:formula="of:=([.E80]-[.I80])/[.E80]" office:value-type="percentage" office:value="-0.173178458289335" calcext:value-type="percentage">
            <text:p>-17.32%</text:p>
          </table:table-cell>
          <table:table-cell table:style-name="ce11" table:formula="of:=([.E80]-[.I80])" office:value-type="float" office:value="-54.6666666666666" calcext:value-type="float">
            <text:p>-54.67</text:p>
          </table:table-cell>
          <table:table-cell table:formula="of:=IF(([.N80]&gt;-100);1;0)" office:value-type="float" office:value="1" calcext:value-type="float">
            <text:p>1</text:p>
          </table:table-cell>
          <table:table-cell table:formula="of:=IF(AND([.O80];[.L80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office:value-type="float" office:value="49880" calcext:value-type="float">
            <text:p>49880</text:p>
          </table:table-cell>
          <table:table-cell office:value-type="float" office:value="50411" calcext:value-type="float">
            <text:p>50411</text:p>
          </table:table-cell>
          <table:table-cell office:value-type="float" office:value="52670" calcext:value-type="float">
            <text:p>52670</text:p>
          </table:table-cell>
          <table:table-cell table:formula="of:=AVERAGE([.B81:.D81])" office:value-type="float" office:value="50987" calcext:value-type="float">
            <text:p>50987.00</text:p>
          </table:table-cell>
          <table:table-cell office:value-type="float" office:value="50095" calcext:value-type="float">
            <text:p>50095</text:p>
          </table:table-cell>
          <table:table-cell office:value-type="float" office:value="50395" calcext:value-type="float">
            <text:p>50395</text:p>
          </table:table-cell>
          <table:table-cell office:value-type="float" office:value="49639" calcext:value-type="float">
            <text:p>49639</text:p>
          </table:table-cell>
          <table:table-cell table:formula="of:=AVERAGE([.F81:.H81])" office:value-type="float" office:value="50043" calcext:value-type="float">
            <text:p>50043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81];&quot;ZZ&quot;;&quot;LDF&quot;)" office:value-type="string" office:string-value="LDF" calcext:value-type="string">
            <text:p>LDF</text:p>
          </table:table-cell>
          <table:table-cell table:style-name="ce9" table:formula="of:=([.E81]-[.I81])/[.E81]" office:value-type="percentage" office:value="0.0185145233098633" calcext:value-type="percentage">
            <text:p>1.85%</text:p>
          </table:table-cell>
          <table:table-cell table:style-name="ce11" table:formula="of:=([.E81]-[.I81])" office:value-type="float" office:value="944" calcext:value-type="float">
            <text:p>944.00</text:p>
          </table:table-cell>
          <table:table-cell table:formula="of:=IF(([.N81]&gt;-100);1;0)" office:value-type="float" office:value="1" calcext:value-type="float">
            <text:p>1</text:p>
          </table:table-cell>
          <table:table-cell table:formula="of:=IF(AND([.O81];[.L81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table:formula="of:=AVERAGE([.B82:.D82])" office:value-type="float" office:value="262.333333333333" calcext:value-type="float">
            <text:p>262.33</text:p>
          </table:table-cell>
          <table:table-cell office:value-type="float" office:value="297" calcext:value-type="float">
            <text:p>297</text:p>
          </table:table-cell>
          <table:table-cell office:value-type="float" office:value="290" calcext:value-type="float">
            <text:p>290</text:p>
          </table:table-cell>
          <table:table-cell office:value-type="float" office:value="311" calcext:value-type="float">
            <text:p>311</text:p>
          </table:table-cell>
          <table:table-cell table:formula="of:=AVERAGE([.F82:.H82])" office:value-type="float" office:value="299.333333333333" calcext:value-type="float">
            <text:p>299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82];&quot;ZZ&quot;;&quot;LDF&quot;)" office:value-type="string" office:string-value="LDF" calcext:value-type="string">
            <text:p>LDF</text:p>
          </table:table-cell>
          <table:table-cell table:style-name="ce9" table:formula="of:=([.E82]-[.I82])/[.E82]" office:value-type="percentage" office:value="-0.141041931385006" calcext:value-type="percentage">
            <text:p>-14.10%</text:p>
          </table:table-cell>
          <table:table-cell table:style-name="ce11" table:formula="of:=([.E82]-[.I82])" office:value-type="float" office:value="-37" calcext:value-type="float">
            <text:p>-37.00</text:p>
          </table:table-cell>
          <table:table-cell table:formula="of:=IF(([.N82]&gt;-100);1;0)" office:value-type="float" office:value="1" calcext:value-type="float">
            <text:p>1</text:p>
          </table:table-cell>
          <table:table-cell table:formula="of:=IF(AND([.O82];[.L82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7116" calcext:value-type="float">
            <text:p>17116</text:p>
          </table:table-cell>
          <table:table-cell office:value-type="float" office:value="17222" calcext:value-type="float">
            <text:p>17222</text:p>
          </table:table-cell>
          <table:table-cell office:value-type="float" office:value="17263" calcext:value-type="float">
            <text:p>17263</text:p>
          </table:table-cell>
          <table:table-cell table:formula="of:=AVERAGE([.B83:.D83])" office:value-type="float" office:value="17200.3333333333" calcext:value-type="float">
            <text:p>17200.33</text:p>
          </table:table-cell>
          <table:table-cell office:value-type="float" office:value="1724" calcext:value-type="float">
            <text:p>1724</text:p>
          </table:table-cell>
          <table:table-cell office:value-type="float" office:value="1651" calcext:value-type="float">
            <text:p>1651</text:p>
          </table:table-cell>
          <table:table-cell office:value-type="float" office:value="1699" calcext:value-type="float">
            <text:p>1699</text:p>
          </table:table-cell>
          <table:table-cell table:formula="of:=AVERAGE([.F83:.H83])" office:value-type="float" office:value="1691.33333333333" calcext:value-type="float">
            <text:p>1691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83];&quot;ZZ&quot;;&quot;LDF&quot;)" office:value-type="string" office:string-value="ZZ" calcext:value-type="string">
            <text:p>ZZ</text:p>
          </table:table-cell>
          <table:table-cell table:style-name="ce9" table:formula="of:=([.E83]-[.I83])/[.E83]" office:value-type="percentage" office:value="0.90166857231449" calcext:value-type="percentage">
            <text:p>90.17%</text:p>
          </table:table-cell>
          <table:table-cell table:style-name="ce11" table:formula="of:=([.E83]-[.I83])" office:value-type="float" office:value="15509" calcext:value-type="float">
            <text:p>15509.00</text:p>
          </table:table-cell>
          <table:table-cell table:formula="of:=IF(([.N83]&gt;-100);1;0)" office:value-type="float" office:value="1" calcext:value-type="float">
            <text:p>1</text:p>
          </table:table-cell>
          <table:table-cell table:formula="of:=IF(AND([.O83];[.L83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3265" calcext:value-type="float">
            <text:p>3265</text:p>
          </table:table-cell>
          <table:table-cell office:value-type="float" office:value="3139" calcext:value-type="float">
            <text:p>3139</text:p>
          </table:table-cell>
          <table:table-cell office:value-type="float" office:value="3351" calcext:value-type="float">
            <text:p>3351</text:p>
          </table:table-cell>
          <table:table-cell table:formula="of:=AVERAGE([.B84:.D84])" office:value-type="float" office:value="3251.66666666667" calcext:value-type="float">
            <text:p>3251.67</text:p>
          </table:table-cell>
          <table:table-cell office:value-type="float" office:value="731" calcext:value-type="float">
            <text:p>731</text:p>
          </table:table-cell>
          <table:table-cell office:value-type="float" office:value="735" calcext:value-type="float">
            <text:p>735</text:p>
          </table:table-cell>
          <table:table-cell office:value-type="float" office:value="757" calcext:value-type="float">
            <text:p>757</text:p>
          </table:table-cell>
          <table:table-cell table:formula="of:=AVERAGE([.F84:.H84])" office:value-type="float" office:value="741" calcext:value-type="float">
            <text:p>741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84];&quot;ZZ&quot;;&quot;LDF&quot;)" office:value-type="string" office:string-value="ZZ" calcext:value-type="string">
            <text:p>ZZ</text:p>
          </table:table-cell>
          <table:table-cell table:style-name="ce9" table:formula="of:=([.E84]-[.I84])/[.E84]" office:value-type="percentage" office:value="0.772116863147104" calcext:value-type="percentage">
            <text:p>77.21%</text:p>
          </table:table-cell>
          <table:table-cell table:style-name="ce11" table:formula="of:=([.E84]-[.I84])" office:value-type="float" office:value="2510.66666666667" calcext:value-type="float">
            <text:p>2510.67</text:p>
          </table:table-cell>
          <table:table-cell table:formula="of:=IF(([.N84]&gt;-100);1;0)" office:value-type="float" office:value="1" calcext:value-type="float">
            <text:p>1</text:p>
          </table:table-cell>
          <table:table-cell table:formula="of:=IF(AND([.O84];[.L84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table:formula="of:=AVERAGE([.B85:.D85])" office:value-type="float" office:value="202" calcext:value-type="float">
            <text:p>202.00</text:p>
          </table:table-cell>
          <table:table-cell office:value-type="float" office:value="269" calcext:value-type="float">
            <text:p>269</text:p>
          </table:table-cell>
          <table:table-cell office:value-type="float" office:value="298" calcext:value-type="float">
            <text:p>298</text:p>
          </table:table-cell>
          <table:table-cell office:value-type="float" office:value="305" calcext:value-type="float">
            <text:p>305</text:p>
          </table:table-cell>
          <table:table-cell table:formula="of:=AVERAGE([.F85:.H85])" office:value-type="float" office:value="290.666666666667" calcext:value-type="float">
            <text:p>290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85];&quot;ZZ&quot;;&quot;LDF&quot;)" office:value-type="string" office:string-value="LDF" calcext:value-type="string">
            <text:p>LDF</text:p>
          </table:table-cell>
          <table:table-cell table:style-name="ce9" table:formula="of:=([.E85]-[.I85])/[.E85]" office:value-type="percentage" office:value="-0.438943894389439" calcext:value-type="percentage">
            <text:p>-43.89%</text:p>
          </table:table-cell>
          <table:table-cell table:style-name="ce11" table:formula="of:=([.E85]-[.I85])" office:value-type="float" office:value="-88.6666666666667" calcext:value-type="float">
            <text:p>-88.67</text:p>
          </table:table-cell>
          <table:table-cell table:formula="of:=IF(([.N85]&gt;-100);1;0)" office:value-type="float" office:value="1" calcext:value-type="float">
            <text:p>1</text:p>
          </table:table-cell>
          <table:table-cell table:formula="of:=IF(AND([.O85];[.L85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table:formula="of:=AVERAGE([.B86:.D86])" office:value-type="float" office:value="144.666666666667" calcext:value-type="float">
            <text:p>144.67</text:p>
          </table:table-cell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table:formula="of:=AVERAGE([.F86:.H86])" office:value-type="float" office:value="177" calcext:value-type="float">
            <text:p>177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86];&quot;ZZ&quot;;&quot;LDF&quot;)" office:value-type="string" office:string-value="LDF" calcext:value-type="string">
            <text:p>LDF</text:p>
          </table:table-cell>
          <table:table-cell table:style-name="ce9" table:formula="of:=([.E86]-[.I86])/[.E86]" office:value-type="percentage" office:value="-0.223502304147466" calcext:value-type="percentage">
            <text:p>-22.35%</text:p>
          </table:table-cell>
          <table:table-cell table:style-name="ce11" table:formula="of:=([.E86]-[.I86])" office:value-type="float" office:value="-32.3333333333333" calcext:value-type="float">
            <text:p>-32.33</text:p>
          </table:table-cell>
          <table:table-cell table:formula="of:=IF(([.N86]&gt;-100);1;0)" office:value-type="float" office:value="1" calcext:value-type="float">
            <text:p>1</text:p>
          </table:table-cell>
          <table:table-cell table:formula="of:=IF(AND([.O86];[.L86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table:formula="of:=AVERAGE([.B87:.D87])" office:value-type="float" office:value="206.666666666667" calcext:value-type="float">
            <text:p>206.67</text:p>
          </table:table-cell>
          <table:table-cell office:value-type="float" office:value="296" calcext:value-type="float">
            <text:p>296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table:formula="of:=AVERAGE([.F87:.H87])" office:value-type="float" office:value="290.666666666667" calcext:value-type="float">
            <text:p>290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87];&quot;ZZ&quot;;&quot;LDF&quot;)" office:value-type="string" office:string-value="LDF" calcext:value-type="string">
            <text:p>LDF</text:p>
          </table:table-cell>
          <table:table-cell table:style-name="ce9" table:formula="of:=([.E87]-[.I87])/[.E87]" office:value-type="percentage" office:value="-0.406451612903226" calcext:value-type="percentage">
            <text:p>-40.65%</text:p>
          </table:table-cell>
          <table:table-cell table:style-name="ce11" table:formula="of:=([.E87]-[.I87])" office:value-type="float" office:value="-84" calcext:value-type="float">
            <text:p>-84.00</text:p>
          </table:table-cell>
          <table:table-cell table:formula="of:=IF(([.N87]&gt;-100);1;0)" office:value-type="float" office:value="1" calcext:value-type="float">
            <text:p>1</text:p>
          </table:table-cell>
          <table:table-cell table:formula="of:=IF(AND([.O87];[.L87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office:value-type="float" office:value="55542" calcext:value-type="float">
            <text:p>55542</text:p>
          </table:table-cell>
          <table:table-cell office:value-type="float" office:value="55699" calcext:value-type="float">
            <text:p>55699</text:p>
          </table:table-cell>
          <table:table-cell office:value-type="float" office:value="55399" calcext:value-type="float">
            <text:p>55399</text:p>
          </table:table-cell>
          <table:table-cell table:formula="of:=AVERAGE([.B88:.D88])" office:value-type="float" office:value="55546.6666666667" calcext:value-type="float">
            <text:p>55546.67</text:p>
          </table:table-cell>
          <table:table-cell office:value-type="float" office:value="55538" calcext:value-type="float">
            <text:p>55538</text:p>
          </table:table-cell>
          <table:table-cell office:value-type="float" office:value="56139" calcext:value-type="float">
            <text:p>56139</text:p>
          </table:table-cell>
          <table:table-cell office:value-type="float" office:value="54985" calcext:value-type="float">
            <text:p>54985</text:p>
          </table:table-cell>
          <table:table-cell table:formula="of:=AVERAGE([.F88:.H88])" office:value-type="float" office:value="55554" calcext:value-type="float">
            <text:p>55554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88];&quot;ZZ&quot;;&quot;LDF&quot;)" office:value-type="string" office:string-value="LDF" calcext:value-type="string">
            <text:p>LDF</text:p>
          </table:table-cell>
          <table:table-cell table:style-name="ce9" table:formula="of:=([.E88]-[.I88])/[.E88]" office:value-type="percentage" office:value="-0.000132021123379784" calcext:value-type="percentage">
            <text:p>-0.01%</text:p>
          </table:table-cell>
          <table:table-cell table:style-name="ce11" table:formula="of:=([.E88]-[.I88])" office:value-type="float" office:value="-7.33333333333576" calcext:value-type="float">
            <text:p>-7.33</text:p>
          </table:table-cell>
          <table:table-cell table:formula="of:=IF(([.N88]&gt;-100);1;0)" office:value-type="float" office:value="1" calcext:value-type="float">
            <text:p>1</text:p>
          </table:table-cell>
          <table:table-cell table:formula="of:=IF(AND([.O88];[.L88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office:value-type="float" office:value="16796" calcext:value-type="float">
            <text:p>16796</text:p>
          </table:table-cell>
          <table:table-cell office:value-type="float" office:value="16769" calcext:value-type="float">
            <text:p>16769</text:p>
          </table:table-cell>
          <table:table-cell office:value-type="float" office:value="17057" calcext:value-type="float">
            <text:p>17057</text:p>
          </table:table-cell>
          <table:table-cell table:formula="of:=AVERAGE([.B89:.D89])" office:value-type="float" office:value="16874" calcext:value-type="float">
            <text:p>16874.00</text:p>
          </table:table-cell>
          <table:table-cell office:value-type="float" office:value="16824" calcext:value-type="float">
            <text:p>16824</text:p>
          </table:table-cell>
          <table:table-cell office:value-type="float" office:value="17062" calcext:value-type="float">
            <text:p>17062</text:p>
          </table:table-cell>
          <table:table-cell office:value-type="float" office:value="16941" calcext:value-type="float">
            <text:p>16941</text:p>
          </table:table-cell>
          <table:table-cell table:formula="of:=AVERAGE([.F89:.H89])" office:value-type="float" office:value="16942.3333333333" calcext:value-type="float">
            <text:p>16942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89];&quot;ZZ&quot;;&quot;LDF&quot;)" office:value-type="string" office:string-value="LDF" calcext:value-type="string">
            <text:p>LDF</text:p>
          </table:table-cell>
          <table:table-cell table:style-name="ce9" table:formula="of:=([.E89]-[.I89])/[.E89]" office:value-type="percentage" office:value="-0.00404962269369042" calcext:value-type="percentage">
            <text:p>-0.40%</text:p>
          </table:table-cell>
          <table:table-cell table:style-name="ce11" table:formula="of:=([.E89]-[.I89])" office:value-type="float" office:value="-68.3333333333321" calcext:value-type="float">
            <text:p>-68.33</text:p>
          </table:table-cell>
          <table:table-cell table:formula="of:=IF(([.N89]&gt;-100);1;0)" office:value-type="float" office:value="1" calcext:value-type="float">
            <text:p>1</text:p>
          </table:table-cell>
          <table:table-cell table:formula="of:=IF(AND([.O89];[.L89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table:formula="of:=AVERAGE([.B90:.D90])" office:value-type="float" office:value="430" calcext:value-type="float">
            <text:p>430.00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table:formula="of:=AVERAGE([.F90:.H90])" office:value-type="float" office:value="447" calcext:value-type="float">
            <text:p>447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90];&quot;ZZ&quot;;&quot;LDF&quot;)" office:value-type="string" office:string-value="ZZ" calcext:value-type="string">
            <text:p>ZZ</text:p>
          </table:table-cell>
          <table:table-cell table:style-name="ce9" table:formula="of:=([.E90]-[.I90])/[.E90]" office:value-type="percentage" office:value="-0.0395348837209302" calcext:value-type="percentage">
            <text:p>-3.95%</text:p>
          </table:table-cell>
          <table:table-cell table:style-name="ce11" table:formula="of:=([.E90]-[.I90])" office:value-type="float" office:value="-17" calcext:value-type="float">
            <text:p>-17.00</text:p>
          </table:table-cell>
          <table:table-cell table:formula="of:=IF(([.N90]&gt;-100);1;0)" office:value-type="float" office:value="1" calcext:value-type="float">
            <text:p>1</text:p>
          </table:table-cell>
          <table:table-cell table:formula="of:=IF(AND([.O90];[.L90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office:value-type="float" office:value="22888" calcext:value-type="float">
            <text:p>22888</text:p>
          </table:table-cell>
          <table:table-cell office:value-type="float" office:value="23058" calcext:value-type="float">
            <text:p>23058</text:p>
          </table:table-cell>
          <table:table-cell office:value-type="float" office:value="23747" calcext:value-type="float">
            <text:p>23747</text:p>
          </table:table-cell>
          <table:table-cell table:formula="of:=AVERAGE([.B91:.D91])" office:value-type="float" office:value="23231" calcext:value-type="float">
            <text:p>23231.00</text:p>
          </table:table-cell>
          <table:table-cell office:value-type="float" office:value="22930" calcext:value-type="float">
            <text:p>22930</text:p>
          </table:table-cell>
          <table:table-cell office:value-type="float" office:value="22784" calcext:value-type="float">
            <text:p>22784</text:p>
          </table:table-cell>
          <table:table-cell office:value-type="float" office:value="23009" calcext:value-type="float">
            <text:p>23009</text:p>
          </table:table-cell>
          <table:table-cell table:formula="of:=AVERAGE([.F91:.H91])" office:value-type="float" office:value="22907.6666666667" calcext:value-type="float">
            <text:p>22907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91];&quot;ZZ&quot;;&quot;LDF&quot;)" office:value-type="string" office:string-value="LDF" calcext:value-type="string">
            <text:p>LDF</text:p>
          </table:table-cell>
          <table:table-cell table:style-name="ce9" table:formula="of:=([.E91]-[.I91])/[.E91]" office:value-type="percentage" office:value="0.0139181840356994" calcext:value-type="percentage">
            <text:p>1.39%</text:p>
          </table:table-cell>
          <table:table-cell table:style-name="ce11" table:formula="of:=([.E91]-[.I91])" office:value-type="float" office:value="323.333333333332" calcext:value-type="float">
            <text:p>323.33</text:p>
          </table:table-cell>
          <table:table-cell table:formula="of:=IF(([.N91]&gt;-100);1;0)" office:value-type="float" office:value="1" calcext:value-type="float">
            <text:p>1</text:p>
          </table:table-cell>
          <table:table-cell table:formula="of:=IF(AND([.O91];[.L91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float" office:value="175057" calcext:value-type="float">
            <text:p>175057</text:p>
          </table:table-cell>
          <table:table-cell office:value-type="float" office:value="173408" calcext:value-type="float">
            <text:p>173408</text:p>
          </table:table-cell>
          <table:table-cell office:value-type="float" office:value="174334" calcext:value-type="float">
            <text:p>174334</text:p>
          </table:table-cell>
          <table:table-cell table:formula="of:=AVERAGE([.B92:.D92])" office:value-type="float" office:value="174266.333333333" calcext:value-type="float">
            <text:p>174266.33</text:p>
          </table:table-cell>
          <table:table-cell office:value-type="float" office:value="52266" calcext:value-type="float">
            <text:p>52266</text:p>
          </table:table-cell>
          <table:table-cell office:value-type="float" office:value="52218" calcext:value-type="float">
            <text:p>52218</text:p>
          </table:table-cell>
          <table:table-cell office:value-type="float" office:value="51903" calcext:value-type="float">
            <text:p>51903</text:p>
          </table:table-cell>
          <table:table-cell table:formula="of:=AVERAGE([.F92:.H92])" office:value-type="float" office:value="52129" calcext:value-type="float">
            <text:p>52129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table:formula="of:=IF([.K92];&quot;ZZ&quot;;&quot;LDF&quot;)" office:value-type="string" office:string-value="ZZ" calcext:value-type="string">
            <text:p>ZZ</text:p>
          </table:table-cell>
          <table:table-cell table:style-name="ce9" table:formula="of:=([.E92]-[.I92])/[.E92]" office:value-type="percentage" office:value="0.700865915963879" calcext:value-type="percentage">
            <text:p>70.09%</text:p>
          </table:table-cell>
          <table:table-cell table:style-name="ce11" table:formula="of:=([.E92]-[.I92])" office:value-type="float" office:value="122137.333333333" calcext:value-type="float">
            <text:p>122137.33</text:p>
          </table:table-cell>
          <table:table-cell table:formula="of:=IF(([.N92]&gt;-100);1;0)" office:value-type="float" office:value="1" calcext:value-type="float">
            <text:p>1</text:p>
          </table:table-cell>
          <table:table-cell table:formula="of:=IF(AND([.O92];[.L92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table:formula="of:=AVERAGE([.B93:.D93])" office:value-type="float" office:value="194.666666666667" calcext:value-type="float">
            <text:p>194.67</text:p>
          </table:table-cell>
          <table:table-cell office:value-type="float" office:value="291" calcext:value-type="float">
            <text:p>291</text:p>
          </table:table-cell>
          <table:table-cell office:value-type="float" office:value="282" calcext:value-type="float">
            <text:p>282</text:p>
          </table:table-cell>
          <table:table-cell office:value-type="float" office:value="261" calcext:value-type="float">
            <text:p>261</text:p>
          </table:table-cell>
          <table:table-cell table:formula="of:=AVERAGE([.F93:.H93])" office:value-type="float" office:value="278" calcext:value-type="float">
            <text:p>278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93];&quot;ZZ&quot;;&quot;LDF&quot;)" office:value-type="string" office:string-value="LDF" calcext:value-type="string">
            <text:p>LDF</text:p>
          </table:table-cell>
          <table:table-cell table:style-name="ce9" table:formula="of:=([.E93]-[.I93])/[.E93]" office:value-type="percentage" office:value="-0.428082191780822" calcext:value-type="percentage">
            <text:p>-42.81%</text:p>
          </table:table-cell>
          <table:table-cell table:style-name="ce11" table:formula="of:=([.E93]-[.I93])" office:value-type="float" office:value="-83.3333333333333" calcext:value-type="float">
            <text:p>-83.33</text:p>
          </table:table-cell>
          <table:table-cell table:formula="of:=IF(([.N93]&gt;-100);1;0)" office:value-type="float" office:value="1" calcext:value-type="float">
            <text:p>1</text:p>
          </table:table-cell>
          <table:table-cell table:formula="of:=IF(AND([.O93];[.L93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office:value-type="float" office:value="59146" calcext:value-type="float">
            <text:p>59146</text:p>
          </table:table-cell>
          <table:table-cell office:value-type="float" office:value="59563" calcext:value-type="float">
            <text:p>59563</text:p>
          </table:table-cell>
          <table:table-cell office:value-type="float" office:value="59082" calcext:value-type="float">
            <text:p>59082</text:p>
          </table:table-cell>
          <table:table-cell table:formula="of:=AVERAGE([.B94:.D94])" office:value-type="float" office:value="59263.6666666667" calcext:value-type="float">
            <text:p>59263.67</text:p>
          </table:table-cell>
          <table:table-cell office:value-type="float" office:value="59953" calcext:value-type="float">
            <text:p>59953</text:p>
          </table:table-cell>
          <table:table-cell office:value-type="float" office:value="59209" calcext:value-type="float">
            <text:p>59209</text:p>
          </table:table-cell>
          <table:table-cell office:value-type="float" office:value="58858" calcext:value-type="float">
            <text:p>58858</text:p>
          </table:table-cell>
          <table:table-cell table:formula="of:=AVERAGE([.F94:.H94])" office:value-type="float" office:value="59340" calcext:value-type="float">
            <text:p>59340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94];&quot;ZZ&quot;;&quot;LDF&quot;)" office:value-type="string" office:string-value="LDF" calcext:value-type="string">
            <text:p>LDF</text:p>
          </table:table-cell>
          <table:table-cell table:style-name="ce9" table:formula="of:=([.E94]-[.I94])/[.E94]" office:value-type="percentage" office:value="-0.00128802920282808" calcext:value-type="percentage">
            <text:p>-0.13%</text:p>
          </table:table-cell>
          <table:table-cell table:style-name="ce11" table:formula="of:=([.E94]-[.I94])" office:value-type="float" office:value="-76.3333333333358" calcext:value-type="float">
            <text:p>-76.33</text:p>
          </table:table-cell>
          <table:table-cell table:formula="of:=IF(([.N94]&gt;-100);1;0)" office:value-type="float" office:value="1" calcext:value-type="float">
            <text:p>1</text:p>
          </table:table-cell>
          <table:table-cell table:formula="of:=IF(AND([.O94];[.L94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office:value-type="float" office:value="102341" calcext:value-type="float">
            <text:p>102341</text:p>
          </table:table-cell>
          <table:table-cell office:value-type="float" office:value="100957" calcext:value-type="float">
            <text:p>100957</text:p>
          </table:table-cell>
          <table:table-cell office:value-type="float" office:value="101706" calcext:value-type="float">
            <text:p>101706</text:p>
          </table:table-cell>
          <table:table-cell table:formula="of:=AVERAGE([.B95:.D95])" office:value-type="float" office:value="101668" calcext:value-type="float">
            <text:p>101668.00</text:p>
          </table:table-cell>
          <table:table-cell office:value-type="float" office:value="99458" calcext:value-type="float">
            <text:p>99458</text:p>
          </table:table-cell>
          <table:table-cell office:value-type="float" office:value="100667" calcext:value-type="float">
            <text:p>100667</text:p>
          </table:table-cell>
          <table:table-cell office:value-type="float" office:value="99685" calcext:value-type="float">
            <text:p>99685</text:p>
          </table:table-cell>
          <table:table-cell table:formula="of:=AVERAGE([.F95:.H95])" office:value-type="float" office:value="99936.6666666667" calcext:value-type="float">
            <text:p>99936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95];&quot;ZZ&quot;;&quot;LDF&quot;)" office:value-type="string" office:string-value="LDF" calcext:value-type="string">
            <text:p>LDF</text:p>
          </table:table-cell>
          <table:table-cell table:style-name="ce9" table:formula="of:=([.E95]-[.I95])/[.E95]" office:value-type="percentage" office:value="0.0170292848618378" calcext:value-type="percentage">
            <text:p>1.70%</text:p>
          </table:table-cell>
          <table:table-cell table:style-name="ce11" table:formula="of:=([.E95]-[.I95])" office:value-type="float" office:value="1731.33333333333" calcext:value-type="float">
            <text:p>1731.33</text:p>
          </table:table-cell>
          <table:table-cell table:formula="of:=IF(([.N95]&gt;-100);1;0)" office:value-type="float" office:value="1" calcext:value-type="float">
            <text:p>1</text:p>
          </table:table-cell>
          <table:table-cell table:formula="of:=IF(AND([.O95];[.L95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55690" calcext:value-type="float">
            <text:p>55690</text:p>
          </table:table-cell>
          <table:table-cell office:value-type="float" office:value="55164" calcext:value-type="float">
            <text:p>55164</text:p>
          </table:table-cell>
          <table:table-cell office:value-type="float" office:value="55370" calcext:value-type="float">
            <text:p>55370</text:p>
          </table:table-cell>
          <table:table-cell table:formula="of:=AVERAGE([.B96:.D96])" office:value-type="float" office:value="55408" calcext:value-type="float">
            <text:p>55408.00</text:p>
          </table:table-cell>
          <table:table-cell office:value-type="float" office:value="4731" calcext:value-type="float">
            <text:p>4731</text:p>
          </table:table-cell>
          <table:table-cell office:value-type="float" office:value="4744" calcext:value-type="float">
            <text:p>4744</text:p>
          </table:table-cell>
          <table:table-cell office:value-type="float" office:value="4755" calcext:value-type="float">
            <text:p>4755</text:p>
          </table:table-cell>
          <table:table-cell table:formula="of:=AVERAGE([.F96:.H96])" office:value-type="float" office:value="4743.33333333333" calcext:value-type="float">
            <text:p>4743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96];&quot;ZZ&quot;;&quot;LDF&quot;)" office:value-type="string" office:string-value="ZZ" calcext:value-type="string">
            <text:p>ZZ</text:p>
          </table:table-cell>
          <table:table-cell table:style-name="ce9" table:formula="of:=([.E96]-[.I96])/[.E96]" office:value-type="percentage" office:value="0.914392626816825" calcext:value-type="percentage">
            <text:p>91.44%</text:p>
          </table:table-cell>
          <table:table-cell table:style-name="ce11" table:formula="of:=([.E96]-[.I96])" office:value-type="float" office:value="50664.6666666667" calcext:value-type="float">
            <text:p>50664.67</text:p>
          </table:table-cell>
          <table:table-cell table:formula="of:=IF(([.N96]&gt;-100);1;0)" office:value-type="float" office:value="1" calcext:value-type="float">
            <text:p>1</text:p>
          </table:table-cell>
          <table:table-cell table:formula="of:=IF(AND([.O96];[.L96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float" office:value="4033" calcext:value-type="float">
            <text:p>4033</text:p>
          </table:table-cell>
          <table:table-cell office:value-type="float" office:value="3915" calcext:value-type="float">
            <text:p>3915</text:p>
          </table:table-cell>
          <table:table-cell office:value-type="float" office:value="3917" calcext:value-type="float">
            <text:p>3917</text:p>
          </table:table-cell>
          <table:table-cell table:formula="of:=AVERAGE([.B97:.D97])" office:value-type="float" office:value="3955" calcext:value-type="float">
            <text:p>3955.00</text:p>
          </table:table-cell>
          <table:table-cell office:value-type="float" office:value="3931" calcext:value-type="float">
            <text:p>3931</text:p>
          </table:table-cell>
          <table:table-cell office:value-type="float" office:value="4096" calcext:value-type="float">
            <text:p>4096</text:p>
          </table:table-cell>
          <table:table-cell office:value-type="float" office:value="4020" calcext:value-type="float">
            <text:p>4020</text:p>
          </table:table-cell>
          <table:table-cell table:formula="of:=AVERAGE([.F97:.H97])" office:value-type="float" office:value="4015.66666666667" calcext:value-type="float">
            <text:p>4015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97];&quot;ZZ&quot;;&quot;LDF&quot;)" office:value-type="string" office:string-value="LDF" calcext:value-type="string">
            <text:p>LDF</text:p>
          </table:table-cell>
          <table:table-cell table:style-name="ce9" table:formula="of:=([.E97]-[.I97])/[.E97]" office:value-type="percentage" office:value="-0.015339233038348" calcext:value-type="percentage">
            <text:p>-1.53%</text:p>
          </table:table-cell>
          <table:table-cell table:style-name="ce11" table:formula="of:=([.E97]-[.I97])" office:value-type="float" office:value="-60.6666666666665" calcext:value-type="float">
            <text:p>-60.67</text:p>
          </table:table-cell>
          <table:table-cell table:formula="of:=IF(([.N97]&gt;-100);1;0)" office:value-type="float" office:value="1" calcext:value-type="float">
            <text:p>1</text:p>
          </table:table-cell>
          <table:table-cell table:formula="of:=IF(AND([.O97];[.L97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office:value-type="float" office:value="74726" calcext:value-type="float">
            <text:p>74726</text:p>
          </table:table-cell>
          <table:table-cell office:value-type="float" office:value="75216" calcext:value-type="float">
            <text:p>75216</text:p>
          </table:table-cell>
          <table:table-cell office:value-type="float" office:value="74333" calcext:value-type="float">
            <text:p>74333</text:p>
          </table:table-cell>
          <table:table-cell table:formula="of:=AVERAGE([.B98:.D98])" office:value-type="float" office:value="74758.3333333333" calcext:value-type="float">
            <text:p>74758.33</text:p>
          </table:table-cell>
          <table:table-cell office:value-type="float" office:value="74886" calcext:value-type="float">
            <text:p>74886</text:p>
          </table:table-cell>
          <table:table-cell office:value-type="float" office:value="74074" calcext:value-type="float">
            <text:p>74074</text:p>
          </table:table-cell>
          <table:table-cell office:value-type="float" office:value="74821" calcext:value-type="float">
            <text:p>74821</text:p>
          </table:table-cell>
          <table:table-cell table:formula="of:=AVERAGE([.F98:.H98])" office:value-type="float" office:value="74593.6666666667" calcext:value-type="float">
            <text:p>74593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98];&quot;ZZ&quot;;&quot;LDF&quot;)" office:value-type="string" office:string-value="LDF" calcext:value-type="string">
            <text:p>LDF</text:p>
          </table:table-cell>
          <table:table-cell table:style-name="ce9" table:formula="of:=([.E98]-[.I98])/[.E98]" office:value-type="percentage" office:value="0.00220265299297724" calcext:value-type="percentage">
            <text:p>0.22%</text:p>
          </table:table-cell>
          <table:table-cell table:style-name="ce11" table:formula="of:=([.E98]-[.I98])" office:value-type="float" office:value="164.666666666657" calcext:value-type="float">
            <text:p>164.67</text:p>
          </table:table-cell>
          <table:table-cell table:formula="of:=IF(([.N98]&gt;-100);1;0)" office:value-type="float" office:value="1" calcext:value-type="float">
            <text:p>1</text:p>
          </table:table-cell>
          <table:table-cell table:formula="of:=IF(AND([.O98];[.L98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office:value-type="float" office:value="20532" calcext:value-type="float">
            <text:p>20532</text:p>
          </table:table-cell>
          <table:table-cell office:value-type="float" office:value="20519" calcext:value-type="float">
            <text:p>20519</text:p>
          </table:table-cell>
          <table:table-cell office:value-type="float" office:value="20508" calcext:value-type="float">
            <text:p>20508</text:p>
          </table:table-cell>
          <table:table-cell table:formula="of:=AVERAGE([.B99:.D99])" office:value-type="float" office:value="20519.6666666667" calcext:value-type="float">
            <text:p>20519.67</text:p>
          </table:table-cell>
          <table:table-cell office:value-type="float" office:value="1417" calcext:value-type="float">
            <text:p>1417</text:p>
          </table:table-cell>
          <table:table-cell office:value-type="float" office:value="1433" calcext:value-type="float">
            <text:p>1433</text:p>
          </table:table-cell>
          <table:table-cell office:value-type="float" office:value="1468" calcext:value-type="float">
            <text:p>1468</text:p>
          </table:table-cell>
          <table:table-cell table:formula="of:=AVERAGE([.F99:.H99])" office:value-type="float" office:value="1439.33333333333" calcext:value-type="float">
            <text:p>1439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99];&quot;ZZ&quot;;&quot;LDF&quot;)" office:value-type="string" office:string-value="ZZ" calcext:value-type="string">
            <text:p>ZZ</text:p>
          </table:table-cell>
          <table:table-cell table:style-name="ce9" table:formula="of:=([.E99]-[.I99])/[.E99]" office:value-type="percentage" office:value="0.929855910589841" calcext:value-type="percentage">
            <text:p>92.99%</text:p>
          </table:table-cell>
          <table:table-cell table:style-name="ce11" table:formula="of:=([.E99]-[.I99])" office:value-type="float" office:value="19080.3333333333" calcext:value-type="float">
            <text:p>19080.33</text:p>
          </table:table-cell>
          <table:table-cell table:formula="of:=IF(([.N99]&gt;-100);1;0)" office:value-type="float" office:value="1" calcext:value-type="float">
            <text:p>1</text:p>
          </table:table-cell>
          <table:table-cell table:formula="of:=IF(AND([.O99];[.L99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9657" calcext:value-type="float">
            <text:p>69657</text:p>
          </table:table-cell>
          <table:table-cell office:value-type="float" office:value="68739" calcext:value-type="float">
            <text:p>68739</text:p>
          </table:table-cell>
          <table:table-cell office:value-type="float" office:value="68955" calcext:value-type="float">
            <text:p>68955</text:p>
          </table:table-cell>
          <table:table-cell table:formula="of:=AVERAGE([.B100:.D100])" office:value-type="float" office:value="69117" calcext:value-type="float">
            <text:p>69117.00</text:p>
          </table:table-cell>
          <table:table-cell office:value-type="float" office:value="5640" calcext:value-type="float">
            <text:p>5640</text:p>
          </table:table-cell>
          <table:table-cell office:value-type="float" office:value="5544" calcext:value-type="float">
            <text:p>5544</text:p>
          </table:table-cell>
          <table:table-cell office:value-type="float" office:value="5469" calcext:value-type="float">
            <text:p>5469</text:p>
          </table:table-cell>
          <table:table-cell table:formula="of:=AVERAGE([.F100:.H100])" office:value-type="float" office:value="5551" calcext:value-type="float">
            <text:p>5551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formula="of:=IF([.K100];&quot;ZZ&quot;;&quot;LDF&quot;)" office:value-type="string" office:string-value="ZZ" calcext:value-type="string">
            <text:p>ZZ</text:p>
          </table:table-cell>
          <table:table-cell table:style-name="ce9" table:formula="of:=([.E100]-[.I100])/[.E100]" office:value-type="percentage" office:value="0.919686907707221" calcext:value-type="percentage">
            <text:p>91.97%</text:p>
          </table:table-cell>
          <table:table-cell table:style-name="ce11" table:formula="of:=([.E100]-[.I100])" office:value-type="float" office:value="63566" calcext:value-type="float">
            <text:p>63566.00</text:p>
          </table:table-cell>
          <table:table-cell table:formula="of:=IF(([.N100]&gt;-100);1;0)" office:value-type="float" office:value="1" calcext:value-type="float">
            <text:p>1</text:p>
          </table:table-cell>
          <table:table-cell table:formula="of:=IF(AND([.O100];[.L100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float" office:value="49210" calcext:value-type="float">
            <text:p>49210</text:p>
          </table:table-cell>
          <table:table-cell office:value-type="float" office:value="48949" calcext:value-type="float">
            <text:p>48949</text:p>
          </table:table-cell>
          <table:table-cell office:value-type="float" office:value="47676" calcext:value-type="float">
            <text:p>47676</text:p>
          </table:table-cell>
          <table:table-cell table:formula="of:=AVERAGE([.B101:.D101])" office:value-type="float" office:value="48611.6666666667" calcext:value-type="float">
            <text:p>48611.67</text:p>
          </table:table-cell>
          <table:table-cell office:value-type="float" office:value="48130" calcext:value-type="float">
            <text:p>48130</text:p>
          </table:table-cell>
          <table:table-cell office:value-type="float" office:value="48267" calcext:value-type="float">
            <text:p>48267</text:p>
          </table:table-cell>
          <table:table-cell office:value-type="float" office:value="48676" calcext:value-type="float">
            <text:p>48676</text:p>
          </table:table-cell>
          <table:table-cell table:formula="of:=AVERAGE([.F101:.H101])" office:value-type="float" office:value="48357.6666666667" calcext:value-type="float">
            <text:p>48357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01];&quot;ZZ&quot;;&quot;LDF&quot;)" office:value-type="string" office:string-value="LDF" calcext:value-type="string">
            <text:p>LDF</text:p>
          </table:table-cell>
          <table:table-cell table:style-name="ce9" table:formula="of:=([.E101]-[.I101])/[.E101]" office:value-type="percentage" office:value="0.00522508314190695" calcext:value-type="percentage">
            <text:p>0.52%</text:p>
          </table:table-cell>
          <table:table-cell table:style-name="ce11" table:formula="of:=([.E101]-[.I101])" office:value-type="float" office:value="254" calcext:value-type="float">
            <text:p>254.00</text:p>
          </table:table-cell>
          <table:table-cell table:formula="of:=IF(([.N101]&gt;-100);1;0)" office:value-type="float" office:value="1" calcext:value-type="float">
            <text:p>1</text:p>
          </table:table-cell>
          <table:table-cell table:formula="of:=IF(AND([.O101];[.L101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office:value-type="float" office:value="24020" calcext:value-type="float">
            <text:p>24020</text:p>
          </table:table-cell>
          <table:table-cell office:value-type="float" office:value="23412" calcext:value-type="float">
            <text:p>23412</text:p>
          </table:table-cell>
          <table:table-cell office:value-type="float" office:value="25208" calcext:value-type="float">
            <text:p>25208</text:p>
          </table:table-cell>
          <table:table-cell table:formula="of:=AVERAGE([.B102:.D102])" office:value-type="float" office:value="24213.3333333333" calcext:value-type="float">
            <text:p>24213.33</text:p>
          </table:table-cell>
          <table:table-cell office:value-type="float" office:value="24144" calcext:value-type="float">
            <text:p>24144</text:p>
          </table:table-cell>
          <table:table-cell office:value-type="float" office:value="23768" calcext:value-type="float">
            <text:p>23768</text:p>
          </table:table-cell>
          <table:table-cell office:value-type="float" office:value="23536" calcext:value-type="float">
            <text:p>23536</text:p>
          </table:table-cell>
          <table:table-cell table:formula="of:=AVERAGE([.F102:.H102])" office:value-type="float" office:value="23816" calcext:value-type="float">
            <text:p>23816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02];&quot;ZZ&quot;;&quot;LDF&quot;)" office:value-type="string" office:string-value="LDF" calcext:value-type="string">
            <text:p>LDF</text:p>
          </table:table-cell>
          <table:table-cell table:style-name="ce9" table:formula="of:=([.E102]-[.I102])/[.E102]" office:value-type="percentage" office:value="0.0164096916299559" calcext:value-type="percentage">
            <text:p>1.64%</text:p>
          </table:table-cell>
          <table:table-cell table:style-name="ce11" table:formula="of:=([.E102]-[.I102])" office:value-type="float" office:value="397.333333333332" calcext:value-type="float">
            <text:p>397.33</text:p>
          </table:table-cell>
          <table:table-cell table:formula="of:=IF(([.N102]&gt;-100);1;0)" office:value-type="float" office:value="1" calcext:value-type="float">
            <text:p>1</text:p>
          </table:table-cell>
          <table:table-cell table:formula="of:=IF(AND([.O102];[.L102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formula="of:=AVERAGE([.B103:.D103])" office:value-type="float" office:value="191.666666666667" calcext:value-type="float">
            <text:p>191.67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table:formula="of:=AVERAGE([.F103:.H103])" office:value-type="float" office:value="154.666666666667" calcext:value-type="float">
            <text:p>154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03];&quot;ZZ&quot;;&quot;LDF&quot;)" office:value-type="string" office:string-value="ZZ" calcext:value-type="string">
            <text:p>ZZ</text:p>
          </table:table-cell>
          <table:table-cell table:style-name="ce9" table:formula="of:=([.E103]-[.I103])/[.E103]" office:value-type="percentage" office:value="0.19304347826087" calcext:value-type="percentage">
            <text:p>19.30%</text:p>
          </table:table-cell>
          <table:table-cell table:style-name="ce11" table:formula="of:=([.E103]-[.I103])" office:value-type="float" office:value="37" calcext:value-type="float">
            <text:p>37.00</text:p>
          </table:table-cell>
          <table:table-cell table:formula="of:=IF(([.N103]&gt;-100);1;0)" office:value-type="float" office:value="1" calcext:value-type="float">
            <text:p>1</text:p>
          </table:table-cell>
          <table:table-cell table:formula="of:=IF(AND([.O103];[.L103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office:value-type="float" office:value="132528" calcext:value-type="float">
            <text:p>132528</text:p>
          </table:table-cell>
          <table:table-cell office:value-type="float" office:value="132076" calcext:value-type="float">
            <text:p>132076</text:p>
          </table:table-cell>
          <table:table-cell office:value-type="float" office:value="132357" calcext:value-type="float">
            <text:p>132357</text:p>
          </table:table-cell>
          <table:table-cell table:formula="of:=AVERAGE([.B104:.D104])" office:value-type="float" office:value="132320.333333333" calcext:value-type="float">
            <text:p>132320.33</text:p>
          </table:table-cell>
          <table:table-cell office:value-type="float" office:value="27558" calcext:value-type="float">
            <text:p>27558</text:p>
          </table:table-cell>
          <table:table-cell office:value-type="float" office:value="28592" calcext:value-type="float">
            <text:p>28592</text:p>
          </table:table-cell>
          <table:table-cell office:value-type="float" office:value="28833" calcext:value-type="float">
            <text:p>28833</text:p>
          </table:table-cell>
          <table:table-cell table:formula="of:=AVERAGE([.F104:.H104])" office:value-type="float" office:value="28327.6666666667" calcext:value-type="float">
            <text:p>28327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table:formula="of:=IF([.K104];&quot;ZZ&quot;;&quot;LDF&quot;)" office:value-type="string" office:string-value="ZZ" calcext:value-type="string">
            <text:p>ZZ</text:p>
          </table:table-cell>
          <table:table-cell table:style-name="ce9" table:formula="of:=([.E104]-[.I104])/[.E104]" office:value-type="percentage" office:value="0.785915996785578" calcext:value-type="percentage">
            <text:p>78.59%</text:p>
          </table:table-cell>
          <table:table-cell table:style-name="ce11" table:formula="of:=([.E104]-[.I104])" office:value-type="float" office:value="103992.666666667" calcext:value-type="float">
            <text:p>103992.67</text:p>
          </table:table-cell>
          <table:table-cell table:formula="of:=IF(([.N104]&gt;-100);1;0)" office:value-type="float" office:value="1" calcext:value-type="float">
            <text:p>1</text:p>
          </table:table-cell>
          <table:table-cell table:formula="of:=IF(AND([.O104];[.L104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office:value-type="float" office:value="6134" calcext:value-type="float">
            <text:p>6134</text:p>
          </table:table-cell>
          <table:table-cell office:value-type="float" office:value="6248" calcext:value-type="float">
            <text:p>6248</text:p>
          </table:table-cell>
          <table:table-cell office:value-type="float" office:value="5967" calcext:value-type="float">
            <text:p>5967</text:p>
          </table:table-cell>
          <table:table-cell table:formula="of:=AVERAGE([.B105:.D105])" office:value-type="float" office:value="6116.33333333333" calcext:value-type="float">
            <text:p>6116.33</text:p>
          </table:table-cell>
          <table:table-cell office:value-type="float" office:value="6174" calcext:value-type="float">
            <text:p>6174</text:p>
          </table:table-cell>
          <table:table-cell office:value-type="float" office:value="5950" calcext:value-type="float">
            <text:p>5950</text:p>
          </table:table-cell>
          <table:table-cell office:value-type="float" office:value="6196" calcext:value-type="float">
            <text:p>6196</text:p>
          </table:table-cell>
          <table:table-cell table:formula="of:=AVERAGE([.F105:.H105])" office:value-type="float" office:value="6106.66666666667" calcext:value-type="float">
            <text:p>6106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05];&quot;ZZ&quot;;&quot;LDF&quot;)" office:value-type="string" office:string-value="LDF" calcext:value-type="string">
            <text:p>LDF</text:p>
          </table:table-cell>
          <table:table-cell table:style-name="ce9" table:formula="of:=([.E105]-[.I105])/[.E105]" office:value-type="percentage" office:value="0.00158046760041409" calcext:value-type="percentage">
            <text:p>0.16%</text:p>
          </table:table-cell>
          <table:table-cell table:style-name="ce11" table:formula="of:=([.E105]-[.I105])" office:value-type="float" office:value="9.66666666666606" calcext:value-type="float">
            <text:p>9.67</text:p>
          </table:table-cell>
          <table:table-cell table:formula="of:=IF(([.N105]&gt;-100);1;0)" office:value-type="float" office:value="1" calcext:value-type="float">
            <text:p>1</text:p>
          </table:table-cell>
          <table:table-cell table:formula="of:=IF(AND([.O105];[.L105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94392" calcext:value-type="float">
            <text:p>94392</text:p>
          </table:table-cell>
          <table:table-cell office:value-type="float" office:value="93182" calcext:value-type="float">
            <text:p>93182</text:p>
          </table:table-cell>
          <table:table-cell office:value-type="float" office:value="92558" calcext:value-type="float">
            <text:p>92558</text:p>
          </table:table-cell>
          <table:table-cell table:formula="of:=AVERAGE([.B106:.D106])" office:value-type="float" office:value="93377.3333333333" calcext:value-type="float">
            <text:p>93377.33</text:p>
          </table:table-cell>
          <table:table-cell office:value-type="float" office:value="91440" calcext:value-type="float">
            <text:p>91440</text:p>
          </table:table-cell>
          <table:table-cell office:value-type="float" office:value="92320" calcext:value-type="float">
            <text:p>92320</text:p>
          </table:table-cell>
          <table:table-cell office:value-type="float" office:value="93593" calcext:value-type="float">
            <text:p>93593</text:p>
          </table:table-cell>
          <table:table-cell table:formula="of:=AVERAGE([.F106:.H106])" office:value-type="float" office:value="92451" calcext:value-type="float">
            <text:p>92451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06];&quot;ZZ&quot;;&quot;LDF&quot;)" office:value-type="string" office:string-value="LDF" calcext:value-type="string">
            <text:p>LDF</text:p>
          </table:table-cell>
          <table:table-cell table:style-name="ce9" table:formula="of:=([.E106]-[.I106])/[.E106]" office:value-type="percentage" office:value="0.00992032327616975" calcext:value-type="percentage">
            <text:p>0.99%</text:p>
          </table:table-cell>
          <table:table-cell table:style-name="ce11" table:formula="of:=([.E106]-[.I106])" office:value-type="float" office:value="926.333333333329" calcext:value-type="float">
            <text:p>926.33</text:p>
          </table:table-cell>
          <table:table-cell table:formula="of:=IF(([.N106]&gt;-100);1;0)" office:value-type="float" office:value="1" calcext:value-type="float">
            <text:p>1</text:p>
          </table:table-cell>
          <table:table-cell table:formula="of:=IF(AND([.O106];[.L106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table:formula="of:=AVERAGE([.B107:.D107])" office:value-type="float" office:value="194" calcext:value-type="float">
            <text:p>194.00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table:formula="of:=AVERAGE([.F107:.H107])" office:value-type="float" office:value="150.666666666667" calcext:value-type="float">
            <text:p>150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07];&quot;ZZ&quot;;&quot;LDF&quot;)" office:value-type="string" office:string-value="ZZ" calcext:value-type="string">
            <text:p>ZZ</text:p>
          </table:table-cell>
          <table:table-cell table:style-name="ce9" table:formula="of:=([.E107]-[.I107])/[.E107]" office:value-type="percentage" office:value="0.223367697594502" calcext:value-type="percentage">
            <text:p>22.34%</text:p>
          </table:table-cell>
          <table:table-cell table:style-name="ce11" table:formula="of:=([.E107]-[.I107])" office:value-type="float" office:value="43.3333333333333" calcext:value-type="float">
            <text:p>43.33</text:p>
          </table:table-cell>
          <table:table-cell table:formula="of:=IF(([.N107]&gt;-100);1;0)" office:value-type="float" office:value="1" calcext:value-type="float">
            <text:p>1</text:p>
          </table:table-cell>
          <table:table-cell table:formula="of:=IF(AND([.O107];[.L107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554" calcext:value-type="float">
            <text:p>10554</text:p>
          </table:table-cell>
          <table:table-cell office:value-type="float" office:value="10579" calcext:value-type="float">
            <text:p>10579</text:p>
          </table:table-cell>
          <table:table-cell office:value-type="float" office:value="10519" calcext:value-type="float">
            <text:p>10519</text:p>
          </table:table-cell>
          <table:table-cell table:formula="of:=AVERAGE([.B108:.D108])" office:value-type="float" office:value="10550.6666666667" calcext:value-type="float">
            <text:p>10550.67</text:p>
          </table:table-cell>
          <table:table-cell office:value-type="float" office:value="826" calcext:value-type="float">
            <text:p>826</text:p>
          </table:table-cell>
          <table:table-cell office:value-type="float" office:value="835" calcext:value-type="float">
            <text:p>835</text:p>
          </table:table-cell>
          <table:table-cell office:value-type="float" office:value="830" calcext:value-type="float">
            <text:p>830</text:p>
          </table:table-cell>
          <table:table-cell table:formula="of:=AVERAGE([.F108:.H108])" office:value-type="float" office:value="830.333333333333" calcext:value-type="float">
            <text:p>830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08];&quot;ZZ&quot;;&quot;LDF&quot;)" office:value-type="string" office:string-value="ZZ" calcext:value-type="string">
            <text:p>ZZ</text:p>
          </table:table-cell>
          <table:table-cell table:style-name="ce9" table:formula="of:=([.E108]-[.I108])/[.E108]" office:value-type="percentage" office:value="0.921300391760394" calcext:value-type="percentage">
            <text:p>92.13%</text:p>
          </table:table-cell>
          <table:table-cell table:style-name="ce11" table:formula="of:=([.E108]-[.I108])" office:value-type="float" office:value="9720.33333333333" calcext:value-type="float">
            <text:p>9720.33</text:p>
          </table:table-cell>
          <table:table-cell table:formula="of:=IF(([.N108]&gt;-100);1;0)" office:value-type="float" office:value="1" calcext:value-type="float">
            <text:p>1</text:p>
          </table:table-cell>
          <table:table-cell table:formula="of:=IF(AND([.O108];[.L108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float" office:value="16117" calcext:value-type="float">
            <text:p>16117</text:p>
          </table:table-cell>
          <table:table-cell office:value-type="float" office:value="16110" calcext:value-type="float">
            <text:p>16110</text:p>
          </table:table-cell>
          <table:table-cell office:value-type="float" office:value="16064" calcext:value-type="float">
            <text:p>16064</text:p>
          </table:table-cell>
          <table:table-cell table:formula="of:=AVERAGE([.B109:.D109])" office:value-type="float" office:value="16097" calcext:value-type="float">
            <text:p>16097.00</text:p>
          </table:table-cell>
          <table:table-cell office:value-type="float" office:value="3340" calcext:value-type="float">
            <text:p>3340</text:p>
          </table:table-cell>
          <table:table-cell office:value-type="float" office:value="3390" calcext:value-type="float">
            <text:p>3390</text:p>
          </table:table-cell>
          <table:table-cell office:value-type="float" office:value="3317" calcext:value-type="float">
            <text:p>3317</text:p>
          </table:table-cell>
          <table:table-cell table:formula="of:=AVERAGE([.F109:.H109])" office:value-type="float" office:value="3349" calcext:value-type="float">
            <text:p>3349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formula="of:=IF([.K109];&quot;ZZ&quot;;&quot;LDF&quot;)" office:value-type="string" office:string-value="ZZ" calcext:value-type="string">
            <text:p>ZZ</text:p>
          </table:table-cell>
          <table:table-cell table:style-name="ce9" table:formula="of:=([.E109]-[.I109])/[.E109]" office:value-type="percentage" office:value="0.79194881033733" calcext:value-type="percentage">
            <text:p>79.19%</text:p>
          </table:table-cell>
          <table:table-cell table:style-name="ce11" table:formula="of:=([.E109]-[.I109])" office:value-type="float" office:value="12748" calcext:value-type="float">
            <text:p>12748.00</text:p>
          </table:table-cell>
          <table:table-cell table:formula="of:=IF(([.N109]&gt;-100);1;0)" office:value-type="float" office:value="1" calcext:value-type="float">
            <text:p>1</text:p>
          </table:table-cell>
          <table:table-cell table:formula="of:=IF(AND([.O109];[.L109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AVERAGE([.B110:.D110])" office:value-type="float" office:value="202.666666666667" calcext:value-type="float">
            <text:p>202.67</text:p>
          </table:table-cell>
          <table:table-cell office:value-type="float" office:value="293" calcext:value-type="float">
            <text:p>293</text:p>
          </table:table-cell>
          <table:table-cell office:value-type="float" office:value="315" calcext:value-type="float">
            <text:p>315</text:p>
          </table:table-cell>
          <table:table-cell office:value-type="float" office:value="286" calcext:value-type="float">
            <text:p>286</text:p>
          </table:table-cell>
          <table:table-cell table:formula="of:=AVERAGE([.F110:.H110])" office:value-type="float" office:value="298" calcext:value-type="float">
            <text:p>298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10];&quot;ZZ&quot;;&quot;LDF&quot;)" office:value-type="string" office:string-value="LDF" calcext:value-type="string">
            <text:p>LDF</text:p>
          </table:table-cell>
          <table:table-cell table:style-name="ce9" table:formula="of:=([.E110]-[.I110])/[.E110]" office:value-type="percentage" office:value="-0.470394736842105" calcext:value-type="percentage">
            <text:p>-47.04%</text:p>
          </table:table-cell>
          <table:table-cell table:style-name="ce11" table:formula="of:=([.E110]-[.I110])" office:value-type="float" office:value="-95.3333333333334" calcext:value-type="float">
            <text:p>-95.33</text:p>
          </table:table-cell>
          <table:table-cell table:formula="of:=IF(([.N110]&gt;-100);1;0)" office:value-type="float" office:value="1" calcext:value-type="float">
            <text:p>1</text:p>
          </table:table-cell>
          <table:table-cell table:formula="of:=IF(AND([.O110];[.L110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float" office:value="259" calcext:value-type="float">
            <text:p>259</text:p>
          </table:table-cell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table:formula="of:=AVERAGE([.B111:.D111])" office:value-type="float" office:value="261" calcext:value-type="float">
            <text:p>261.00</text:p>
          </table:table-cell>
          <table:table-cell office:value-type="float" office:value="308" calcext:value-type="float">
            <text:p>308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table:formula="of:=AVERAGE([.F111:.H111])" office:value-type="float" office:value="293" calcext:value-type="float">
            <text:p>293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11];&quot;ZZ&quot;;&quot;LDF&quot;)" office:value-type="string" office:string-value="LDF" calcext:value-type="string">
            <text:p>LDF</text:p>
          </table:table-cell>
          <table:table-cell table:style-name="ce9" table:formula="of:=([.E111]-[.I111])/[.E111]" office:value-type="percentage" office:value="-0.122605363984674" calcext:value-type="percentage">
            <text:p>-12.26%</text:p>
          </table:table-cell>
          <table:table-cell table:style-name="ce11" table:formula="of:=([.E111]-[.I111])" office:value-type="float" office:value="-32" calcext:value-type="float">
            <text:p>-32.00</text:p>
          </table:table-cell>
          <table:table-cell table:formula="of:=IF(([.N111]&gt;-100);1;0)" office:value-type="float" office:value="1" calcext:value-type="float">
            <text:p>1</text:p>
          </table:table-cell>
          <table:table-cell table:formula="of:=IF(AND([.O111];[.L111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office:value-type="float" office:value="3863" calcext:value-type="float">
            <text:p>3863</text:p>
          </table:table-cell>
          <table:table-cell office:value-type="float" office:value="3937" calcext:value-type="float">
            <text:p>3937</text:p>
          </table:table-cell>
          <table:table-cell office:value-type="float" office:value="3821" calcext:value-type="float">
            <text:p>3821</text:p>
          </table:table-cell>
          <table:table-cell table:formula="of:=AVERAGE([.B112:.D112])" office:value-type="float" office:value="3873.66666666667" calcext:value-type="float">
            <text:p>3873.67</text:p>
          </table:table-cell>
          <table:table-cell office:value-type="float" office:value="3859" calcext:value-type="float">
            <text:p>3859</text:p>
          </table:table-cell>
          <table:table-cell office:value-type="float" office:value="3865" calcext:value-type="float">
            <text:p>3865</text:p>
          </table:table-cell>
          <table:table-cell office:value-type="float" office:value="3933" calcext:value-type="float">
            <text:p>3933</text:p>
          </table:table-cell>
          <table:table-cell table:formula="of:=AVERAGE([.F112:.H112])" office:value-type="float" office:value="3885.66666666667" calcext:value-type="float">
            <text:p>3885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12];&quot;ZZ&quot;;&quot;LDF&quot;)" office:value-type="string" office:string-value="LDF" calcext:value-type="string">
            <text:p>LDF</text:p>
          </table:table-cell>
          <table:table-cell table:style-name="ce9" table:formula="of:=([.E112]-[.I112])/[.E112]" office:value-type="percentage" office:value="-0.00309784011702952" calcext:value-type="percentage">
            <text:p>-0.31%</text:p>
          </table:table-cell>
          <table:table-cell table:style-name="ce11" table:formula="of:=([.E112]-[.I112])" office:value-type="float" office:value="-12" calcext:value-type="float">
            <text:p>-12.00</text:p>
          </table:table-cell>
          <table:table-cell table:formula="of:=IF(([.N112]&gt;-100);1;0)" office:value-type="float" office:value="1" calcext:value-type="float">
            <text:p>1</text:p>
          </table:table-cell>
          <table:table-cell table:formula="of:=IF(AND([.O112];[.L112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float" office:value="19868" calcext:value-type="float">
            <text:p>19868</text:p>
          </table:table-cell>
          <table:table-cell office:value-type="float" office:value="19993" calcext:value-type="float">
            <text:p>19993</text:p>
          </table:table-cell>
          <table:table-cell office:value-type="float" office:value="19775" calcext:value-type="float">
            <text:p>19775</text:p>
          </table:table-cell>
          <table:table-cell table:formula="of:=AVERAGE([.B113:.D113])" office:value-type="float" office:value="19878.6666666667" calcext:value-type="float">
            <text:p>19878.67</text:p>
          </table:table-cell>
          <table:table-cell office:value-type="float" office:value="19828" calcext:value-type="float">
            <text:p>19828</text:p>
          </table:table-cell>
          <table:table-cell office:value-type="float" office:value="19927" calcext:value-type="float">
            <text:p>19927</text:p>
          </table:table-cell>
          <table:table-cell office:value-type="float" office:value="19905" calcext:value-type="float">
            <text:p>19905</text:p>
          </table:table-cell>
          <table:table-cell table:formula="of:=AVERAGE([.F113:.H113])" office:value-type="float" office:value="19886.6666666667" calcext:value-type="float">
            <text:p>19886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13];&quot;ZZ&quot;;&quot;LDF&quot;)" office:value-type="string" office:string-value="LDF" calcext:value-type="string">
            <text:p>LDF</text:p>
          </table:table-cell>
          <table:table-cell table:style-name="ce9" table:formula="of:=([.E113]-[.I113])/[.E113]" office:value-type="percentage" office:value="-0.000402441478301697" calcext:value-type="percentage">
            <text:p>-0.04%</text:p>
          </table:table-cell>
          <table:table-cell table:style-name="ce11" table:formula="of:=([.E113]-[.I113])" office:value-type="float" office:value="-8" calcext:value-type="float">
            <text:p>-8.00</text:p>
          </table:table-cell>
          <table:table-cell table:formula="of:=IF(([.N113]&gt;-100);1;0)" office:value-type="float" office:value="1" calcext:value-type="float">
            <text:p>1</text:p>
          </table:table-cell>
          <table:table-cell table:formula="of:=IF(AND([.O113];[.L113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float" office:value="12453" calcext:value-type="float">
            <text:p>12453</text:p>
          </table:table-cell>
          <table:table-cell office:value-type="float" office:value="12233" calcext:value-type="float">
            <text:p>12233</text:p>
          </table:table-cell>
          <table:table-cell office:value-type="float" office:value="12788" calcext:value-type="float">
            <text:p>12788</text:p>
          </table:table-cell>
          <table:table-cell table:formula="of:=AVERAGE([.B114:.D114])" office:value-type="float" office:value="12491.3333333333" calcext:value-type="float">
            <text:p>12491.33</text:p>
          </table:table-cell>
          <table:table-cell office:value-type="float" office:value="1196" calcext:value-type="float">
            <text:p>1196</text:p>
          </table:table-cell>
          <table:table-cell office:value-type="float" office:value="1198" calcext:value-type="float">
            <text:p>1198</text:p>
          </table:table-cell>
          <table:table-cell office:value-type="float" office:value="1206" calcext:value-type="float">
            <text:p>1206</text:p>
          </table:table-cell>
          <table:table-cell table:formula="of:=AVERAGE([.F114:.H114])" office:value-type="float" office:value="1200" calcext:value-type="float">
            <text:p>1200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table:formula="of:=IF([.K114];&quot;ZZ&quot;;&quot;LDF&quot;)" office:value-type="string" office:string-value="ZZ" calcext:value-type="string">
            <text:p>ZZ</text:p>
          </table:table-cell>
          <table:table-cell table:style-name="ce9" table:formula="of:=([.E114]-[.I114])/[.E114]" office:value-type="percentage" office:value="0.903933393819715" calcext:value-type="percentage">
            <text:p>90.39%</text:p>
          </table:table-cell>
          <table:table-cell table:style-name="ce11" table:formula="of:=([.E114]-[.I114])" office:value-type="float" office:value="11291.3333333333" calcext:value-type="float">
            <text:p>11291.33</text:p>
          </table:table-cell>
          <table:table-cell table:formula="of:=IF(([.N114]&gt;-100);1;0)" office:value-type="float" office:value="1" calcext:value-type="float">
            <text:p>1</text:p>
          </table:table-cell>
          <table:table-cell table:formula="of:=IF(AND([.O114];[.L114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office:value-type="float" office:value="37835" calcext:value-type="float">
            <text:p>37835</text:p>
          </table:table-cell>
          <table:table-cell office:value-type="float" office:value="38184" calcext:value-type="float">
            <text:p>38184</text:p>
          </table:table-cell>
          <table:table-cell office:value-type="float" office:value="38439" calcext:value-type="float">
            <text:p>38439</text:p>
          </table:table-cell>
          <table:table-cell table:formula="of:=AVERAGE([.B115:.D115])" office:value-type="float" office:value="38152.6666666667" calcext:value-type="float">
            <text:p>38152.67</text:p>
          </table:table-cell>
          <table:table-cell office:value-type="float" office:value="1252" calcext:value-type="float">
            <text:p>1252</text:p>
          </table:table-cell>
          <table:table-cell office:value-type="float" office:value="1403" calcext:value-type="float">
            <text:p>1403</text:p>
          </table:table-cell>
          <table:table-cell office:value-type="float" office:value="1254" calcext:value-type="float">
            <text:p>1254</text:p>
          </table:table-cell>
          <table:table-cell table:formula="of:=AVERAGE([.F115:.H115])" office:value-type="float" office:value="1303" calcext:value-type="float">
            <text:p>1303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115];&quot;ZZ&quot;;&quot;LDF&quot;)" office:value-type="string" office:string-value="ZZ" calcext:value-type="string">
            <text:p>ZZ</text:p>
          </table:table-cell>
          <table:table-cell table:style-name="ce9" table:formula="of:=([.E115]-[.I115])/[.E115]" office:value-type="percentage" office:value="0.965847734540181" calcext:value-type="percentage">
            <text:p>96.58%</text:p>
          </table:table-cell>
          <table:table-cell table:style-name="ce11" table:formula="of:=([.E115]-[.I115])" office:value-type="float" office:value="36849.6666666667" calcext:value-type="float">
            <text:p>36849.67</text:p>
          </table:table-cell>
          <table:table-cell table:formula="of:=IF(([.N115]&gt;-100);1;0)" office:value-type="float" office:value="1" calcext:value-type="float">
            <text:p>1</text:p>
          </table:table-cell>
          <table:table-cell table:formula="of:=IF(AND([.O115];[.L115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office:value-type="float" office:value="67354" calcext:value-type="float">
            <text:p>67354</text:p>
          </table:table-cell>
          <table:table-cell office:value-type="float" office:value="67540" calcext:value-type="float">
            <text:p>67540</text:p>
          </table:table-cell>
          <table:table-cell office:value-type="float" office:value="68089" calcext:value-type="float">
            <text:p>68089</text:p>
          </table:table-cell>
          <table:table-cell table:formula="of:=AVERAGE([.B116:.D116])" office:value-type="float" office:value="67661" calcext:value-type="float">
            <text:p>67661.00</text:p>
          </table:table-cell>
          <table:table-cell office:value-type="float" office:value="32091" calcext:value-type="float">
            <text:p>32091</text:p>
          </table:table-cell>
          <table:table-cell office:value-type="float" office:value="32201" calcext:value-type="float">
            <text:p>32201</text:p>
          </table:table-cell>
          <table:table-cell office:value-type="float" office:value="32175" calcext:value-type="float">
            <text:p>32175</text:p>
          </table:table-cell>
          <table:table-cell table:formula="of:=AVERAGE([.F116:.H116])" office:value-type="float" office:value="32155.6666666667" calcext:value-type="float">
            <text:p>32155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formula="of:=IF([.K116];&quot;ZZ&quot;;&quot;LDF&quot;)" office:value-type="string" office:string-value="ZZ" calcext:value-type="string">
            <text:p>ZZ</text:p>
          </table:table-cell>
          <table:table-cell table:style-name="ce9" table:formula="of:=([.E116]-[.I116])/[.E116]" office:value-type="percentage" office:value="0.524753304463921" calcext:value-type="percentage">
            <text:p>52.48%</text:p>
          </table:table-cell>
          <table:table-cell table:style-name="ce11" table:formula="of:=([.E116]-[.I116])" office:value-type="float" office:value="35505.3333333333" calcext:value-type="float">
            <text:p>35505.33</text:p>
          </table:table-cell>
          <table:table-cell table:formula="of:=IF(([.N116]&gt;-100);1;0)" office:value-type="float" office:value="1" calcext:value-type="float">
            <text:p>1</text:p>
          </table:table-cell>
          <table:table-cell table:formula="of:=IF(AND([.O116];[.L116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2" office:value-type="float" office:value="2865" calcext:value-type="float">
            <text:p>2865</text:p>
          </table:table-cell>
          <table:table-cell office:value-type="float" office:value="3076" calcext:value-type="float">
            <text:p>3076</text:p>
          </table:table-cell>
          <table:table-cell table:formula="of:=AVERAGE([.B117:.D117])" office:value-type="float" office:value="2935.33333333333" calcext:value-type="float">
            <text:p>2935.33</text:p>
          </table:table-cell>
          <table:table-cell office:value-type="float" office:value="757" calcext:value-type="float">
            <text:p>757</text:p>
          </table:table-cell>
          <table:table-cell office:value-type="float" office:value="741" calcext:value-type="float">
            <text:p>741</text:p>
          </table:table-cell>
          <table:table-cell office:value-type="float" office:value="767" calcext:value-type="float">
            <text:p>767</text:p>
          </table:table-cell>
          <table:table-cell table:formula="of:=AVERAGE([.F117:.H117])" office:value-type="float" office:value="755" calcext:value-type="float">
            <text:p>755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17];&quot;ZZ&quot;;&quot;LDF&quot;)" office:value-type="string" office:string-value="ZZ" calcext:value-type="string">
            <text:p>ZZ</text:p>
          </table:table-cell>
          <table:table-cell table:style-name="ce9" table:formula="of:=([.E117]-[.I117])/[.E117]" office:value-type="percentage" office:value="0.74278900749489" calcext:value-type="percentage">
            <text:p>74.28%</text:p>
          </table:table-cell>
          <table:table-cell table:style-name="ce11" table:formula="of:=([.E117]-[.I117])" office:value-type="float" office:value="2180.33333333333" calcext:value-type="float">
            <text:p>2180.33</text:p>
          </table:table-cell>
          <table:table-cell table:formula="of:=IF(([.N117]&gt;-100);1;0)" office:value-type="float" office:value="1" calcext:value-type="float">
            <text:p>1</text:p>
          </table:table-cell>
          <table:table-cell table:formula="of:=IF(AND([.O117];[.L117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0607" calcext:value-type="float">
            <text:p>30607</text:p>
          </table:table-cell>
          <table:table-cell office:value-type="float" office:value="30139" calcext:value-type="float">
            <text:p>30139</text:p>
          </table:table-cell>
          <table:table-cell office:value-type="float" office:value="29648" calcext:value-type="float">
            <text:p>29648</text:p>
          </table:table-cell>
          <table:table-cell table:formula="of:=AVERAGE([.B118:.D118])" office:value-type="float" office:value="30131.3333333333" calcext:value-type="float">
            <text:p>30131.33</text:p>
          </table:table-cell>
          <table:table-cell office:value-type="float" office:value="30331" calcext:value-type="float">
            <text:p>30331</text:p>
          </table:table-cell>
          <table:table-cell office:value-type="float" office:value="30267" calcext:value-type="float">
            <text:p>30267</text:p>
          </table:table-cell>
          <table:table-cell office:value-type="float" office:value="29806" calcext:value-type="float">
            <text:p>29806</text:p>
          </table:table-cell>
          <table:table-cell table:formula="of:=AVERAGE([.F118:.H118])" office:value-type="float" office:value="30134.6666666667" calcext:value-type="float">
            <text:p>30134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18];&quot;ZZ&quot;;&quot;LDF&quot;)" office:value-type="string" office:string-value="LDF" calcext:value-type="string">
            <text:p>LDF</text:p>
          </table:table-cell>
          <table:table-cell table:style-name="ce9" table:formula="of:=([.E118]-[.I118])/[.E118]" office:value-type="percentage" office:value="-0.000110626811514119" calcext:value-type="percentage">
            <text:p>-0.01%</text:p>
          </table:table-cell>
          <table:table-cell table:style-name="ce11" table:formula="of:=([.E118]-[.I118])" office:value-type="float" office:value="-3.33333333333576" calcext:value-type="float">
            <text:p>-3.33</text:p>
          </table:table-cell>
          <table:table-cell table:formula="of:=IF(([.N118]&gt;-100);1;0)" office:value-type="float" office:value="1" calcext:value-type="float">
            <text:p>1</text:p>
          </table:table-cell>
          <table:table-cell table:formula="of:=IF(AND([.O118];[.L118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formula="of:=AVERAGE([.B119:.D119])" office:value-type="float" office:value="142" calcext:value-type="float">
            <text:p>142.00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table:formula="of:=AVERAGE([.F119:.H119])" office:value-type="float" office:value="151.333333333333" calcext:value-type="float">
            <text:p>151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19];&quot;ZZ&quot;;&quot;LDF&quot;)" office:value-type="string" office:string-value="LDF" calcext:value-type="string">
            <text:p>LDF</text:p>
          </table:table-cell>
          <table:table-cell table:style-name="ce9" table:formula="of:=([.E119]-[.I119])/[.E119]" office:value-type="percentage" office:value="-0.0657276995305165" calcext:value-type="percentage">
            <text:p>-6.57%</text:p>
          </table:table-cell>
          <table:table-cell table:style-name="ce11" table:formula="of:=([.E119]-[.I119])" office:value-type="float" office:value="-9.33333333333334" calcext:value-type="float">
            <text:p>-9.33</text:p>
          </table:table-cell>
          <table:table-cell table:formula="of:=IF(([.N119]&gt;-100);1;0)" office:value-type="float" office:value="1" calcext:value-type="float">
            <text:p>1</text:p>
          </table:table-cell>
          <table:table-cell table:formula="of:=IF(AND([.O119];[.L119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office:value-type="float" office:value="33345" calcext:value-type="float">
            <text:p>33345</text:p>
          </table:table-cell>
          <table:table-cell office:value-type="float" office:value="33434" calcext:value-type="float">
            <text:p>33434</text:p>
          </table:table-cell>
          <table:table-cell office:value-type="float" office:value="33439" calcext:value-type="float">
            <text:p>33439</text:p>
          </table:table-cell>
          <table:table-cell table:formula="of:=AVERAGE([.B120:.D120])" office:value-type="float" office:value="33406" calcext:value-type="float">
            <text:p>33406.00</text:p>
          </table:table-cell>
          <table:table-cell office:value-type="float" office:value="33094" calcext:value-type="float">
            <text:p>33094</text:p>
          </table:table-cell>
          <table:table-cell office:value-type="float" office:value="33038" calcext:value-type="float">
            <text:p>33038</text:p>
          </table:table-cell>
          <table:table-cell office:value-type="float" office:value="33129" calcext:value-type="float">
            <text:p>33129</text:p>
          </table:table-cell>
          <table:table-cell table:formula="of:=AVERAGE([.F120:.H120])" office:value-type="float" office:value="33087" calcext:value-type="float">
            <text:p>33087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20];&quot;ZZ&quot;;&quot;LDF&quot;)" office:value-type="string" office:string-value="LDF" calcext:value-type="string">
            <text:p>LDF</text:p>
          </table:table-cell>
          <table:table-cell table:style-name="ce9" table:formula="of:=([.E120]-[.I120])/[.E120]" office:value-type="percentage" office:value="0.00954918278153625" calcext:value-type="percentage">
            <text:p>0.95%</text:p>
          </table:table-cell>
          <table:table-cell table:style-name="ce11" table:formula="of:=([.E120]-[.I120])" office:value-type="float" office:value="319" calcext:value-type="float">
            <text:p>319.00</text:p>
          </table:table-cell>
          <table:table-cell table:formula="of:=IF(([.N120]&gt;-100);1;0)" office:value-type="float" office:value="1" calcext:value-type="float">
            <text:p>1</text:p>
          </table:table-cell>
          <table:table-cell table:formula="of:=IF(AND([.O120];[.L120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office:value-type="float" office:value="31746" calcext:value-type="float">
            <text:p>31746</text:p>
          </table:table-cell>
          <table:table-cell office:value-type="float" office:value="31867" calcext:value-type="float">
            <text:p>31867</text:p>
          </table:table-cell>
          <table:table-cell office:value-type="float" office:value="32043" calcext:value-type="float">
            <text:p>32043</text:p>
          </table:table-cell>
          <table:table-cell table:formula="of:=AVERAGE([.B121:.D121])" office:value-type="float" office:value="31885.3333333333" calcext:value-type="float">
            <text:p>31885.33</text:p>
          </table:table-cell>
          <table:table-cell office:value-type="float" office:value="31273" calcext:value-type="float">
            <text:p>31273</text:p>
          </table:table-cell>
          <table:table-cell office:value-type="float" office:value="31391" calcext:value-type="float">
            <text:p>31391</text:p>
          </table:table-cell>
          <table:table-cell office:value-type="float" office:value="31598" calcext:value-type="float">
            <text:p>31598</text:p>
          </table:table-cell>
          <table:table-cell table:formula="of:=AVERAGE([.F121:.H121])" office:value-type="float" office:value="31420.6666666667" calcext:value-type="float">
            <text:p>31420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21];&quot;ZZ&quot;;&quot;LDF&quot;)" office:value-type="string" office:string-value="LDF" calcext:value-type="string">
            <text:p>LDF</text:p>
          </table:table-cell>
          <table:table-cell table:style-name="ce9" table:formula="of:=([.E121]-[.I121])/[.E121]" office:value-type="percentage" office:value="0.0145730534414986" calcext:value-type="percentage">
            <text:p>1.46%</text:p>
          </table:table-cell>
          <table:table-cell table:style-name="ce11" table:formula="of:=([.E121]-[.I121])" office:value-type="float" office:value="464.666666666664" calcext:value-type="float">
            <text:p>464.67</text:p>
          </table:table-cell>
          <table:table-cell table:formula="of:=IF(([.N121]&gt;-100);1;0)" office:value-type="float" office:value="1" calcext:value-type="float">
            <text:p>1</text:p>
          </table:table-cell>
          <table:table-cell table:formula="of:=IF(AND([.O121];[.L121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float" office:value="48202" calcext:value-type="float">
            <text:p>48202</text:p>
          </table:table-cell>
          <table:table-cell office:value-type="float" office:value="48739" calcext:value-type="float">
            <text:p>48739</text:p>
          </table:table-cell>
          <table:table-cell office:value-type="float" office:value="47555" calcext:value-type="float">
            <text:p>47555</text:p>
          </table:table-cell>
          <table:table-cell table:formula="of:=AVERAGE([.B122:.D122])" office:value-type="float" office:value="48165.3333333333" calcext:value-type="float">
            <text:p>48165.33</text:p>
          </table:table-cell>
          <table:table-cell office:value-type="float" office:value="47238" calcext:value-type="float">
            <text:p>47238</text:p>
          </table:table-cell>
          <table:table-cell office:value-type="float" office:value="48727" calcext:value-type="float">
            <text:p>48727</text:p>
          </table:table-cell>
          <table:table-cell office:value-type="float" office:value="47482" calcext:value-type="float">
            <text:p>47482</text:p>
          </table:table-cell>
          <table:table-cell table:formula="of:=AVERAGE([.F122:.H122])" office:value-type="float" office:value="47815.6666666667" calcext:value-type="float">
            <text:p>47815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table:formula="of:=IF([.K122];&quot;ZZ&quot;;&quot;LDF&quot;)" office:value-type="string" office:string-value="ZZ" calcext:value-type="string">
            <text:p>ZZ</text:p>
          </table:table-cell>
          <table:table-cell table:style-name="ce9" table:formula="of:=([.E122]-[.I122])/[.E122]" office:value-type="percentage" office:value="0.00725971653194562" calcext:value-type="percentage">
            <text:p>0.73%</text:p>
          </table:table-cell>
          <table:table-cell table:style-name="ce11" table:formula="of:=([.E122]-[.I122])" office:value-type="float" office:value="349.666666666671" calcext:value-type="float">
            <text:p>349.67</text:p>
          </table:table-cell>
          <table:table-cell table:formula="of:=IF(([.N122]&gt;-100);1;0)" office:value-type="float" office:value="1" calcext:value-type="float">
            <text:p>1</text:p>
          </table:table-cell>
          <table:table-cell table:formula="of:=IF(AND([.O122];[.L122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table:formula="of:=AVERAGE([.B123:.D123])" office:value-type="float" office:value="447.666666666667" calcext:value-type="float">
            <text:p>447.67</text:p>
          </table:table-cell>
          <table:table-cell office:value-type="float" office:value="489" calcext:value-type="float">
            <text:p>489</text:p>
          </table:table-cell>
          <table:table-cell office:value-type="float" office:value="523" calcext:value-type="float">
            <text:p>523</text:p>
          </table:table-cell>
          <table:table-cell office:value-type="float" office:value="514" calcext:value-type="float">
            <text:p>514</text:p>
          </table:table-cell>
          <table:table-cell table:formula="of:=AVERAGE([.F123:.H123])" office:value-type="float" office:value="508.666666666667" calcext:value-type="float">
            <text:p>508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23];&quot;ZZ&quot;;&quot;LDF&quot;)" office:value-type="string" office:string-value="ZZ" calcext:value-type="string">
            <text:p>ZZ</text:p>
          </table:table-cell>
          <table:table-cell table:style-name="ce9" table:formula="of:=([.E123]-[.I123])/[.E123]" office:value-type="percentage" office:value="-0.13626209977662" calcext:value-type="percentage">
            <text:p>-13.63%</text:p>
          </table:table-cell>
          <table:table-cell table:style-name="ce11" table:formula="of:=([.E123]-[.I123])" office:value-type="float" office:value="-61" calcext:value-type="float">
            <text:p>-61.00</text:p>
          </table:table-cell>
          <table:table-cell table:formula="of:=IF(([.N123]&gt;-100);1;0)" office:value-type="float" office:value="1" calcext:value-type="float">
            <text:p>1</text:p>
          </table:table-cell>
          <table:table-cell table:formula="of:=IF(AND([.O123];[.L123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office:value-type="float" office:value="77408" calcext:value-type="float">
            <text:p>77408</text:p>
          </table:table-cell>
          <table:table-cell office:value-type="float" office:value="76500" calcext:value-type="float">
            <text:p>76500</text:p>
          </table:table-cell>
          <table:table-cell office:value-type="float" office:value="77409" calcext:value-type="float">
            <text:p>77409</text:p>
          </table:table-cell>
          <table:table-cell table:formula="of:=AVERAGE([.B124:.D124])" office:value-type="float" office:value="77105.6666666667" calcext:value-type="float">
            <text:p>77105.67</text:p>
          </table:table-cell>
          <table:table-cell office:value-type="float" office:value="76489" calcext:value-type="float">
            <text:p>76489</text:p>
          </table:table-cell>
          <table:table-cell office:value-type="float" office:value="76847" calcext:value-type="float">
            <text:p>76847</text:p>
          </table:table-cell>
          <table:table-cell office:value-type="float" office:value="76215" calcext:value-type="float">
            <text:p>76215</text:p>
          </table:table-cell>
          <table:table-cell table:formula="of:=AVERAGE([.F124:.H124])" office:value-type="float" office:value="76517" calcext:value-type="float">
            <text:p>76517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24];&quot;ZZ&quot;;&quot;LDF&quot;)" office:value-type="string" office:string-value="LDF" calcext:value-type="string">
            <text:p>LDF</text:p>
          </table:table-cell>
          <table:table-cell table:style-name="ce9" table:formula="of:=([.E124]-[.I124])/[.E124]" office:value-type="percentage" office:value="0.00763454480215468" calcext:value-type="percentage">
            <text:p>0.76%</text:p>
          </table:table-cell>
          <table:table-cell table:style-name="ce11" table:formula="of:=([.E124]-[.I124])" office:value-type="float" office:value="588.666666666672" calcext:value-type="float">
            <text:p>588.67</text:p>
          </table:table-cell>
          <table:table-cell table:formula="of:=IF(([.N124]&gt;-100);1;0)" office:value-type="float" office:value="1" calcext:value-type="float">
            <text:p>1</text:p>
          </table:table-cell>
          <table:table-cell table:formula="of:=IF(AND([.O124];[.L124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59960" calcext:value-type="float">
            <text:p>59960</text:p>
          </table:table-cell>
          <table:table-cell office:value-type="float" office:value="59940" calcext:value-type="float">
            <text:p>59940</text:p>
          </table:table-cell>
          <table:table-cell office:value-type="float" office:value="59868" calcext:value-type="float">
            <text:p>59868</text:p>
          </table:table-cell>
          <table:table-cell table:formula="of:=AVERAGE([.B125:.D125])" office:value-type="float" office:value="59922.6666666667" calcext:value-type="float">
            <text:p>59922.67</text:p>
          </table:table-cell>
          <table:table-cell office:value-type="float" office:value="49109" calcext:value-type="float">
            <text:p>49109</text:p>
          </table:table-cell>
          <table:table-cell office:value-type="float" office:value="49792" calcext:value-type="float">
            <text:p>49792</text:p>
          </table:table-cell>
          <table:table-cell office:value-type="float" office:value="49242" calcext:value-type="float">
            <text:p>49242</text:p>
          </table:table-cell>
          <table:table-cell table:formula="of:=AVERAGE([.F125:.H125])" office:value-type="float" office:value="49381" calcext:value-type="float">
            <text:p>49381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formula="of:=IF([.K125];&quot;ZZ&quot;;&quot;LDF&quot;)" office:value-type="string" office:string-value="ZZ" calcext:value-type="string">
            <text:p>ZZ</text:p>
          </table:table-cell>
          <table:table-cell table:style-name="ce9" table:formula="of:=([.E125]-[.I125])/[.E125]" office:value-type="percentage" office:value="0.175921187308086" calcext:value-type="percentage">
            <text:p>17.59%</text:p>
          </table:table-cell>
          <table:table-cell table:style-name="ce11" table:formula="of:=([.E125]-[.I125])" office:value-type="float" office:value="10541.6666666667" calcext:value-type="float">
            <text:p>10541.67</text:p>
          </table:table-cell>
          <table:table-cell table:formula="of:=IF(([.N125]&gt;-100);1;0)" office:value-type="float" office:value="1" calcext:value-type="float">
            <text:p>1</text:p>
          </table:table-cell>
          <table:table-cell table:formula="of:=IF(AND([.O125];[.L125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float" office:value="38468" calcext:value-type="float">
            <text:p>38468</text:p>
          </table:table-cell>
          <table:table-cell office:value-type="float" office:value="38594" calcext:value-type="float">
            <text:p>38594</text:p>
          </table:table-cell>
          <table:table-cell office:value-type="float" office:value="38685" calcext:value-type="float">
            <text:p>38685</text:p>
          </table:table-cell>
          <table:table-cell table:formula="of:=AVERAGE([.B126:.D126])" office:value-type="float" office:value="38582.3333333333" calcext:value-type="float">
            <text:p>38582.33</text:p>
          </table:table-cell>
          <table:table-cell office:value-type="float" office:value="8335" calcext:value-type="float">
            <text:p>8335</text:p>
          </table:table-cell>
          <table:table-cell office:value-type="float" office:value="8412" calcext:value-type="float">
            <text:p>8412</text:p>
          </table:table-cell>
          <table:table-cell office:value-type="float" office:value="8080" calcext:value-type="float">
            <text:p>8080</text:p>
          </table:table-cell>
          <table:table-cell table:formula="of:=AVERAGE([.F126:.H126])" office:value-type="float" office:value="8275.66666666667" calcext:value-type="float">
            <text:p>8275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table:formula="of:=IF([.K126];&quot;ZZ&quot;;&quot;LDF&quot;)" office:value-type="string" office:string-value="ZZ" calcext:value-type="string">
            <text:p>ZZ</text:p>
          </table:table-cell>
          <table:table-cell table:style-name="ce9" table:formula="of:=([.E126]-[.I126])/[.E126]" office:value-type="percentage" office:value="0.785506319818224" calcext:value-type="percentage">
            <text:p>78.55%</text:p>
          </table:table-cell>
          <table:table-cell table:style-name="ce11" table:formula="of:=([.E126]-[.I126])" office:value-type="float" office:value="30306.6666666667" calcext:value-type="float">
            <text:p>30306.67</text:p>
          </table:table-cell>
          <table:table-cell table:formula="of:=IF(([.N126]&gt;-100);1;0)" office:value-type="float" office:value="1" calcext:value-type="float">
            <text:p>1</text:p>
          </table:table-cell>
          <table:table-cell table:formula="of:=IF(AND([.O126];[.L126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office:value-type="float" office:value="37487" calcext:value-type="float">
            <text:p>37487</text:p>
          </table:table-cell>
          <table:table-cell office:value-type="float" office:value="37976" calcext:value-type="float">
            <text:p>37976</text:p>
          </table:table-cell>
          <table:table-cell office:value-type="float" office:value="36853" calcext:value-type="float">
            <text:p>36853</text:p>
          </table:table-cell>
          <table:table-cell table:formula="of:=AVERAGE([.B127:.D127])" office:value-type="float" office:value="37438.6666666667" calcext:value-type="float">
            <text:p>37438.67</text:p>
          </table:table-cell>
          <table:table-cell office:value-type="float" office:value="3242" calcext:value-type="float">
            <text:p>3242</text:p>
          </table:table-cell>
          <table:table-cell office:value-type="float" office:value="3263" calcext:value-type="float">
            <text:p>3263</text:p>
          </table:table-cell>
          <table:table-cell office:value-type="float" office:value="3334" calcext:value-type="float">
            <text:p>3334</text:p>
          </table:table-cell>
          <table:table-cell table:formula="of:=AVERAGE([.F127:.H127])" office:value-type="float" office:value="3279.66666666667" calcext:value-type="float">
            <text:p>3279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27];&quot;ZZ&quot;;&quot;LDF&quot;)" office:value-type="string" office:string-value="ZZ" calcext:value-type="string">
            <text:p>ZZ</text:p>
          </table:table-cell>
          <table:table-cell table:style-name="ce9" table:formula="of:=([.E127]-[.I127])/[.E127]" office:value-type="percentage" office:value="0.912398945831404" calcext:value-type="percentage">
            <text:p>91.24%</text:p>
          </table:table-cell>
          <table:table-cell table:style-name="ce11" table:formula="of:=([.E127]-[.I127])" office:value-type="float" office:value="34159" calcext:value-type="float">
            <text:p>34159.00</text:p>
          </table:table-cell>
          <table:table-cell table:formula="of:=IF(([.N127]&gt;-100);1;0)" office:value-type="float" office:value="1" calcext:value-type="float">
            <text:p>1</text:p>
          </table:table-cell>
          <table:table-cell table:formula="of:=IF(AND([.O127];[.L127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float" office:value="31224" calcext:value-type="float">
            <text:p>31224</text:p>
          </table:table-cell>
          <table:table-cell office:value-type="float" office:value="31433" calcext:value-type="float">
            <text:p>31433</text:p>
          </table:table-cell>
          <table:table-cell office:value-type="float" office:value="31241" calcext:value-type="float">
            <text:p>31241</text:p>
          </table:table-cell>
          <table:table-cell table:formula="of:=AVERAGE([.B128:.D128])" office:value-type="float" office:value="31299.3333333333" calcext:value-type="float">
            <text:p>31299.33</text:p>
          </table:table-cell>
          <table:table-cell office:value-type="float" office:value="22970" calcext:value-type="float">
            <text:p>22970</text:p>
          </table:table-cell>
          <table:table-cell office:value-type="float" office:value="22592" calcext:value-type="float">
            <text:p>22592</text:p>
          </table:table-cell>
          <table:table-cell office:value-type="float" office:value="22545" calcext:value-type="float">
            <text:p>22545</text:p>
          </table:table-cell>
          <table:table-cell table:formula="of:=AVERAGE([.F128:.H128])" office:value-type="float" office:value="22702.3333333333" calcext:value-type="float">
            <text:p>22702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128];&quot;ZZ&quot;;&quot;LDF&quot;)" office:value-type="string" office:string-value="ZZ" calcext:value-type="string">
            <text:p>ZZ</text:p>
          </table:table-cell>
          <table:table-cell table:style-name="ce9" table:formula="of:=([.E128]-[.I128])/[.E128]" office:value-type="percentage" office:value="0.274670387015698" calcext:value-type="percentage">
            <text:p>27.47%</text:p>
          </table:table-cell>
          <table:table-cell table:style-name="ce11" table:formula="of:=([.E128]-[.I128])" office:value-type="float" office:value="8597" calcext:value-type="float">
            <text:p>8597.00</text:p>
          </table:table-cell>
          <table:table-cell table:formula="of:=IF(([.N128]&gt;-100);1;0)" office:value-type="float" office:value="1" calcext:value-type="float">
            <text:p>1</text:p>
          </table:table-cell>
          <table:table-cell table:formula="of:=IF(AND([.O128];[.L128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office:value-type="float" office:value="21581" calcext:value-type="float">
            <text:p>21581</text:p>
          </table:table-cell>
          <table:table-cell office:value-type="float" office:value="21457" calcext:value-type="float">
            <text:p>21457</text:p>
          </table:table-cell>
          <table:table-cell office:value-type="float" office:value="21615" calcext:value-type="float">
            <text:p>21615</text:p>
          </table:table-cell>
          <table:table-cell table:formula="of:=AVERAGE([.B129:.D129])" office:value-type="float" office:value="21551" calcext:value-type="float">
            <text:p>21551.00</text:p>
          </table:table-cell>
          <table:table-cell office:value-type="float" office:value="15347" calcext:value-type="float">
            <text:p>15347</text:p>
          </table:table-cell>
          <table:table-cell office:value-type="float" office:value="15500" calcext:value-type="float">
            <text:p>15500</text:p>
          </table:table-cell>
          <table:table-cell office:value-type="float" office:value="15265" calcext:value-type="float">
            <text:p>15265</text:p>
          </table:table-cell>
          <table:table-cell table:formula="of:=AVERAGE([.F129:.H129])" office:value-type="float" office:value="15370.6666666667" calcext:value-type="float">
            <text:p>15370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formula="of:=IF([.K129];&quot;ZZ&quot;;&quot;LDF&quot;)" office:value-type="string" office:string-value="ZZ" calcext:value-type="string">
            <text:p>ZZ</text:p>
          </table:table-cell>
          <table:table-cell table:style-name="ce9" table:formula="of:=([.E129]-[.I129])/[.E129]" office:value-type="percentage" office:value="0.286777102377307" calcext:value-type="percentage">
            <text:p>28.68%</text:p>
          </table:table-cell>
          <table:table-cell table:style-name="ce11" table:formula="of:=([.E129]-[.I129])" office:value-type="float" office:value="6180.33333333333" calcext:value-type="float">
            <text:p>6180.33</text:p>
          </table:table-cell>
          <table:table-cell table:formula="of:=IF(([.N129]&gt;-100);1;0)" office:value-type="float" office:value="1" calcext:value-type="float">
            <text:p>1</text:p>
          </table:table-cell>
          <table:table-cell table:formula="of:=IF(AND([.O129];[.L129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table:formula="of:=AVERAGE([.B130:.D130])" office:value-type="float" office:value="149.666666666667" calcext:value-type="float">
            <text:p>149.67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formula="of:=AVERAGE([.F130:.H130])" office:value-type="float" office:value="174" calcext:value-type="float">
            <text:p>174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30];&quot;ZZ&quot;;&quot;LDF&quot;)" office:value-type="string" office:string-value="LDF" calcext:value-type="string">
            <text:p>LDF</text:p>
          </table:table-cell>
          <table:table-cell table:style-name="ce9" table:formula="of:=([.E130]-[.I130])/[.E130]" office:value-type="percentage" office:value="-0.162583518930958" calcext:value-type="percentage">
            <text:p>-16.26%</text:p>
          </table:table-cell>
          <table:table-cell table:style-name="ce11" table:formula="of:=([.E130]-[.I130])" office:value-type="float" office:value="-24.3333333333333" calcext:value-type="float">
            <text:p>-24.33</text:p>
          </table:table-cell>
          <table:table-cell table:formula="of:=IF(([.N130]&gt;-100);1;0)" office:value-type="float" office:value="1" calcext:value-type="float">
            <text:p>1</text:p>
          </table:table-cell>
          <table:table-cell table:formula="of:=IF(AND([.O130];[.L130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table:formula="of:=AVERAGE([.B131:.D131])" office:value-type="float" office:value="147.333333333333" calcext:value-type="float">
            <text:p>147.33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63" calcext:value-type="float">
            <text:p>163</text:p>
          </table:table-cell>
          <table:table-cell table:formula="of:=AVERAGE([.F131:.H131])" office:value-type="float" office:value="177.666666666667" calcext:value-type="float">
            <text:p>177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31];&quot;ZZ&quot;;&quot;LDF&quot;)" office:value-type="string" office:string-value="LDF" calcext:value-type="string">
            <text:p>LDF</text:p>
          </table:table-cell>
          <table:table-cell table:style-name="ce9" table:formula="of:=([.E131]-[.I131])/[.E131]" office:value-type="percentage" office:value="-0.205882352941176" calcext:value-type="percentage">
            <text:p>-20.59%</text:p>
          </table:table-cell>
          <table:table-cell table:style-name="ce11" table:formula="of:=([.E131]-[.I131])" office:value-type="float" office:value="-30.3333333333333" calcext:value-type="float">
            <text:p>-30.33</text:p>
          </table:table-cell>
          <table:table-cell table:formula="of:=IF(([.N131]&gt;-100);1;0)" office:value-type="float" office:value="1" calcext:value-type="float">
            <text:p>1</text:p>
          </table:table-cell>
          <table:table-cell table:formula="of:=IF(AND([.O131];[.L131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office:value-type="float" office:value="1751" calcext:value-type="float">
            <text:p>1751</text:p>
          </table:table-cell>
          <table:table-cell office:value-type="float" office:value="1749" calcext:value-type="float">
            <text:p>1749</text:p>
          </table:table-cell>
          <table:table-cell office:value-type="float" office:value="1691" calcext:value-type="float">
            <text:p>1691</text:p>
          </table:table-cell>
          <table:table-cell table:formula="of:=AVERAGE([.B132:.D132])" office:value-type="float" office:value="1730.33333333333" calcext:value-type="float">
            <text:p>1730.33</text:p>
          </table:table-cell>
          <table:table-cell office:value-type="float" office:value="1398" calcext:value-type="float">
            <text:p>1398</text:p>
          </table:table-cell>
          <table:table-cell office:value-type="float" office:value="1378" calcext:value-type="float">
            <text:p>1378</text:p>
          </table:table-cell>
          <table:table-cell office:value-type="float" office:value="1400" calcext:value-type="float">
            <text:p>1400</text:p>
          </table:table-cell>
          <table:table-cell table:formula="of:=AVERAGE([.F132:.H132])" office:value-type="float" office:value="1392" calcext:value-type="float">
            <text:p>1392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32];&quot;ZZ&quot;;&quot;LDF&quot;)" office:value-type="string" office:string-value="ZZ" calcext:value-type="string">
            <text:p>ZZ</text:p>
          </table:table-cell>
          <table:table-cell table:style-name="ce9" table:formula="of:=([.E132]-[.I132])/[.E132]" office:value-type="percentage" office:value="0.195530726256983" calcext:value-type="percentage">
            <text:p>19.55%</text:p>
          </table:table-cell>
          <table:table-cell table:style-name="ce11" table:formula="of:=([.E132]-[.I132])" office:value-type="float" office:value="338.333333333333" calcext:value-type="float">
            <text:p>338.33</text:p>
          </table:table-cell>
          <table:table-cell table:formula="of:=IF(([.N132]&gt;-100);1;0)" office:value-type="float" office:value="1" calcext:value-type="float">
            <text:p>1</text:p>
          </table:table-cell>
          <table:table-cell table:formula="of:=IF(AND([.O132];[.L132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675" calcext:value-type="float">
            <text:p>2675</text:p>
          </table:table-cell>
          <table:table-cell office:value-type="float" office:value="2673" calcext:value-type="float">
            <text:p>2673</text:p>
          </table:table-cell>
          <table:table-cell office:value-type="float" office:value="2681" calcext:value-type="float">
            <text:p>2681</text:p>
          </table:table-cell>
          <table:table-cell table:formula="of:=AVERAGE([.B133:.D133])" office:value-type="float" office:value="2676.33333333333" calcext:value-type="float">
            <text:p>2676.33</text:p>
          </table:table-cell>
          <table:table-cell office:value-type="float" office:value="2695" calcext:value-type="float">
            <text:p>2695</text:p>
          </table:table-cell>
          <table:table-cell office:value-type="float" office:value="2681" calcext:value-type="float">
            <text:p>2681</text:p>
          </table:table-cell>
          <table:table-cell office:value-type="float" office:value="2654" calcext:value-type="float">
            <text:p>2654</text:p>
          </table:table-cell>
          <table:table-cell table:formula="of:=AVERAGE([.F133:.H133])" office:value-type="float" office:value="2676.66666666667" calcext:value-type="float">
            <text:p>2676.67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33];&quot;ZZ&quot;;&quot;LDF&quot;)" office:value-type="string" office:string-value="LDF" calcext:value-type="string">
            <text:p>LDF</text:p>
          </table:table-cell>
          <table:table-cell table:style-name="ce9" table:formula="of:=([.E133]-[.I133])/[.E133]" office:value-type="percentage" office:value="-0.000124548511645173" calcext:value-type="percentage">
            <text:p>-0.01%</text:p>
          </table:table-cell>
          <table:table-cell table:style-name="ce11" table:formula="of:=([.E133]-[.I133])" office:value-type="float" office:value="-0.33333333333303" calcext:value-type="float">
            <text:p>-0.33</text:p>
          </table:table-cell>
          <table:table-cell table:formula="of:=IF(([.N133]&gt;-100);1;0)" office:value-type="float" office:value="1" calcext:value-type="float">
            <text:p>1</text:p>
          </table:table-cell>
          <table:table-cell table:formula="of:=IF(AND([.O133];[.L133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float" office:value="28368" calcext:value-type="float">
            <text:p>28368</text:p>
          </table:table-cell>
          <table:table-cell office:value-type="float" office:value="28128" calcext:value-type="float">
            <text:p>28128</text:p>
          </table:table-cell>
          <table:table-cell office:value-type="float" office:value="28372" calcext:value-type="float">
            <text:p>28372</text:p>
          </table:table-cell>
          <table:table-cell table:formula="of:=AVERAGE([.B134:.D134])" office:value-type="float" office:value="28289.3333333333" calcext:value-type="float">
            <text:p>28289.33</text:p>
          </table:table-cell>
          <table:table-cell office:value-type="float" office:value="18797" calcext:value-type="float">
            <text:p>18797</text:p>
          </table:table-cell>
          <table:table-cell office:value-type="float" office:value="18705" calcext:value-type="float">
            <text:p>18705</text:p>
          </table:table-cell>
          <table:table-cell office:value-type="float" office:value="18887" calcext:value-type="float">
            <text:p>18887</text:p>
          </table:table-cell>
          <table:table-cell table:formula="of:=AVERAGE([.F134:.H134])" office:value-type="float" office:value="18796.3333333333" calcext:value-type="float">
            <text:p>18796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formula="of:=IF([.K134];&quot;ZZ&quot;;&quot;LDF&quot;)" office:value-type="string" office:string-value="ZZ" calcext:value-type="string">
            <text:p>ZZ</text:p>
          </table:table-cell>
          <table:table-cell table:style-name="ce9" table:formula="of:=([.E134]-[.I134])/[.E134]" office:value-type="percentage" office:value="0.335568176462271" calcext:value-type="percentage">
            <text:p>33.56%</text:p>
          </table:table-cell>
          <table:table-cell table:style-name="ce11" table:formula="of:=([.E134]-[.I134])" office:value-type="float" office:value="9493" calcext:value-type="float">
            <text:p>9493.00</text:p>
          </table:table-cell>
          <table:table-cell table:formula="of:=IF(([.N134]&gt;-100);1;0)" office:value-type="float" office:value="1" calcext:value-type="float">
            <text:p>1</text:p>
          </table:table-cell>
          <table:table-cell table:formula="of:=IF(AND([.O134];[.L134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office:value-type="float" office:value="5432" calcext:value-type="float">
            <text:p>5432</text:p>
          </table:table-cell>
          <table:table-cell office:value-type="float" office:value="5473" calcext:value-type="float">
            <text:p>5473</text:p>
          </table:table-cell>
          <table:table-cell office:value-type="float" office:value="5566" calcext:value-type="float">
            <text:p>5566</text:p>
          </table:table-cell>
          <table:table-cell table:formula="of:=AVERAGE([.B135:.D135])" office:value-type="float" office:value="5490.33333333333" calcext:value-type="float">
            <text:p>5490.33</text:p>
          </table:table-cell>
          <table:table-cell office:value-type="float" office:value="441" calcext:value-type="float">
            <text:p>441</text:p>
          </table:table-cell>
          <table:table-cell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table:formula="of:=AVERAGE([.F135:.H135])" office:value-type="float" office:value="435.333333333333" calcext:value-type="float">
            <text:p>435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35];&quot;ZZ&quot;;&quot;LDF&quot;)" office:value-type="string" office:string-value="ZZ" calcext:value-type="string">
            <text:p>ZZ</text:p>
          </table:table-cell>
          <table:table-cell table:style-name="ce9" table:formula="of:=([.E135]-[.I135])/[.E135]" office:value-type="percentage" office:value="0.920709125129015" calcext:value-type="percentage">
            <text:p>92.07%</text:p>
          </table:table-cell>
          <table:table-cell table:style-name="ce11" table:formula="of:=([.E135]-[.I135])" office:value-type="float" office:value="5055" calcext:value-type="float">
            <text:p>5055.00</text:p>
          </table:table-cell>
          <table:table-cell table:formula="of:=IF(([.N135]&gt;-100);1;0)" office:value-type="float" office:value="1" calcext:value-type="float">
            <text:p>1</text:p>
          </table:table-cell>
          <table:table-cell table:formula="of:=IF(AND([.O135];[.L135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office:value-type="float" office:value="21655" calcext:value-type="float">
            <text:p>21655</text:p>
          </table:table-cell>
          <table:table-cell office:value-type="float" office:value="21429" calcext:value-type="float">
            <text:p>21429</text:p>
          </table:table-cell>
          <table:table-cell office:value-type="float" office:value="21333" calcext:value-type="float">
            <text:p>21333</text:p>
          </table:table-cell>
          <table:table-cell table:formula="of:=AVERAGE([.B136:.D136])" office:value-type="float" office:value="21472.3333333333" calcext:value-type="float">
            <text:p>21472.33</text:p>
          </table:table-cell>
          <table:table-cell office:value-type="float" office:value="21624" calcext:value-type="float">
            <text:p>21624</text:p>
          </table:table-cell>
          <table:table-cell office:value-type="float" office:value="21511" calcext:value-type="float">
            <text:p>21511</text:p>
          </table:table-cell>
          <table:table-cell office:value-type="float" office:value="21498" calcext:value-type="float">
            <text:p>21498</text:p>
          </table:table-cell>
          <table:table-cell table:formula="of:=AVERAGE([.F136:.H136])" office:value-type="float" office:value="21544.3333333333" calcext:value-type="float">
            <text:p>21544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36];&quot;ZZ&quot;;&quot;LDF&quot;)" office:value-type="string" office:string-value="LDF" calcext:value-type="string">
            <text:p>LDF</text:p>
          </table:table-cell>
          <table:table-cell table:style-name="ce9" table:formula="of:=([.E136]-[.I136])/[.E136]" office:value-type="percentage" office:value="-0.00335315211822966" calcext:value-type="percentage">
            <text:p>-0.34%</text:p>
          </table:table-cell>
          <table:table-cell table:style-name="ce11" table:formula="of:=([.E136]-[.I136])" office:value-type="float" office:value="-72" calcext:value-type="float">
            <text:p>-72.00</text:p>
          </table:table-cell>
          <table:table-cell table:formula="of:=IF(([.N136]&gt;-100);1;0)" office:value-type="float" office:value="1" calcext:value-type="float">
            <text:p>1</text:p>
          </table:table-cell>
          <table:table-cell table:formula="of:=IF(AND([.O136];[.L136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office:value-type="float" office:value="5160" calcext:value-type="float">
            <text:p>5160</text:p>
          </table:table-cell>
          <table:table-cell office:value-type="float" office:value="5100" calcext:value-type="float">
            <text:p>5100</text:p>
          </table:table-cell>
          <table:table-cell office:value-type="float" office:value="5076" calcext:value-type="float">
            <text:p>5076</text:p>
          </table:table-cell>
          <table:table-cell table:formula="of:=AVERAGE([.B137:.D137])" office:value-type="float" office:value="5112" calcext:value-type="float">
            <text:p>5112.00</text:p>
          </table:table-cell>
          <table:table-cell office:value-type="float" office:value="530" calcext:value-type="float">
            <text:p>530</text:p>
          </table:table-cell>
          <table:table-cell office:value-type="float" office:value="551" calcext:value-type="float">
            <text:p>551</text:p>
          </table:table-cell>
          <table:table-cell office:value-type="float" office:value="543" calcext:value-type="float">
            <text:p>543</text:p>
          </table:table-cell>
          <table:table-cell table:formula="of:=AVERAGE([.F137:.H137])" office:value-type="float" office:value="541.333333333333" calcext:value-type="float">
            <text:p>541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formula="of:=IF([.K137];&quot;ZZ&quot;;&quot;LDF&quot;)" office:value-type="string" office:string-value="ZZ" calcext:value-type="string">
            <text:p>ZZ</text:p>
          </table:table-cell>
          <table:table-cell table:style-name="ce9" table:formula="of:=([.E137]-[.I137])/[.E137]" office:value-type="percentage" office:value="0.894105372978613" calcext:value-type="percentage">
            <text:p>89.41%</text:p>
          </table:table-cell>
          <table:table-cell table:style-name="ce11" table:formula="of:=([.E137]-[.I137])" office:value-type="float" office:value="4570.66666666667" calcext:value-type="float">
            <text:p>4570.67</text:p>
          </table:table-cell>
          <table:table-cell table:formula="of:=IF(([.N137]&gt;-100);1;0)" office:value-type="float" office:value="1" calcext:value-type="float">
            <text:p>1</text:p>
          </table:table-cell>
          <table:table-cell table:formula="of:=IF(AND([.O137];[.L137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office:value-type="float" office:value="181209" calcext:value-type="float">
            <text:p>181209</text:p>
          </table:table-cell>
          <table:table-cell office:value-type="float" office:value="184024" calcext:value-type="float">
            <text:p>184024</text:p>
          </table:table-cell>
          <table:table-cell office:value-type="float" office:value="181232" calcext:value-type="float">
            <text:p>181232</text:p>
          </table:table-cell>
          <table:table-cell table:formula="of:=AVERAGE([.B138:.D138])" office:value-type="float" office:value="182155" calcext:value-type="float">
            <text:p>182155.00</text:p>
          </table:table-cell>
          <table:table-cell office:value-type="float" office:value="181490" calcext:value-type="float">
            <text:p>181490</text:p>
          </table:table-cell>
          <table:table-cell office:value-type="float" office:value="183380" calcext:value-type="float">
            <text:p>183380</text:p>
          </table:table-cell>
          <table:table-cell office:value-type="float" office:value="181265" calcext:value-type="float">
            <text:p>181265</text:p>
          </table:table-cell>
          <table:table-cell table:formula="of:=AVERAGE([.F138:.H138])" office:value-type="float" office:value="182045" calcext:value-type="float">
            <text:p>182045.00</text:p>
          </table:table-cell>
          <table:table-cell table:style-name="ce4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formula="of:=IF([.K138];&quot;ZZ&quot;;&quot;LDF&quot;)" office:value-type="string" office:string-value="LDF" calcext:value-type="string">
            <text:p>LDF</text:p>
          </table:table-cell>
          <table:table-cell table:style-name="ce9" table:formula="of:=([.E138]-[.I138])/[.E138]" office:value-type="percentage" office:value="0.000603881309873459" calcext:value-type="percentage">
            <text:p>0.06%</text:p>
          </table:table-cell>
          <table:table-cell table:style-name="ce11" table:formula="of:=([.E138]-[.I138])" office:value-type="float" office:value="110" calcext:value-type="float">
            <text:p>110.00</text:p>
          </table:table-cell>
          <table:table-cell table:formula="of:=IF(([.N138]&gt;-100);1;0)" office:value-type="float" office:value="1" calcext:value-type="float">
            <text:p>1</text:p>
          </table:table-cell>
          <table:table-cell table:formula="of:=IF(AND([.O138];[.L138]=&quot;ZZ&quot;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float" office:value="1186" calcext:value-type="float">
            <text:p>1186</text:p>
          </table:table-cell>
          <table:table-cell office:value-type="float" office:value="1137" calcext:value-type="float">
            <text:p>1137</text:p>
          </table:table-cell>
          <table:table-cell office:value-type="float" office:value="1178" calcext:value-type="float">
            <text:p>1178</text:p>
          </table:table-cell>
          <table:table-cell table:formula="of:=AVERAGE([.B139:.D139])" office:value-type="float" office:value="1167" calcext:value-type="float">
            <text:p>1167.00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table:formula="of:=AVERAGE([.F139:.H139])" office:value-type="float" office:value="188.333333333333" calcext:value-type="float">
            <text:p>188.33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IF([.K139];&quot;ZZ&quot;;&quot;LDF&quot;)" office:value-type="string" office:string-value="ZZ" calcext:value-type="string">
            <text:p>ZZ</text:p>
          </table:table-cell>
          <table:table-cell table:style-name="ce9" table:formula="of:=([.E139]-[.I139])/[.E139]" office:value-type="percentage" office:value="0.83861753784633" calcext:value-type="percentage">
            <text:p>83.86%</text:p>
          </table:table-cell>
          <table:table-cell table:style-name="ce11" table:formula="of:=([.E139]-[.I139])" office:value-type="float" office:value="978.666666666667" calcext:value-type="float">
            <text:p>978.67</text:p>
          </table:table-cell>
          <table:table-cell table:formula="of:=IF(([.N139]&gt;-100);1;0)" office:value-type="float" office:value="1" calcext:value-type="float">
            <text:p>1</text:p>
          </table:table-cell>
          <table:table-cell table:formula="of:=IF(AND([.O139];[.L139]=&quot;ZZ&quot;);1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40">
          <table:table-cell table:number-columns-repeated="20"/>
        </table:table-row>
        <table:table-row table:style-name="ro1" table:number-rows-repeated="138">
          <table:table-cell table:number-columns-repeated="9"/>
          <table:table-cell table:style-name="ce4"/>
          <table:table-cell table:number-columns-repeated="10"/>
        </table:table-row>
        <table:table-row table:style-name="ro1" table:number-rows-repeated="1048158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xp4.J1:xp4.J1048576">
            <calcext:condition calcext:apply-style-name="Green" calcext:value="=&quot;true&quot;" calcext:base-cell-address="xp4.J1"/>
            <calcext:condition calcext:apply-style-name="Red" calcext:value="=&quot;false&quot;" calcext:base-cell-address="xp4.J1"/>
          </calcext:conditional-format>
          <calcext:conditional-format calcext:target-range-address="xp4.L1:xp4.L1048576">
            <calcext:condition calcext:apply-style-name="LDF" calcext:value="=&quot;LDF&quot;" calcext:base-cell-address="xp4.L1"/>
            <calcext:condition calcext:apply-style-name="ZZ" calcext:value="=&quot;ZZ&quot;" calcext:base-cell-address="xp4.L1"/>
          </calcext:conditional-format>
          <calcext:conditional-format calcext:target-range-address="xp4.N2:xp4.N139">
            <calcext:condition calcext:apply-style-name="Red" calcext:value="&lt;-100" calcext:base-cell-address="xp4.N2"/>
            <calcext:condition calcext:apply-style-name="Green" calcext:value="&gt;-100" calcext:base-cell-address="xp4.N2"/>
          </calcext:conditional-format>
          <calcext:conditional-format calcext:target-range-address="xp4.M1:xp4.M139">
            <calcext:condition calcext:apply-style-name="Untitled1" calcext:value="&gt;0.5" calcext:base-cell-address="xp4.M1"/>
          </calcext:conditional-format>
          <calcext:conditional-format calcext:target-range-address="xp4.M1:xp4.M139">
            <calcext:condition calcext:apply-style-name="Red" calcext:value="&lt;0" calcext:base-cell-address="xp4.M1"/>
            <calcext:condition calcext:apply-style-name="Green" calcext:value="&gt;=0" calcext:base-cell-address="xp4.M1"/>
            <calcext:condition calcext:apply-style-name="Untitled1" calcext:value="&gt;0.5" calcext:base-cell-address="xp4.M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579d1c"/>
    </style:style>
    <style:style style:name="Red" style:family="table-cell" style:parent-style-name="Default">
      <style:table-cell-properties fo:background-color="#ff3333" loext:vertical-justify="auto"/>
      <style:paragraph-properties css3t:text-justify="auto"/>
    </style:style>
    <style:style style:name="LDF" style:family="table-cell" style:parent-style-name="Default">
      <style:table-cell-properties fo:background-color="#ffcc00"/>
      <style:text-properties fo:color="#000000"/>
    </style:style>
    <style:style style:name="ZZ" style:family="table-cell" style:parent-style-name="Default">
      <style:table-cell-properties fo:background-color="#cc66ff"/>
      <style:text-properties fo:color="#000000"/>
    </style:style>
    <style:style style:name="Untitled1" style:family="table-cell" style:parent-style-name="Default">
      <style:table-cell-properties fo:background-color="#0033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9:12:48.628085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1T05:41:35.141340414</dc:date>
    <meta:editing-duration>PT52M45S</meta:editing-duration>
    <meta:editing-cycles>9</meta:editing-cycles>
    <meta:generator>LibreOffice/5.1.6.2$Linux_X86_64 LibreOffice_project/10m0$Build-2</meta:generator>
    <meta:document-statistic meta:table-count="1" meta:cell-count="2228" meta:object-count="0"/>
  </office:meta>
</office:document-meta>
</file>